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290000001A662D3678.jpg" manifest:media-type="image/jpeg"/>
  <manifest:file-entry manifest:full-path="Pictures/10000000000000280000001A527A23B8.jpg" manifest:media-type="image/jpeg"/>
  <manifest:file-entry manifest:full-path="Pictures/10000000000000270000001BDF3F4F65.jpg" manifest:media-type="image/jpeg"/>
  <manifest:file-entry manifest:full-path="Pictures/10000000000000270000001C02568B76.jpg" manifest:media-type="image/jpeg"/>
  <manifest:file-entry manifest:full-path="Pictures/10000000000000290000001A03215055.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master-page-name="">
      <style:paragraph-properties style:page-number="auto"/>
      <style:text-properties fo:font-size="1pt" style:font-size-asian="1pt" style:font-size-complex="1pt"/>
    </style:style>
    <style:style style:name="P2" style:family="paragraph" style:parent-style-name="Standard" style:master-page-name="">
      <style:paragraph-properties fo:line-height="0.1193in" style:page-number="auto"/>
      <style:text-properties fo:font-size="6.90000009536743pt" style:font-size-asian="6.90000009536743pt" style:font-size-complex="6.90000009536743pt"/>
    </style:style>
    <style:style style:name="P3" style:family="paragraph" style:parent-style-name="Standard" style:master-page-name="">
      <style:paragraph-properties fo:line-height="0.1272in" style:page-number="auto"/>
      <style:text-properties fo:font-size="7.30000019073486pt" style:font-size-asian="7.30000019073486pt" style:font-size-complex="7.30000019073486pt"/>
    </style:style>
    <style:style style:name="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in" style:type="right"/>
        </style:tab-stops>
      </style:paragraph-properties>
    </style:style>
    <style:style style:name="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29in" style:type="right"/>
        </style:tab-stops>
      </style:paragraph-properties>
    </style:style>
    <style:style style:name="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P1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P19" style:family="paragraph" style:parent-style-name="Body_20_text_20__28_4_29_" style:master-page-name="">
      <style:paragraph-properties fo:margin-left="0in" fo:margin-right="0in" fo:margin-top="0in" fo:margin-bottom="0in" loext:contextual-spacing="false" fo:line-height="0.1272in" fo:text-align="start" style:justify-single-word="false" fo:text-indent="0in" style:auto-text-indent="false" style:page-number="auto"/>
    </style:style>
    <style:style style:name="P20"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in" style:auto-text-indent="false" style:page-number="auto"/>
    </style:style>
    <style:style style:name="P21" style:family="paragraph" style:parent-style-name="Body_20_text_20__28_4_29_" style:master-page-name="">
      <style:paragraph-properties fo:margin-left="0in" fo:margin-right="0in" fo:margin-top="0in" fo:margin-bottom="0in" loext:contextual-spacing="false" fo:line-height="0.1272in" fo:text-align="end" style:justify-single-word="false" fo:text-indent="0in" style:auto-text-indent="false" style:page-number="auto"/>
    </style:style>
    <style:style style:name="P22" style:family="paragraph" style:parent-style-name="Body_20_text_20__28_4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23" style:family="paragraph" style:parent-style-name="Body_20_text_20__28_4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4"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page">
        <style:tab-stops>
          <style:tab-stop style:position="0.4008in"/>
        </style:tab-stops>
      </style:paragraph-properties>
    </style:style>
    <style:style style:name="P25"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fo:break-after="page"/>
    </style:style>
    <style:style style:name="P26"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fo:break-after="page"/>
    </style:style>
    <style:style style:name="P27"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28"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29" style:family="paragraph" style:parent-style-name="Body_20_text_20__28_2_29_"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1.2299in"/>
        </style:tab-stops>
      </style:paragraph-properties>
    </style:style>
    <style:style style:name="P30" style:family="paragraph" style:parent-style-name="Body_20_text_20__28_2_29_" style:master-page-name="">
      <style:paragraph-properties fo:margin-left="0in" fo:margin-right="0in" fo:margin-top="0in" fo:margin-bottom="0in" loext:contextual-spacing="false" fo:line-height="0.1201in" fo:text-align="start" style:justify-single-word="false" fo:text-indent="0in" style:auto-text-indent="false" style:page-number="auto"/>
    </style:style>
    <style:style style:name="P3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style>
    <style:style style:name="P32"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4043in"/>
        </style:tab-stops>
      </style:paragraph-properties>
    </style:style>
    <style:style style:name="P3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in" style:auto-text-indent="false" style:page-number="auto"/>
    </style:style>
    <style:style style:name="P34" style:family="paragraph" style:parent-style-name="Body_20_text_20__28_2_29_" style:master-page-name="">
      <style:paragraph-properties fo:margin-left="0in" fo:margin-right="0in" fo:margin-top="0in" fo:margin-bottom="0in" loext:contextual-spacing="false" fo:line-height="0.1134in" fo:text-align="start" style:justify-single-word="false" fo:text-indent="0in" style:auto-text-indent="false" style:page-number="auto"/>
    </style:style>
    <style:style style:name="P35" style:family="paragraph" style:parent-style-name="Body_20_text_20__28_6_29_" style:master-page-name="">
      <style:paragraph-properties fo:margin-left="0in" fo:margin-right="0in" fo:margin-top="0in" fo:margin-bottom="0in" loext:contextual-spacing="false" fo:line-height="0.1165in" fo:text-indent="0in" style:auto-text-indent="false" style:page-number="auto"/>
    </style:style>
    <style:style style:name="P36" style:family="paragraph" style:parent-style-name="Body_20_text_20__28_6_29_" style:master-page-name="">
      <style:paragraph-properties fo:margin-left="0in" fo:margin-right="0in" fo:margin-top="0in" fo:margin-bottom="0in" loext:contextual-spacing="false" fo:line-height="0.1165in" fo:text-indent="0in" style:auto-text-indent="false" style:page-number="auto">
        <style:tab-stops>
          <style:tab-stop style:position="1.8598in"/>
        </style:tab-stops>
      </style:paragraph-properties>
    </style:style>
    <style:style style:name="P37" style:family="paragraph" style:parent-style-name="Body_20_text_20__28_6_29_" style:master-page-name="">
      <style:paragraph-properties fo:margin-left="0in" fo:margin-right="0in" fo:margin-top="0in" fo:margin-bottom="0in" loext:contextual-spacing="false" fo:line-height="0.1165in" fo:text-align="start" style:justify-single-word="false" fo:text-indent="0in" style:auto-text-indent="false" style:page-number="auto"/>
    </style:style>
    <style:style style:name="P38" style:family="paragraph" style:parent-style-name="Body_20_text_20__28_6_29_" style:master-page-name="">
      <style:paragraph-properties fo:margin-left="0in" fo:margin-right="0in" fo:margin-top="0in" fo:margin-bottom="0in" loext:contextual-spacing="false" fo:line-height="0.1134in" fo:text-indent="0in" style:auto-text-indent="false" style:page-number="auto"/>
    </style:style>
    <style:style style:name="P39" style:family="paragraph" style:parent-style-name="Body_20_text_20__28_6_29_" style:master-page-name="">
      <style:paragraph-properties fo:margin-left="0in" fo:margin-right="0in" fo:margin-top="0in" fo:margin-bottom="0in" loext:contextual-spacing="false" fo:line-height="0.1134in" fo:text-align="start" style:justify-single-word="false" fo:text-indent="0in" style:auto-text-indent="false" style:page-number="auto"/>
    </style:style>
    <style:style style:name="P40" style:family="paragraph" style:parent-style-name="Body_20_text_20__28_6_29_" style:master-page-name="">
      <style:paragraph-properties fo:margin-left="0in" fo:margin-right="0in" fo:margin-top="0in" fo:margin-bottom="0in" loext:contextual-spacing="false" fo:text-align="start" style:justify-single-word="false" fo:text-indent="0in" style:auto-text-indent="false" style:page-number="auto"/>
    </style:style>
    <style:style style:name="P41" style:family="paragraph" style:parent-style-name="Body_20_text_20__28_2_29_" style:master-page-name="">
      <style:paragraph-properties fo:margin-left="0in" fo:margin-right="0in" fo:margin-top="0in" fo:margin-bottom="0in" loext:contextual-spacing="false" fo:text-align="justify" style:justify-single-word="false" fo:text-indent="0in" style:auto-text-indent="false" style:page-number="auto" fo:break-after="column"/>
    </style:style>
    <style:style style:name="P42" style:family="paragraph" style:parent-style-name="Body_20_text_20__28_2_29_" style:master-page-name="">
      <style:paragraph-properties fo:margin-left="0in" fo:margin-right="0in" fo:margin-top="0in" fo:margin-bottom="0in" loext:contextual-spacing="false" fo:text-align="end" style:justify-single-word="false" fo:text-indent="0in" style:auto-text-indent="false" style:page-number="auto" fo:break-after="column"/>
    </style:style>
    <style:style style:name="P43" style:family="paragraph" style:parent-style-name="Body_20_text_20__28_8_29_" style:master-page-name="">
      <style:paragraph-properties fo:margin-left="0in" fo:margin-right="0in" fo:margin-top="0in" fo:margin-bottom="0in" loext:contextual-spacing="false" fo:text-indent="0in" style:auto-text-indent="false" style:page-number="auto"/>
    </style:style>
    <style:style style:name="P44" style:family="paragraph" style:parent-style-name="Body_20_text_20__28_8_29_" style:master-page-name="">
      <style:paragraph-properties fo:margin-left="0in" fo:margin-right="0in" fo:margin-top="0in" fo:margin-bottom="0in" loext:contextual-spacing="false" fo:text-align="end" style:justify-single-word="false" fo:text-indent="0in" style:auto-text-indent="false" style:page-number="auto"/>
    </style:style>
    <style:style style:name="P45" style:family="paragraph" style:parent-style-name="Body_20_text_20__28_6_29_" style:master-page-name="">
      <style:paragraph-properties fo:margin-left="0in" fo:margin-right="0in" fo:margin-top="0in" fo:margin-bottom="0.0862in" loext:contextual-spacing="false" fo:line-height="0.1134in" fo:text-align="start" style:justify-single-word="false" fo:text-indent="0in" style:auto-text-indent="false" style:page-number="auto"/>
    </style:style>
    <style:style style:name="P46" style:family="paragraph" style:parent-style-name="Body_20_text_20__28_6_29_" style:master-page-name="">
      <style:paragraph-properties fo:margin-left="0in" fo:margin-right="0in" fo:margin-top="0in" fo:margin-bottom="0.0472in" loext:contextual-spacing="false" fo:line-height="0.1165in" fo:text-align="start" style:justify-single-word="false" fo:text-indent="0in" style:auto-text-indent="false" style:page-number="auto"/>
    </style:style>
    <style:style style:name="P47" style:family="paragraph" style:parent-style-name="Body_20_text_20__28_6_29_" style:master-page-name="">
      <style:paragraph-properties fo:margin-left="0in" fo:margin-right="0in" fo:margin-top="0in" fo:margin-bottom="0.0445in" loext:contextual-spacing="false" fo:line-height="0.1201in" fo:text-align="start" style:justify-single-word="false" fo:text-indent="0in" style:auto-text-indent="false" style:page-number="auto"/>
    </style:style>
    <style:style style:name="P48" style:family="paragraph" style:parent-style-name="Body_20_text_20__28_6_29_" style:master-page-name="">
      <style:paragraph-properties fo:margin-left="0in" fo:margin-right="0in" fo:margin-top="0in" fo:margin-bottom="0.0417in" loext:contextual-spacing="false" fo:line-height="0.1165in" fo:text-indent="0in" style:auto-text-indent="false" style:page-number="auto"/>
    </style:style>
    <style:style style:name="P49" style:family="paragraph" style:parent-style-name="Body_20_text_20__28_6_29_" style:master-page-name="">
      <style:paragraph-properties fo:margin-left="0in" fo:margin-right="0in" fo:margin-top="0in" fo:margin-bottom="0.0417in" loext:contextual-spacing="false" fo:line-height="0.1165in" fo:text-align="start" style:justify-single-word="false" fo:text-indent="0in" style:auto-text-indent="false" style:page-number="auto"/>
    </style:style>
    <style:style style:name="P50" style:family="paragraph" style:parent-style-name="Body_20_text_20__28_6_29_" style:master-page-name="">
      <style:paragraph-properties fo:margin-left="0.1945in" fo:margin-right="0in" fo:margin-top="0in" fo:margin-bottom="0.0835in" loext:contextual-spacing="false" fo:line-height="0.1134in" fo:text-align="start" style:justify-single-word="false" fo:text-indent="-0.1945in" style:auto-text-indent="false" style:page-number="auto"/>
    </style:style>
    <style:style style:name="P51"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style>
    <style:style style:name="P52"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01in"/>
        </style:tab-stops>
      </style:paragraph-properties>
    </style:style>
    <style:style style:name="P53" style:family="paragraph" style:parent-style-name="Body_20_text_20__28_2_29_"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83in"/>
        </style:tab-stops>
      </style:paragraph-properties>
    </style:style>
    <style:style style:name="P54" style:family="paragraph" style:parent-style-name="Body_20_text_20__28_6_29_" style:master-page-name="">
      <style:paragraph-properties fo:margin-left="0.139in" fo:margin-right="0in" fo:margin-top="0in" fo:margin-bottom="0in" loext:contextual-spacing="false" fo:line-height="0.1134in" fo:text-align="start" style:justify-single-word="false" fo:text-indent="-0.139in" style:auto-text-indent="false" style:page-number="auto"/>
    </style:style>
    <style:style style:name="P55" style:family="paragraph" style:parent-style-name="Body_20_text_20__28_6_29_" style:master-page-name="">
      <style:paragraph-properties fo:margin-left="0.139in" fo:margin-right="0in" fo:margin-top="0in" fo:margin-bottom="0in" loext:contextual-spacing="false" fo:line-height="0.1165in" fo:text-align="start" style:justify-single-word="false" fo:text-indent="-0.139in" style:auto-text-indent="false" style:page-number="auto"/>
    </style:style>
    <style:style style:name="P56" style:family="paragraph" style:parent-style-name="Body_20_text_20__28_2_29_" style:master-page-name="">
      <style:paragraph-properties fo:margin-left="0.1945in" fo:margin-right="0in" fo:margin-top="0in" fo:margin-bottom="0in" loext:contextual-spacing="false" fo:text-align="justify" style:justify-single-word="false" fo:text-indent="0in" style:auto-text-indent="false" style:page-number="auto"/>
    </style:style>
    <style:style style:name="P57" style:family="paragraph" style:parent-style-name="Body_20_text_20__28_2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58" style:family="paragraph" style:parent-style-name="Body_20_text_20__28_6_29_" style:master-page-name="">
      <style:paragraph-properties fo:margin-left="0.1945in" fo:margin-right="0in" fo:margin-top="0in" fo:margin-bottom="0in" loext:contextual-spacing="false" fo:text-align="start" style:justify-single-word="false" fo:text-indent="0in" style:auto-text-indent="false" style:page-number="auto"/>
    </style:style>
    <style:style style:name="P59" style:family="paragraph" style:parent-style-name="Body_20_text_20__28_6_29_" style:master-page-name="">
      <style:paragraph-properties fo:margin-left="0.1945in" fo:margin-right="0in" fo:margin-top="0in" fo:margin-bottom="0in" loext:contextual-spacing="false" fo:line-height="0.1134in" fo:text-indent="0in" style:auto-text-indent="false" style:page-number="auto"/>
    </style:style>
    <style:style style:name="P60" style:family="paragraph" style:parent-style-name="Body_20_text_20__28_6_29_" style:master-page-name="">
      <style:paragraph-properties fo:margin-left="0.1945in" fo:margin-right="0in" fo:margin-top="0in" fo:margin-bottom="0in" loext:contextual-spacing="false" fo:line-height="0.1134in" fo:text-align="start" style:justify-single-word="false" fo:text-indent="0in" style:auto-text-indent="false" style:page-number="auto"/>
    </style:style>
    <style:style style:name="P61" style:family="paragraph" style:parent-style-name="Body_20_text_20__28_6_29_" style:master-page-name="">
      <style:paragraph-properties fo:margin-left="0.1945in" fo:margin-right="0in" fo:margin-top="0in" fo:margin-bottom="0in" loext:contextual-spacing="false" fo:line-height="0.1272in" fo:text-align="start" style:justify-single-word="false" fo:text-indent="0in" style:auto-text-indent="false" style:page-number="auto"/>
    </style:style>
    <style:style style:name="P62"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139in" style:auto-text-indent="false" style:page-number="auto"/>
    </style:style>
    <style:style style:name="P63" style:family="paragraph" style:parent-style-name="Body_20_text_20__28_2_29_" style:master-page-name="">
      <style:paragraph-properties fo:margin-left="0in" fo:margin-right="0in" fo:margin-top="0in" fo:margin-bottom="0in" loext:contextual-spacing="false" fo:line-height="0.1299in" fo:text-align="start" style:justify-single-word="false" fo:text-indent="0.139in" style:auto-text-indent="false" style:page-number="auto"/>
    </style:style>
    <style:style style:name="P64"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style:style>
    <style:style style:name="P65"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6" style:family="paragraph" style:parent-style-name="Body_20_text_20__28_2_29_" style:master-page-name="">
      <style:paragraph-properties fo:margin-left="0in" fo:margin-right="0in" fo:margin-top="0in" fo:margin-bottom="0in" loext:contextual-spacing="false" fo:text-align="justify" style:justify-single-word="false" fo:text-indent="0.139in" style:auto-text-indent="false" style:page-number="auto" fo:break-after="page"/>
    </style:style>
    <style:style style:name="P67" style:family="paragraph" style:parent-style-name="Body_20_text_20__28_2_29_" style:master-page-name="">
      <style:paragraph-properties fo:margin-left="0in" fo:margin-right="0in" fo:margin-top="0in" fo:margin-bottom="0in" loext:contextual-spacing="false" fo:text-align="start" style:justify-single-word="false" fo:text-indent="0.139in" style:auto-text-indent="false" style:page-number="auto" fo:break-after="page"/>
    </style:style>
    <style:style style:name="P68" style:family="paragraph" style:parent-style-name="Body_20_text_20__28_8_29_" style:master-page-name="">
      <style:paragraph-properties fo:margin-left="0in" fo:margin-right="0in" fo:margin-top="0in" fo:margin-bottom="0in" loext:contextual-spacing="false" fo:text-align="start" style:justify-single-word="false" fo:text-indent="0.139in" style:auto-text-indent="false" style:page-number="auto"/>
    </style:style>
    <style:style style:name="P69" style:family="paragraph" style:parent-style-name="Body_20_text_20__28_6_29_" style:master-page-name="">
      <style:paragraph-properties fo:margin-left="0.2638in" fo:margin-right="0in" fo:margin-top="0in" fo:margin-bottom="0in" loext:contextual-spacing="false" fo:line-height="0.1134in" fo:text-align="start" style:justify-single-word="false" fo:text-indent="-0.111in" style:auto-text-indent="false" style:page-number="auto"/>
    </style:style>
    <style:style style:name="P70" style:family="paragraph" style:parent-style-name="Body_20_text_20__28_6_29_" style:master-page-name="">
      <style:paragraph-properties fo:margin-left="0.2638in" fo:margin-right="0in" fo:margin-top="0in" fo:margin-bottom="0in" loext:contextual-spacing="false" fo:line-height="0.0972in" fo:text-align="start" style:justify-single-word="false" fo:text-indent="-0.111in" style:auto-text-indent="false" style:page-number="auto"/>
    </style:style>
    <style:style style:name="P71" style:family="paragraph" style:parent-style-name="Body_20_text_20__28_6_29_" style:master-page-name="">
      <style:paragraph-properties fo:margin-left="0.2638in" fo:margin-right="0in" fo:margin-top="0in" fo:margin-bottom="0in" loext:contextual-spacing="false" fo:line-height="0.1201in" fo:text-align="start" style:justify-single-word="false" fo:text-indent="-0.111in" style:auto-text-indent="false" style:page-number="auto"/>
    </style:style>
    <style:style style:name="P72" style:family="paragraph" style:parent-style-name="Body_20_text_20__28_8_29_" style:master-page-name="">
      <style:paragraph-properties fo:margin-left="0in" fo:margin-right="0in" fo:margin-top="0in" fo:margin-bottom="0in" loext:contextual-spacing="false" fo:text-indent="0.1528in" style:auto-text-indent="false" style:page-number="auto"/>
    </style:style>
    <style:style style:name="P73" style:family="paragraph" style:parent-style-name="Body_20_text_20__28_8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4" style:family="paragraph" style:parent-style-name="Body_20_text_20__28_2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75"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76" style:family="paragraph" style:parent-style-name="Body_20_text_20__28_2_29_" style:master-page-name="">
      <style:paragraph-properties fo:margin-left="0in" fo:margin-right="0in" fo:margin-top="0in" fo:margin-bottom="0in" loext:contextual-spacing="false" fo:text-align="justify" style:justify-single-word="false" fo:text-indent="0.1528in" style:auto-text-indent="false" style:page-number="auto">
        <style:tab-stops>
          <style:tab-stop style:position="0.7772in"/>
        </style:tab-stops>
      </style:paragraph-properties>
    </style:style>
    <style:style style:name="P77"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1528in" style:auto-text-indent="false" style:page-number="auto"/>
    </style:style>
    <style:style style:name="P78" style:family="paragraph" style:parent-style-name="Body_20_text_20__28_4_29_" style:master-page-name="">
      <style:paragraph-properties fo:margin-left="0in" fo:margin-right="0in" fo:margin-top="0in" fo:margin-bottom="0in" loext:contextual-spacing="false" fo:text-align="justify" style:justify-single-word="false" fo:text-indent="0.1528in" style:auto-text-indent="false" style:page-number="auto"/>
    </style:style>
    <style:style style:name="P79" style:family="paragraph" style:parent-style-name="Body_20_text_20__28_4_29_" style:master-page-name="">
      <style:paragraph-properties fo:margin-left="0in" fo:margin-right="0in" fo:margin-top="0in" fo:margin-bottom="0in" loext:contextual-spacing="false" fo:text-align="start" style:justify-single-word="false" fo:text-indent="0.1528in" style:auto-text-indent="false" style:page-number="auto"/>
    </style:style>
    <style:style style:name="P80" style:family="paragraph" style:parent-style-name="Body_20_text_20__28_6_29_" style:master-page-name="">
      <style:paragraph-properties fo:margin-left="0.3055in" fo:margin-right="0in" fo:margin-top="0in" fo:margin-bottom="0in" loext:contextual-spacing="false" fo:text-align="start" style:justify-single-word="false" fo:text-indent="-0.111in" style:auto-text-indent="false" style:page-number="auto"/>
    </style:style>
    <style:style style:name="P81" style:family="paragraph" style:parent-style-name="Body_20_text_20__28_6_29_" style:master-page-name="">
      <style:paragraph-properties fo:margin-left="0.3055in" fo:margin-right="0in" fo:margin-top="0in" fo:margin-bottom="0in" loext:contextual-spacing="false" fo:line-height="0.1134in" fo:text-align="start" style:justify-single-word="false" fo:text-indent="-0.111in" style:auto-text-indent="false" style:page-number="auto"/>
    </style:style>
    <style:style style:name="P82" style:family="paragraph" style:parent-style-name="Body_20_text_20__28_6_29_" style:master-page-name="">
      <style:paragraph-properties fo:margin-left="0.3055in" fo:margin-right="0in" fo:margin-top="0in" fo:margin-bottom="0.0835in" loext:contextual-spacing="false" fo:text-align="start" style:justify-single-word="false" fo:text-indent="-0.111in" style:auto-text-indent="false" style:page-number="auto"/>
    </style:style>
    <style:style style:name="P83" style:family="paragraph" style:parent-style-name="Body_20_text_20__28_6_29_" style:master-page-name="">
      <style:paragraph-properties fo:margin-left="0.3055in" fo:margin-right="0in" fo:margin-top="0in" fo:margin-bottom="0.0862in" loext:contextual-spacing="false" fo:line-height="0.1134in" fo:text-align="start" style:justify-single-word="false" fo:text-indent="-0.111in" style:auto-text-indent="false" style:page-number="auto"/>
    </style:style>
    <style:style style:name="P84" style:family="paragraph" style:parent-style-name="Body_20_text_20__28_6_29_" style:master-page-name="">
      <style:paragraph-properties fo:margin-left="0.1945in" fo:margin-right="0in" fo:margin-top="0in" fo:margin-bottom="0in" loext:contextual-spacing="false" fo:line-height="0.1134in" fo:text-align="start" style:justify-single-word="false" fo:text-indent="0.111in" style:auto-text-indent="false" style:page-number="auto"/>
    </style:style>
    <style:style style:name="P85" style:family="paragraph" style:parent-style-name="Body_20_text_20__28_6_29_" style:master-page-name="">
      <style:paragraph-properties fo:margin-left="0.1945in" fo:margin-right="0in" fo:margin-top="0in" fo:margin-bottom="0in" loext:contextual-spacing="false" fo:text-align="start" style:justify-single-word="false" fo:text-indent="0.111in" style:auto-text-indent="false" style:page-number="auto"/>
    </style:style>
    <style:style style:name="P86" style:family="paragraph" style:parent-style-name="Body_20_text_20__28_6_29_" style:master-page-name="">
      <style:paragraph-properties fo:margin-left="0.1945in" fo:margin-right="0in" fo:margin-top="0in" fo:margin-bottom="0in" loext:contextual-spacing="false" fo:line-height="0.0972in" fo:text-align="start" style:justify-single-word="false" fo:text-indent="0.111in" style:auto-text-indent="false" style:page-number="auto"/>
    </style:style>
    <style:style style:name="P87" style:family="paragraph" style:parent-style-name="Body_20_text_20__28_6_29_" style:master-page-name="">
      <style:paragraph-properties fo:margin-left="0.3193in" fo:margin-right="0in" fo:margin-top="0in" fo:margin-bottom="0in" loext:contextual-spacing="false" fo:text-indent="0in" style:auto-text-indent="false" style:page-number="auto"/>
    </style:style>
    <style:style style:name="P88" style:family="paragraph" style:parent-style-name="Body_20_text_20__28_6_29_" style:master-page-name="">
      <style:paragraph-properties fo:margin-left="0.3193in" fo:margin-right="0in" fo:margin-top="0in" fo:margin-bottom="0in" loext:contextual-spacing="false" fo:line-height="0.1134in" fo:text-indent="0in" style:auto-text-indent="false" style:page-number="auto"/>
    </style:style>
    <style:style style:name="P89" style:family="paragraph" style:parent-style-name="Body_20_text_20__28_2_29_" style:master-page-name="">
      <style:paragraph-properties fo:margin-left="0.3193in" fo:margin-right="0in" fo:margin-top="0in" fo:margin-bottom="0in" loext:contextual-spacing="false" fo:text-align="justify" style:justify-single-word="false" fo:text-indent="0in" style:auto-text-indent="false" style:page-number="auto"/>
    </style:style>
    <style:style style:name="P90" style:family="paragraph" style:parent-style-name="Body_20_text_20__28_6_29_" style:master-page-name="">
      <style:paragraph-properties fo:margin-left="0.1945in" fo:margin-right="0.861in" fo:margin-top="0in" fo:margin-bottom="0in" loext:contextual-spacing="false" fo:text-indent="0in" style:auto-text-indent="false" style:page-number="auto"/>
    </style:style>
    <style:style style:name="P91" style:family="paragraph" style:parent-style-name="Body_20_text_20__28_4_29_" style:master-page-name="">
      <style:paragraph-properties fo:margin-left="0in" fo:margin-right="0.2083in" fo:margin-top="0in" fo:margin-bottom="0in" loext:contextual-spacing="false" fo:text-align="justify" style:justify-single-word="false" fo:text-indent="0in" style:auto-text-indent="false" style:page-number="auto" fo:break-after="page"/>
    </style:style>
    <style:style style:name="P92" style:family="paragraph" style:parent-style-name="Body_20_text_20__28_2_29_" style:master-page-name="">
      <style:paragraph-properties fo:margin-left="0in" fo:margin-right="0.2083in" fo:margin-top="0in" fo:margin-bottom="0in" loext:contextual-spacing="false" fo:text-align="justify" style:justify-single-word="false" fo:text-indent="0in" style:auto-text-indent="false" style:page-number="auto"/>
    </style:style>
    <style:style style:name="P93" style:family="paragraph" style:parent-style-name="Body_20_text_20__28_2_29_" style:master-page-name="">
      <style:paragraph-properties fo:margin-left="0in" fo:margin-right="0.1945in" fo:margin-top="0in" fo:margin-bottom="0in" loext:contextual-spacing="false" fo:text-align="justify" style:justify-single-word="false" fo:text-indent="0.139in" style:auto-text-indent="false" style:page-number="auto">
        <style:tab-stops>
          <style:tab-stop style:position="1.2366in"/>
        </style:tab-stops>
      </style:paragraph-properties>
    </style:style>
    <style:style style:name="P94" style:family="paragraph" style:parent-style-name="Body_20_text_20__28_6_29_" style:master-page-name="">
      <style:paragraph-properties fo:margin-left="0.1528in" fo:margin-right="0in" fo:margin-top="0in" fo:margin-bottom="0in" loext:contextual-spacing="false" fo:text-align="start" style:justify-single-word="false" fo:text-indent="-0.1528in" style:auto-text-indent="false" style:page-number="auto"/>
    </style:style>
    <style:style style:name="P95" style:family="paragraph" style:parent-style-name="Body_20_text_20__28_6_29_" style:master-page-name="">
      <style:paragraph-properties fo:margin-left="0.1528in" fo:margin-right="0in" fo:margin-top="0in" fo:margin-bottom="0.0728in" loext:contextual-spacing="false" fo:line-height="0.1134in" fo:text-align="start" style:justify-single-word="false" fo:text-indent="-0.1528in" style:auto-text-indent="false" style:page-number="auto"/>
    </style:style>
    <style:style style:name="P96" style:family="paragraph" style:parent-style-name="Table_20_of_20_contents" style:master-page-name="">
      <style:paragraph-properties fo:margin-left="0.1807in" fo:margin-right="0in" fo:margin-top="0in" fo:margin-bottom="0in" loext:contextual-spacing="false" fo:text-indent="0in" style:auto-text-indent="false" style:page-number="auto">
        <style:tab-stops>
          <style:tab-stop style:position="0.5154in" style:type="center"/>
          <style:tab-stop style:position="0.972in" style:type="right"/>
          <style:tab-stop style:position="1.0937in"/>
          <style:tab-stop style:position="1.778in" style:type="right"/>
        </style:tab-stops>
      </style:paragraph-properties>
    </style:style>
    <style:style style:name="P97" style:family="paragraph" style:parent-style-name="Body_20_text_20__28_2_29_" style:master-page-name="">
      <style:paragraph-properties fo:margin-left="0.1807in" fo:margin-right="0in" fo:margin-top="0in" fo:margin-bottom="0in" loext:contextual-spacing="false" fo:text-align="justify" style:justify-single-word="false" fo:text-indent="0in" style:auto-text-indent="false" style:page-number="auto"/>
    </style:style>
    <style:style style:name="P98" style:family="paragraph" style:parent-style-name="Body_20_text_20__28_2_29_" style:master-page-name="">
      <style:paragraph-properties fo:margin-left="0.139in" fo:margin-right="0in" fo:margin-top="0in" fo:margin-bottom="0in" loext:contextual-spacing="false" fo:text-align="justify" style:justify-single-word="false" fo:text-indent="0in" style:auto-text-indent="false" style:page-number="auto"/>
    </style:style>
    <style:style style:name="P99" style:family="paragraph" style:parent-style-name="Body_20_text_20__28_4_29_" style:master-page-name="">
      <style:paragraph-properties fo:margin-left="0.139in" fo:margin-right="0in" fo:margin-top="0in" fo:margin-bottom="0in" loext:contextual-spacing="false" fo:line-height="0.1272in" fo:text-align="start" style:justify-single-word="false" fo:text-indent="0in" style:auto-text-indent="false" style:page-number="auto"/>
    </style:style>
    <style:style style:name="P100" style:family="paragraph" style:parent-style-name="Body_20_text_20__28_4_29_" style:master-page-name="">
      <style:paragraph-properties fo:margin-left="0in" fo:margin-right="0in" fo:margin-top="0in" fo:margin-bottom="0in" loext:contextual-spacing="false" fo:line-height="0.1272in" fo:text-align="justify" style:justify-single-word="false" fo:text-indent="0.1945in" style:auto-text-indent="false" style:page-number="auto"/>
    </style:style>
    <style:style style:name="P101" style:family="paragraph" style:parent-style-name="Body_20_text_20__28_2_29_" style:master-page-name="">
      <style:paragraph-properties fo:margin-left="0.1807in" fo:margin-right="0in" fo:margin-top="0in" fo:margin-bottom="0in" loext:contextual-spacing="false" fo:text-align="justify" style:justify-single-word="false" fo:text-indent="0.1252in" style:auto-text-indent="false" style:page-number="auto"/>
    </style:style>
    <style:style style:name="P102" style:family="paragraph" style:parent-style-name="Body_20_text_20__28_2_29_" style:master-page-name="">
      <style:paragraph-properties fo:margin-left="0in" fo:margin-right="0.1665in" fo:margin-top="0in" fo:margin-bottom="0in" loext:contextual-spacing="false" fo:text-align="justify" style:justify-single-word="false" fo:text-indent="0in" style:auto-text-indent="false" style:page-number="auto"/>
    </style:style>
    <style:style style:name="P103" style:family="paragraph" style:parent-style-name="Body_20_text_20__28_6_29_" style:master-page-name="">
      <style:paragraph-properties fo:margin-left="0.0138in" fo:margin-right="0in" fo:margin-top="0in" fo:margin-bottom="0.0417in" loext:contextual-spacing="false" fo:line-height="0.1165in" fo:text-align="center" style:justify-single-word="false" fo:text-indent="0in" style:auto-text-indent="false" style:page-number="auto"/>
    </style:style>
    <style:style style:name="P104" style:family="paragraph" style:parent-style-name="Body_20_text_20__28_6_29_" style:master-page-name="">
      <style:paragraph-properties fo:margin-left="0.3193in" fo:margin-right="0in" fo:margin-top="0in" fo:margin-bottom="0.0835in" loext:contextual-spacing="false" fo:text-align="start" style:justify-single-word="false" fo:text-indent="-0.1252in" style:auto-text-indent="false" style:page-number="auto"/>
    </style:style>
    <style:style style:name="P105" style:family="paragraph" style:parent-style-name="Body_20_text_20__28_6_29_" style:master-page-name="">
      <style:paragraph-properties fo:margin-left="0.3193in" fo:margin-right="0in" fo:margin-top="0in" fo:margin-bottom="0.0807in" loext:contextual-spacing="false" fo:text-align="start" style:justify-single-word="false" fo:text-indent="-0.1252in" style:auto-text-indent="false" style:page-number="auto"/>
    </style:style>
    <style:style style:name="P106" style:family="paragraph" style:parent-style-name="Body_20_text_20__28_6_29_" style:master-page-name="">
      <style:paragraph-properties fo:margin-left="0.3193in" fo:margin-right="0in" fo:margin-top="0in" fo:margin-bottom="0in" loext:contextual-spacing="false" fo:text-align="start" style:justify-single-word="false" fo:text-indent="-0.1252in" style:auto-text-indent="false" style:page-number="auto"/>
    </style:style>
    <style:style style:name="P107" style:family="paragraph" style:parent-style-name="Body_20_text_20__28_3_29_" style:master-page-name="">
      <style:paragraph-properties fo:margin-left="0in" fo:margin-right="0.0138in" fo:margin-top="0in" fo:margin-bottom="0.028in" loext:contextual-spacing="false" fo:line-height="0.0626in" fo:text-indent="0in" style:auto-text-indent="false" style:page-number="auto"/>
    </style:style>
    <style:style style:name="P108" style:family="paragraph" style:parent-style-name="Body_20_text_20__28_6_29_" style:master-page-name="">
      <style:paragraph-properties fo:margin-left="0.6528in" fo:margin-right="0in" fo:margin-top="0in" fo:margin-bottom="0in" loext:contextual-spacing="false" fo:text-align="start" style:justify-single-word="false" fo:text-indent="0in" style:auto-text-indent="false" style:page-number="auto"/>
    </style:style>
    <style:style style:name="P109" style:family="paragraph" style:parent-style-name="Body_20_text_20__28_2_29_" style:master-page-name="">
      <style:paragraph-properties fo:margin-left="0in" fo:margin-right="0in" fo:margin-top="0in" fo:margin-bottom="0in" loext:contextual-spacing="false" fo:text-align="justify" style:justify-single-word="false" fo:text-indent="0.1665in" style:auto-text-indent="false" style:page-number="auto"/>
    </style:style>
    <style:style style:name="P110" style:family="paragraph" style:parent-style-name="Body_20_text_20__28_2_29_" style:master-page-name="">
      <style:paragraph-properties fo:margin-left="0in" fo:margin-right="0in" fo:margin-top="0in" fo:margin-bottom="0in" loext:contextual-spacing="false" fo:text-align="start" style:justify-single-word="false" fo:text-indent="0.1665in" style:auto-text-indent="false" style:page-number="auto" fo:break-after="page"/>
    </style:style>
    <style:style style:name="P111" style:family="paragraph" style:parent-style-name="Body_20_text_20__28_2_29_" style:master-page-name="">
      <style:paragraph-properties fo:margin-left="0in" fo:margin-right="0.1807in" fo:margin-top="0in" fo:margin-bottom="0in" loext:contextual-spacing="false" fo:text-align="justify" style:justify-single-word="false" fo:text-indent="0in" style:auto-text-indent="false" style:page-number="auto"/>
    </style:style>
    <style:style style:name="P112" style:family="paragraph" style:parent-style-name="Body_20_text_20__28_6_29_" style:master-page-name="">
      <style:paragraph-properties fo:margin-left="0.4165in" fo:margin-right="0in" fo:margin-top="0in" fo:margin-bottom="0in" loext:contextual-spacing="false" fo:line-height="0.1134in" fo:text-align="start" style:justify-single-word="false" fo:text-indent="-0.0972in" style:auto-text-indent="false" style:page-number="auto"/>
    </style:style>
    <style:style style:name="P113" style:family="paragraph" style:parent-style-name="Body_20_text_20__28_6_29_" style:master-page-name="">
      <style:paragraph-properties fo:margin-left="0.5417in" fo:margin-right="0in" fo:margin-top="0in" fo:margin-bottom="0in" loext:contextual-spacing="false" fo:line-height="0.1134in" fo:text-align="start" style:justify-single-word="false" fo:text-indent="-0.111in" style:auto-text-indent="false" style:page-number="auto"/>
    </style:style>
    <style:style style:name="P114" style:family="paragraph" style:parent-style-name="Body_20_text_20__28_2_29_" style:master-page-name="">
      <style:paragraph-properties fo:margin-left="0in" fo:margin-right="0.1945in" fo:margin-top="0in" fo:margin-bottom="0in" loext:contextual-spacing="false" fo:text-align="justify" style:justify-single-word="false" fo:text-indent="0in" style:auto-text-indent="false" style:page-number="auto"/>
    </style:style>
    <style:style style:name="P115" style:family="paragraph" style:parent-style-name="Standard" style:master-page-name="PageStyle1">
      <style:paragraph-properties style:page-number="274"/>
      <style:text-properties fo:font-size="1pt" style:font-size-asian="1pt" style:font-size-complex="1pt"/>
    </style:style>
    <style:style style:name="P116" style:family="paragraph" style:parent-style-name="Heading_20__23_1" style:master-page-name="PageStyle0">
      <style:paragraph-properties fo:margin-left="0in" fo:margin-right="0.028in" fo:margin-top="0in" fo:margin-bottom="0in" loext:contextual-spacing="false" fo:line-height="0.1807in" fo:keep-together="always" fo:text-indent="0in" style:auto-text-indent="false" style:page-number="271" fo:keep-with-next="always"/>
    </style:style>
    <style:style style:name="P117" style:family="paragraph" style:parent-style-name="Heading_20__23_1" style:master-page-name="PageStyle14">
      <style:paragraph-properties fo:margin-left="0.0138in" fo:margin-right="0in" fo:margin-top="0in" fo:margin-bottom="0in" loext:contextual-spacing="false" fo:line-height="0.1807in" fo:keep-together="always" fo:text-indent="0in" style:auto-text-indent="false" style:page-number="31" fo:keep-with-next="always"/>
    </style:style>
    <style:style style:name="P118" style:family="paragraph" style:parent-style-name="Body_20_text_20__28_4_29_" style:list-style-name="L5"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119" style:family="paragraph" style:parent-style-name="Body_20_text_20__28_4_29_" style:list-style-name="L5"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957in"/>
        </style:tab-stops>
      </style:paragraph-properties>
    </style:style>
    <style:style style:name="P120" style:family="paragraph" style:parent-style-name="Body_20_text_20__28_4_29_" style:list-style-name="L5"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121" style:family="paragraph" style:parent-style-name="Body_20_text_20__28_4_29_" style:list-style-name="L24"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99in"/>
        </style:tab-stops>
      </style:paragraph-properties>
    </style:style>
    <style:style style:name="P122" style:family="paragraph" style:parent-style-name="Body_20_text_20__28_4_29_" style:list-style-name="L24"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28in"/>
        </style:tab-stops>
      </style:paragraph-properties>
    </style:style>
    <style:style style:name="P123" style:family="paragraph" style:parent-style-name="Body_20_text_20__28_4_29_" style:list-style-name="L24"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528in"/>
        </style:tab-stops>
      </style:paragraph-properties>
    </style:style>
    <style:style style:name="P124" style:family="paragraph" style:parent-style-name="Body_20_text_20__28_4_29_" style:list-style-name="L24" style:master-page-name="">
      <style:paragraph-properties fo:margin-left="0.1807in" fo:margin-right="0in" fo:margin-top="0in" fo:margin-bottom="0in" loext:contextual-spacing="false" fo:line-height="0.1272in" fo:text-align="justify" style:justify-single-word="false" fo:text-indent="-0.1807in" style:auto-text-indent="false" style:page-number="auto">
        <style:tab-stops>
          <style:tab-stop style:position="-0.0201in"/>
        </style:tab-stops>
      </style:paragraph-properties>
    </style:style>
    <style:style style:name="P125" style:family="paragraph" style:parent-style-name="Body_20_text_20__28_4_29_" style:list-style-name="L24" style:master-page-name="">
      <style:paragraph-properties fo:margin-left="0.1807in" fo:margin-right="0in" fo:margin-top="0in" fo:margin-bottom="0in" loext:contextual-spacing="false" fo:line-height="0.1272in" fo:text-align="justify" style:justify-single-word="false" fo:text-indent="-0.1807in" style:auto-text-indent="false" style:page-number="auto" fo:break-after="column">
        <style:tab-stops>
          <style:tab-stop style:position="0.0228in"/>
        </style:tab-stops>
      </style:paragraph-properties>
    </style:style>
    <style:style style:name="P126" style:family="paragraph" style:parent-style-name="Body_20_text_20__28_4_29_" style:list-style-name="L1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63in"/>
        </style:tab-stops>
      </style:paragraph-properties>
    </style:style>
    <style:style style:name="P127" style:family="paragraph" style:parent-style-name="Body_20_text_20__28_4_29_" style:list-style-name="L1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839in"/>
        </style:tab-stops>
      </style:paragraph-properties>
    </style:style>
    <style:style style:name="P128" style:family="paragraph" style:parent-style-name="Body_20_text_20__28_4_29_" style:list-style-name="L1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098in"/>
        </style:tab-stops>
      </style:paragraph-properties>
    </style:style>
    <style:style style:name="P129" style:family="paragraph" style:parent-style-name="Body_20_text_20__28_4_29_" style:list-style-name="L17" style:master-page-name="">
      <style:paragraph-properties fo:margin-left="0.1945in" fo:margin-right="0in" fo:margin-top="0in" fo:margin-bottom="0in" loext:contextual-spacing="false" fo:line-height="0.1272in" fo:text-align="justify" style:justify-single-word="false" fo:text-indent="-0.1945in" style:auto-text-indent="false" style:page-number="auto">
        <style:tab-stops>
          <style:tab-stop style:position="0.0126in"/>
        </style:tab-stops>
      </style:paragraph-properties>
    </style:style>
    <style:style style:name="P130" style:family="paragraph" style:parent-style-name="Body_20_text_20__28_2_29_" style:list-style-name="L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744in"/>
        </style:tab-stops>
      </style:paragraph-properties>
    </style:style>
    <style:style style:name="P131" style:family="paragraph" style:parent-style-name="Body_20_text_20__28_2_29_" style:list-style-name="L3"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1701in"/>
        </style:tab-stops>
      </style:paragraph-properties>
    </style:style>
    <style:style style:name="P132" style:family="paragraph" style:parent-style-name="Body_20_text_20__28_2_29_" style:list-style-name="L21" style:master-page-name="">
      <style:paragraph-properties fo:margin-left="0in" fo:margin-right="0in" fo:margin-top="0in" fo:margin-bottom="0in" loext:contextual-spacing="false" fo:text-align="justify" style:justify-single-word="false" fo:text-indent="0in" style:auto-text-indent="false" style:page-number="auto">
        <style:tab-stops>
          <style:tab-stop style:position="0.2071in"/>
        </style:tab-stops>
      </style:paragraph-properties>
    </style:style>
    <style:style style:name="P133" style:family="paragraph" style:parent-style-name="Body_20_text_20__28_2_29_" style:list-style-name="L2" style:master-page-name="">
      <style:paragraph-properties fo:margin-left="0in" fo:margin-right="0in" fo:margin-top="0in" fo:margin-bottom="0in" loext:contextual-spacing="false" fo:text-align="start" style:justify-single-word="false" fo:text-indent="0in" style:auto-text-indent="false" style:page-number="auto">
        <style:tab-stops>
          <style:tab-stop style:position="0.2744in"/>
        </style:tab-stops>
      </style:paragraph-properties>
    </style:style>
    <style:style style:name="P134" style:family="paragraph" style:parent-style-name="Body_20_text_20__28_2_29_" style:list-style-name="L4" style:master-page-name="">
      <style:paragraph-properties fo:margin-left="0.1945in" fo:margin-right="0.1252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135" style:family="paragraph" style:parent-style-name="Body_20_text_20__28_2_29_" style:list-style-name="L4" style:master-page-name="">
      <style:paragraph-properties fo:margin-left="0.1945in" fo:margin-right="0.1252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36" style:family="paragraph" style:parent-style-name="Body_20_text_20__28_2_29_" style:list-style-name="L4" style:master-page-name="">
      <style:paragraph-properties fo:margin-left="0.1945in" fo:margin-right="0.1252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37" style:family="paragraph" style:parent-style-name="Body_20_text_20__28_2_29_" style:list-style-name="L4" style:master-page-name="">
      <style:paragraph-properties fo:margin-left="0.1945in" fo:margin-right="0.1252in" fo:margin-top="0in" fo:margin-bottom="0in" loext:contextual-spacing="false" fo:text-align="justify" style:justify-single-word="false" fo:text-indent="-0.1945in" style:auto-text-indent="false" style:page-number="auto" fo:break-after="page">
        <style:tab-stops>
          <style:tab-stop style:position="0.0161in"/>
        </style:tab-stops>
      </style:paragraph-properties>
    </style:style>
    <style:style style:name="P138"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39"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40"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74in"/>
        </style:tab-stops>
      </style:paragraph-properties>
    </style:style>
    <style:style style:name="P141"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756in"/>
        </style:tab-stops>
      </style:paragraph-properties>
    </style:style>
    <style:style style:name="P142" style:family="paragraph" style:parent-style-name="Body_20_text_20__28_2_29_" style:list-style-name="L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3"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63in"/>
        </style:tab-stops>
      </style:paragraph-properties>
    </style:style>
    <style:style style:name="P144"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5"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6"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7"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8"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49"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50"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51"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52"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53" style:family="paragraph" style:parent-style-name="Body_20_text_20__28_2_29_" style:list-style-name="L2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61in"/>
        </style:tab-stops>
      </style:paragraph-properties>
    </style:style>
    <style:style style:name="P154" style:family="paragraph" style:parent-style-name="Body_20_text_20__28_2_29_" style:list-style-name="L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55"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925in"/>
        </style:tab-stops>
      </style:paragraph-properties>
    </style:style>
    <style:style style:name="P156"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098in"/>
        </style:tab-stops>
      </style:paragraph-properties>
    </style:style>
    <style:style style:name="P157" style:family="paragraph" style:parent-style-name="Body_20_text_20__28_2_29_" style:list-style-name="L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28in"/>
        </style:tab-stops>
      </style:paragraph-properties>
    </style:style>
    <style:style style:name="P158"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66in"/>
        </style:tab-stops>
      </style:paragraph-properties>
    </style:style>
    <style:style style:name="P159"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0"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1"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2"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3"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4"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26in"/>
        </style:tab-stops>
      </style:paragraph-properties>
    </style:style>
    <style:style style:name="P165"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6"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7" style:family="paragraph" style:parent-style-name="Body_20_text_20__28_2_29_" style:list-style-name="L21"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098in"/>
        </style:tab-stops>
      </style:paragraph-properties>
    </style:style>
    <style:style style:name="P168" style:family="paragraph" style:parent-style-name="Body_20_text_20__28_2_29_" style:list-style-name="L1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69"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0"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1"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2" style:family="paragraph" style:parent-style-name="Body_20_text_20__28_2_29_" style:list-style-name="L15"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193in"/>
        </style:tab-stops>
      </style:paragraph-properties>
    </style:style>
    <style:style style:name="P173" style:family="paragraph" style:parent-style-name="Body_20_text_20__28_2_29_" style:list-style-name="L14"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74in"/>
        </style:tab-stops>
      </style:paragraph-properties>
    </style:style>
    <style:style style:name="P174" style:family="paragraph" style:parent-style-name="Body_20_text_20__28_2_29_" style:list-style-name="L16"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91in"/>
        </style:tab-stops>
      </style:paragraph-properties>
    </style:style>
    <style:style style:name="P175"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591in"/>
        </style:tab-stops>
      </style:paragraph-properties>
    </style:style>
    <style:style style:name="P176"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77"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402in"/>
        </style:tab-stops>
      </style:paragraph-properties>
    </style:style>
    <style:style style:name="P178"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39in"/>
        </style:tab-stops>
      </style:paragraph-properties>
    </style:style>
    <style:style style:name="P179" style:family="paragraph" style:parent-style-name="Body_20_text_20__28_2_29_" style:list-style-name="L19"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80" style:family="paragraph" style:parent-style-name="Body_20_text_20__28_2_29_" style:list-style-name="L23"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9in"/>
        </style:tab-stops>
      </style:paragraph-properties>
    </style:style>
    <style:style style:name="P181"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1311in"/>
        </style:tab-stops>
      </style:paragraph-properties>
    </style:style>
    <style:style style:name="P182" style:family="paragraph" style:parent-style-name="Body_20_text_20__28_2_29_" style:list-style-name="L17"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839in"/>
        </style:tab-stops>
      </style:paragraph-properties>
    </style:style>
    <style:style style:name="P183" style:family="paragraph" style:parent-style-name="Body_20_text_20__28_2_29_" style:list-style-name="L8"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354in"/>
        </style:tab-stops>
      </style:paragraph-properties>
    </style:style>
    <style:style style:name="P184"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1945in" style:auto-text-indent="false" style:page-number="auto">
        <style:tab-stops>
          <style:tab-stop style:position="0.0252in"/>
        </style:tab-stops>
      </style:paragraph-properties>
    </style:style>
    <style:style style:name="P185" style:family="paragraph" style:parent-style-name="Body_20_text_20__28_2_29_" style:list-style-name="L9" style:master-page-name="">
      <style:paragraph-properties fo:margin-left="0.1945in" fo:margin-right="0in" fo:margin-top="0in" fo:margin-bottom="0in" loext:contextual-spacing="false" fo:text-align="justify" style:justify-single-word="false" fo:text-indent="-0.1945in" style:auto-text-indent="false" style:page-number="auto" fo:break-after="column">
        <style:tab-stops>
          <style:tab-stop style:position="0.0098in"/>
        </style:tab-stops>
      </style:paragraph-properties>
    </style:style>
    <style:style style:name="P186" style:family="paragraph" style:parent-style-name="Body_20_text_20__28_2_29_" style:list-style-name="L23" style:master-page-name="">
      <style:paragraph-properties fo:margin-left="0.1945in" fo:margin-right="0in" fo:margin-top="0in" fo:margin-bottom="0.0835in" loext:contextual-spacing="false" fo:text-align="justify" style:justify-single-word="false" fo:text-indent="-0.1945in" style:auto-text-indent="false" style:page-number="auto">
        <style:tab-stops>
          <style:tab-stop style:position="0.089in"/>
        </style:tab-stops>
      </style:paragraph-properties>
    </style:style>
    <style:style style:name="P187"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83in"/>
        </style:tab-stops>
      </style:paragraph-properties>
    </style:style>
    <style:style style:name="P188"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783in"/>
        </style:tab-stops>
      </style:paragraph-properties>
    </style:style>
    <style:style style:name="P189" style:family="paragraph" style:parent-style-name="Body_20_text_20__28_2_29_" style:list-style-name="L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90" style:family="paragraph" style:parent-style-name="Body_20_text_20__28_2_29_" style:list-style-name="L17"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91"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92" style:family="paragraph" style:parent-style-name="Body_20_text_20__28_2_29_" style:list-style-name="L6"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93" style:family="paragraph" style:parent-style-name="Body_20_text_20__28_2_29_" style:list-style-name="L2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94"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28in"/>
        </style:tab-stops>
      </style:paragraph-properties>
    </style:style>
    <style:style style:name="P195"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34in"/>
        </style:tab-stops>
      </style:paragraph-properties>
    </style:style>
    <style:style style:name="P196" style:family="paragraph" style:parent-style-name="Body_20_text_20__28_2_29_" style:list-style-name="L18"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165in"/>
        </style:tab-stops>
      </style:paragraph-properties>
    </style:style>
    <style:style style:name="P197" style:family="paragraph" style:parent-style-name="Body_20_text_20__28_2_29_" style:list-style-name="L2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929in"/>
        </style:tab-stops>
      </style:paragraph-properties>
    </style:style>
    <style:style style:name="P198" style:family="paragraph" style:parent-style-name="Body_20_text_20__28_2_29_" style:list-style-name="L24"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299in"/>
        </style:tab-stops>
      </style:paragraph-properties>
    </style:style>
    <style:style style:name="P199"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style:tab-stops>
          <style:tab-stop style:position="0.0681in"/>
        </style:tab-stops>
      </style:paragraph-properties>
    </style:style>
    <style:style style:name="P200" style:family="paragraph" style:parent-style-name="Body_20_text_20__28_2_29_" style:list-style-name="L25" style:master-page-name="">
      <style:paragraph-properties fo:margin-left="0.1807in" fo:margin-right="0in" fo:margin-top="0in" fo:margin-bottom="0in" loext:contextual-spacing="false" fo:text-align="justify" style:justify-single-word="false" fo:text-indent="-0.1807in" style:auto-text-indent="false" style:page-number="auto" fo:break-after="column">
        <style:tab-stops>
          <style:tab-stop style:position="0.0201in"/>
        </style:tab-stops>
      </style:paragraph-properties>
    </style:style>
    <style:style style:name="P201" style:family="paragraph" style:parent-style-name="Body_20_text_20__28_2_29_" style:master-page-name="PageStyle4">
      <style:paragraph-properties fo:margin-left="0.2083in" fo:margin-right="0in" fo:margin-top="0in" fo:margin-bottom="0in" loext:contextual-spacing="false" fo:text-align="justify" style:justify-single-word="false" fo:text-indent="0in" style:auto-text-indent="false" style:page-number="278"/>
    </style:style>
    <style:style style:name="P202" style:family="paragraph" style:parent-style-name="Body_20_text_20__28_2_29_" style:master-page-name="PageStyle12">
      <style:paragraph-properties fo:margin-left="0.2083in" fo:margin-right="0in" fo:margin-top="0in" fo:margin-bottom="0in" loext:contextual-spacing="false" fo:text-align="justify" style:justify-single-word="false" fo:text-indent="0in" style:auto-text-indent="false" style:page-number="298"/>
    </style:style>
    <style:style style:name="P203" style:family="paragraph" style:parent-style-name="Body_20_text_20__28_2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204"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689in"/>
        </style:tab-stops>
      </style:paragraph-properties>
    </style:style>
    <style:style style:name="P205" style:family="paragraph" style:parent-style-name="Body_20_text_20__28_2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43in"/>
        </style:tab-stops>
      </style:paragraph-properties>
    </style:style>
    <style:style style:name="P206" style:family="paragraph" style:parent-style-name="Body_20_text_20__28_2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75in"/>
        </style:tab-stops>
      </style:paragraph-properties>
    </style:style>
    <style:style style:name="P207" style:family="paragraph" style:parent-style-name="Body_20_text_20__28_2_29_" style:list-style-name="L12"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8"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2in"/>
        </style:tab-stops>
      </style:paragraph-properties>
    </style:style>
    <style:style style:name="P209" style:family="paragraph" style:parent-style-name="Body_20_text_20__28_2_29_" style:list-style-name="L7"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744in"/>
        </style:tab-stops>
      </style:paragraph-properties>
    </style:style>
    <style:style style:name="P210"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16in"/>
        </style:tab-stops>
      </style:paragraph-properties>
    </style:style>
    <style:style style:name="P211"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55in"/>
        </style:tab-stops>
      </style:paragraph-properties>
    </style:style>
    <style:style style:name="P212" style:family="paragraph" style:parent-style-name="Body_20_text_20__28_2_29_" style:list-style-name="L21" style:master-page-name="">
      <style:paragraph-properties fo:margin-left="0.2083in" fo:margin-right="0in" fo:margin-top="0in" fo:margin-bottom="0in" loext:contextual-spacing="false" fo:text-align="justify" style:justify-single-word="false" fo:text-indent="-0.2083in" style:auto-text-indent="false" style:page-number="auto">
        <style:tab-stops>
          <style:tab-stop style:position="0.0091in"/>
        </style:tab-stops>
      </style:paragraph-properties>
    </style:style>
    <style:style style:name="P213" style:family="paragraph" style:parent-style-name="Body_20_text_20__28_2_29_" style:master-page-name="PageStyle5">
      <style:paragraph-properties fo:margin-left="0.1945in" fo:margin-right="0in" fo:margin-top="0in" fo:margin-bottom="0in" loext:contextual-spacing="false" fo:text-align="justify" style:justify-single-word="false" fo:text-indent="0in" style:auto-text-indent="false" style:page-number="279"/>
    </style:style>
    <style:style style:name="P214" style:family="paragraph" style:parent-style-name="Body_20_text_20__28_2_29_" style:master-page-name="PageStyle7">
      <style:paragraph-properties fo:margin-left="0.1945in" fo:margin-right="0in" fo:margin-top="0in" fo:margin-bottom="0in" loext:contextual-spacing="false" fo:text-align="justify" style:justify-single-word="false" fo:text-indent="0in" style:auto-text-indent="false" style:page-number="283"/>
    </style:style>
    <style:style style:name="P215" style:family="paragraph" style:parent-style-name="Body_20_text_20__28_2_29_" style:master-page-name="PageStyle9">
      <style:paragraph-properties fo:margin-left="0.1945in" fo:margin-right="0in" fo:margin-top="0in" fo:margin-bottom="0in" loext:contextual-spacing="false" fo:text-align="justify" style:justify-single-word="false" fo:text-indent="0in" style:auto-text-indent="false" style:page-number="292"/>
    </style:style>
    <style:style style:name="P216" style:family="paragraph" style:parent-style-name="Body_20_text_20__28_2_29_" style:master-page-name="PageStyle13">
      <style:paragraph-properties fo:margin-left="0.1945in" fo:margin-right="0in" fo:margin-top="0in" fo:margin-bottom="0in" loext:contextual-spacing="false" fo:text-align="justify" style:justify-single-word="false" fo:text-indent="0in" style:auto-text-indent="false" style:page-number="299"/>
    </style:style>
    <style:style style:name="P217" style:family="paragraph" style:parent-style-name="Body_20_text_20__28_2_29_" style:master-page-name="PageStyle8">
      <style:paragraph-properties fo:margin-left="0in" fo:margin-right="0in" fo:margin-top="0in" fo:margin-bottom="0in" loext:contextual-spacing="false" fo:text-align="start" style:justify-single-word="false" fo:text-indent="0.139in" style:auto-text-indent="false" style:page-number="286"/>
    </style:style>
    <style:style style:name="P218"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71in"/>
        </style:tab-stops>
      </style:paragraph-properties>
    </style:style>
    <style:style style:name="P219" style:family="paragraph" style:parent-style-name="Body_20_text_20__28_2_29_" style:list-style-name="L20"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1311in"/>
        </style:tab-stops>
      </style:paragraph-properties>
    </style:style>
    <style:style style:name="P220" style:family="paragraph" style:parent-style-name="Body_20_text_20__28_2_29_" style:list-style-name="L22" style:master-page-name="">
      <style:paragraph-properties fo:margin-left="0.1945in" fo:margin-right="0in" fo:margin-top="0in" fo:margin-bottom="0in" loext:contextual-spacing="false" fo:text-align="justify" style:justify-single-word="false" fo:text-indent="-0.0972in" style:auto-text-indent="false" style:page-number="auto">
        <style:tab-stops>
          <style:tab-stop style:position="0.0598in"/>
        </style:tab-stops>
      </style:paragraph-properties>
    </style:style>
    <style:style style:name="P221" style:family="paragraph" style:parent-style-name="Body_20_text_20__28_2_29_" style:master-page-name="PageStyle10">
      <style:paragraph-properties fo:margin-left="0.1807in" fo:margin-right="0in" fo:margin-top="0in" fo:margin-bottom="0in" loext:contextual-spacing="false" fo:text-align="justify" style:justify-single-word="false" fo:text-indent="0in" style:auto-text-indent="false" style:page-number="296"/>
    </style:style>
    <style:style style:name="P222" style:family="paragraph" style:parent-style-name="Body_20_text_20__28_2_29_" style:master-page-name="PageStyle11">
      <style:paragraph-properties fo:margin-left="0.1807in" fo:margin-right="0in" fo:margin-top="0in" fo:margin-bottom="0in" loext:contextual-spacing="false" fo:text-align="justify" style:justify-single-word="false" fo:text-indent="0in" style:auto-text-indent="false" style:page-number="297"/>
    </style:style>
    <style:style style:name="P223" style:family="paragraph" style:parent-style-name="Body_20_text_20__28_2_29_" style:list-style-name="L28" style:master-page-name="">
      <style:paragraph-properties fo:margin-left="0.139in" fo:margin-right="0in" fo:margin-top="0in" fo:margin-bottom="0in" loext:contextual-spacing="false" fo:text-align="justify" style:justify-single-word="false" fo:text-indent="-0.139in" style:auto-text-indent="false" style:page-number="auto">
        <style:tab-stops>
          <style:tab-stop style:position="0.0154in"/>
        </style:tab-stops>
      </style:paragraph-properties>
    </style:style>
    <style:style style:name="P224" style:family="paragraph" style:parent-style-name="Body_20_text_20__28_8_29_" style:list-style-name="L7" style:master-page-name="">
      <style:paragraph-properties fo:margin-left="0.2083in" fo:margin-right="0in" fo:margin-top="0in" fo:margin-bottom="0in" loext:contextual-spacing="false" fo:text-indent="-0.2083in" style:auto-text-indent="false" style:page-number="auto">
        <style:tab-stops>
          <style:tab-stop style:position="-0.0016in"/>
        </style:tab-stops>
      </style:paragraph-properties>
    </style:style>
    <style:style style:name="P225" style:family="paragraph" style:parent-style-name="Body_20_text_20__28_8_29_" style:list-style-name="L7" style:master-page-name="">
      <style:paragraph-properties fo:margin-left="0.2083in" fo:margin-right="0in" fo:margin-top="0in" fo:margin-bottom="0in" loext:contextual-spacing="false" fo:text-indent="-0.2083in" style:auto-text-indent="false" style:page-number="auto">
        <style:tab-stops>
          <style:tab-stop style:position="0.0744in"/>
        </style:tab-stops>
      </style:paragraph-properties>
    </style:style>
    <style:style style:name="P226" style:family="paragraph" style:parent-style-name="Body_20_text_20__28_8_29_" style:list-style-name="L7" style:master-page-name="">
      <style:paragraph-properties fo:margin-left="0.2083in" fo:margin-right="0in" fo:margin-top="0in" fo:margin-bottom="0in" loext:contextual-spacing="false" fo:text-indent="-0.2083in" style:auto-text-indent="false" style:page-number="auto">
        <style:tab-stops>
          <style:tab-stop style:position="0.002in"/>
        </style:tab-stops>
      </style:paragraph-properties>
    </style:style>
    <style:style style:name="P227" style:family="paragraph" style:parent-style-name="Body_20_text_20__28_8_29_" style:list-style-name="L7" style:master-page-name="">
      <style:paragraph-properties fo:margin-left="0.2083in" fo:margin-right="0in" fo:margin-top="0in" fo:margin-bottom="0in" loext:contextual-spacing="false" fo:text-indent="-0.2083in" style:auto-text-indent="false" style:page-number="auto">
        <style:tab-stops>
          <style:tab-stop style:position="0.0055in"/>
        </style:tab-stops>
      </style:paragraph-properties>
    </style:style>
    <style:style style:name="P228" style:family="paragraph" style:parent-style-name="Body_20_text_20__28_8_29_" style:list-style-name="L21" style:master-page-name="">
      <style:paragraph-properties fo:margin-left="0.2083in" fo:margin-right="0in" fo:margin-top="0in" fo:margin-bottom="0in" loext:contextual-spacing="false" fo:text-indent="-0.2083in" style:auto-text-indent="false" style:page-number="auto">
        <style:tab-stops>
          <style:tab-stop style:position="0.0091in"/>
        </style:tab-stops>
      </style:paragraph-properties>
    </style:style>
    <style:style style:name="P229" style:family="paragraph" style:parent-style-name="Body_20_text_20__28_8_29_" style:list-style-name="L26" style:master-page-name="">
      <style:paragraph-properties fo:margin-left="0.1945in" fo:margin-right="0in" fo:margin-top="0in" fo:margin-bottom="0in" loext:contextual-spacing="false" fo:text-indent="-0.1945in" style:auto-text-indent="false" style:page-number="auto">
        <style:tab-stops>
          <style:tab-stop style:position="0.0228in"/>
        </style:tab-stops>
      </style:paragraph-properties>
    </style:style>
    <style:style style:name="P230" style:family="paragraph" style:parent-style-name="Body_20_text_20__28_8_29_" style:list-style-name="L27" style:master-page-name="">
      <style:paragraph-properties fo:margin-left="0.1945in" fo:margin-right="0in" fo:margin-top="0in" fo:margin-bottom="0in" loext:contextual-spacing="false" fo:text-indent="-0.1945in" style:auto-text-indent="false" style:page-number="auto">
        <style:tab-stops>
          <style:tab-stop style:position="-0.0008in"/>
        </style:tab-stops>
      </style:paragraph-properties>
    </style:style>
    <style:style style:name="P231" style:family="paragraph" style:parent-style-name="Body_20_text_20__28_8_29_" style:list-style-name="L27" style:master-page-name="">
      <style:paragraph-properties fo:margin-left="0.1945in" fo:margin-right="0in" fo:margin-top="0in" fo:margin-bottom="0in" loext:contextual-spacing="false" fo:text-indent="-0.1945in" style:auto-text-indent="false" style:page-number="auto">
        <style:tab-stops>
          <style:tab-stop style:position="0.0028in"/>
        </style:tab-stops>
      </style:paragraph-properties>
    </style:style>
    <style:style style:name="P232" style:family="paragraph" style:parent-style-name="Body_20_text_20__28_8_29_" style:list-style-name="L27" style:master-page-name="">
      <style:paragraph-properties fo:margin-left="0.1945in" fo:margin-right="0in" fo:margin-top="0in" fo:margin-bottom="0in" loext:contextual-spacing="false" fo:text-indent="-0.1945in" style:auto-text-indent="false" style:page-number="auto">
        <style:tab-stops>
          <style:tab-stop style:position="0.0098in"/>
        </style:tab-stops>
      </style:paragraph-properties>
    </style:style>
    <style:style style:name="P233" style:family="paragraph" style:parent-style-name="Body_20_text_20__28_8_29_" style:list-style-name="L27" style:master-page-name="">
      <style:paragraph-properties fo:margin-left="0.1945in" fo:margin-right="0in" fo:margin-top="0in" fo:margin-bottom="0in" loext:contextual-spacing="false" fo:text-indent="-0.1945in" style:auto-text-indent="false" style:page-number="auto">
        <style:tab-stops>
          <style:tab-stop style:position="0.0126in"/>
        </style:tab-stops>
      </style:paragraph-properties>
    </style:style>
    <style:style style:name="P234" style:family="paragraph" style:parent-style-name="Body_20_text_20__28_8_29_" style:list-style-name="L27" style:master-page-name="">
      <style:paragraph-properties fo:margin-left="0.1945in" fo:margin-right="0in" fo:margin-top="0in" fo:margin-bottom="0in" loext:contextual-spacing="false" fo:text-indent="-0.1945in" style:auto-text-indent="false" style:page-number="auto">
        <style:tab-stops>
          <style:tab-stop style:position="0.0161in"/>
        </style:tab-stops>
      </style:paragraph-properties>
    </style:style>
    <style:style style:name="P235" style:family="paragraph" style:parent-style-name="Body_20_text_20__28_6_29_" style:list-style-name="L8" style:master-page-name="">
      <style:paragraph-properties fo:margin-left="0.1945in" fo:margin-right="0in" fo:margin-top="0in" fo:margin-bottom="0in" loext:contextual-spacing="false" fo:text-indent="-0.1945in" style:auto-text-indent="false" style:page-number="auto">
        <style:tab-stops>
          <style:tab-stop style:position="-0.0402in"/>
        </style:tab-stops>
      </style:paragraph-properties>
    </style:style>
    <style:style style:name="P236" style:family="paragraph" style:parent-style-name="Body_20_text_20__28_6_29_" style:list-style-name="L8" style:master-page-name="">
      <style:paragraph-properties fo:margin-left="0.1945in" fo:margin-right="0in" fo:margin-top="0in" fo:margin-bottom="0in" loext:contextual-spacing="false" fo:text-indent="-0.1945in" style:auto-text-indent="false" style:page-number="auto">
        <style:tab-stops>
          <style:tab-stop style:position="-0.0374in"/>
        </style:tab-stops>
      </style:paragraph-properties>
    </style:style>
    <style:style style:name="P237" style:family="paragraph" style:parent-style-name="Body_20_text_20__28_6_29_" style:list-style-name="L8" style:master-page-name="">
      <style:paragraph-properties fo:margin-left="0.1945in" fo:margin-right="0in" fo:margin-top="0in" fo:margin-bottom="0in" loext:contextual-spacing="false" fo:line-height="0.1134in" fo:text-indent="-0.1945in" style:auto-text-indent="false" style:page-number="auto">
        <style:tab-stops>
          <style:tab-stop style:position="-0.0374in"/>
        </style:tab-stops>
      </style:paragraph-properties>
    </style:style>
    <style:style style:name="P238" style:family="paragraph" style:parent-style-name="Body_20_text_20__28_6_29_" style:list-style-name="L10" style:master-page-name="">
      <style:paragraph-properties fo:margin-left="0.1945in" fo:margin-right="0in" fo:margin-top="0in" fo:margin-bottom="0in" loext:contextual-spacing="false" fo:line-height="0.1134in" fo:text-align="start" style:justify-single-word="false" fo:text-indent="-0.1945in" style:auto-text-indent="false" style:page-number="auto">
        <style:tab-stops>
          <style:tab-stop style:position="0.0283in"/>
        </style:tab-stops>
      </style:paragraph-properties>
    </style:style>
    <style:style style:name="P239" style:family="paragraph" style:parent-style-name="Body_20_text_20__28_6_29_" style:list-style-name="L11" style:master-page-name="">
      <style:paragraph-properties fo:margin-left="0.1945in" fo:margin-right="0in" fo:margin-top="0in" fo:margin-bottom="0in" loext:contextual-spacing="false" fo:line-height="0.1134in" fo:text-align="start" style:justify-single-word="false" fo:text-indent="-0.1945in" style:auto-text-indent="false" style:page-number="auto">
        <style:tab-stops>
          <style:tab-stop style:position="0.0283in"/>
        </style:tab-stops>
      </style:paragraph-properties>
    </style:style>
    <style:style style:name="P240" style:family="paragraph" style:parent-style-name="Body_20_text_20__28_6_29_" style:list-style-name="L11" style:master-page-name="">
      <style:paragraph-properties fo:margin-left="0.1945in" fo:margin-right="0in" fo:margin-top="0in" fo:margin-bottom="0in" loext:contextual-spacing="false" fo:line-height="0.1134in" fo:text-align="start" style:justify-single-word="false" fo:text-indent="-0.1945in" style:auto-text-indent="false" style:page-number="auto">
        <style:tab-stops>
          <style:tab-stop style:position="0.0252in"/>
        </style:tab-stops>
      </style:paragraph-properties>
    </style:style>
    <style:style style:name="P241" style:family="paragraph" style:parent-style-name="Body_20_text_20__28_6_29_" style:list-style-name="L10" style:master-page-name="">
      <style:paragraph-properties fo:margin-left="0.1945in" fo:margin-right="0in" fo:margin-top="0in" fo:margin-bottom="0in" loext:contextual-spacing="false" fo:text-align="start" style:justify-single-word="false" fo:text-indent="-0.1945in" style:auto-text-indent="false" style:page-number="auto">
        <style:tab-stops>
          <style:tab-stop style:position="0.0189in"/>
        </style:tab-stops>
      </style:paragraph-properties>
    </style:style>
    <style:style style:name="P242" style:family="paragraph" style:parent-style-name="Body_20_text_20__28_6_29_" style:list-style-name="L9" style:master-page-name="">
      <style:paragraph-properties fo:margin-left="0.1945in" fo:margin-right="0in" fo:margin-top="0in" fo:margin-bottom="0in" loext:contextual-spacing="false" fo:text-indent="0in" style:auto-text-indent="false" style:page-number="auto">
        <style:tab-stops>
          <style:tab-stop style:position="0.1772in"/>
        </style:tab-stops>
      </style:paragraph-properties>
    </style:style>
    <style:style style:name="P243" style:family="paragraph" style:parent-style-name="Body_20_text_20__28_6_29_" style:list-style-name="L10" style:master-page-name="PageStyle3">
      <style:paragraph-properties fo:margin-left="0in" fo:margin-right="0in" fo:margin-top="0in" fo:margin-bottom="0in" loext:contextual-spacing="false" fo:line-height="0.0972in" fo:text-indent="0in" style:auto-text-indent="false" style:page-number="277">
        <style:tab-stops>
          <style:tab-stop style:position="0.2126in"/>
        </style:tab-stops>
      </style:paragraph-properties>
    </style:style>
    <style:style style:name="P244" style:family="paragraph" style:parent-style-name="Body_20_text_20__28_6_29_" style:list-style-name="L10" style:master-page-name="">
      <style:paragraph-properties fo:margin-left="0in" fo:margin-right="0in" fo:margin-top="0in" fo:margin-bottom="0in" loext:contextual-spacing="false" fo:line-height="0.1134in" fo:text-indent="0in" style:auto-text-indent="false" style:page-number="auto">
        <style:tab-stops>
          <style:tab-stop style:position="0.2228in"/>
        </style:tab-stops>
      </style:paragraph-properties>
    </style:style>
    <style:style style:name="P245" style:family="paragraph" style:parent-style-name="Body_20_text_20__28_6_29_" style:list-style-name="L11" style:master-page-name="">
      <style:paragraph-properties fo:margin-left="0in" fo:margin-right="0in" fo:margin-top="0in" fo:margin-bottom="0in" loext:contextual-spacing="false" fo:line-height="0.1134in" fo:text-indent="0in" style:auto-text-indent="false" style:page-number="auto">
        <style:tab-stops>
          <style:tab-stop style:position="0.2228in"/>
        </style:tab-stops>
      </style:paragraph-properties>
    </style:style>
    <style:style style:name="P246" style:family="paragraph" style:parent-style-name="Body_20_text_20__28_6_29_" style:list-style-name="L11" style:master-page-name="">
      <style:paragraph-properties fo:margin-left="0in" fo:margin-right="0in" fo:margin-top="0in" fo:margin-bottom="0in" loext:contextual-spacing="false" fo:line-height="0.1134in" fo:text-indent="0in" style:auto-text-indent="false" style:page-number="auto">
        <style:tab-stops>
          <style:tab-stop style:position="0.2161in"/>
        </style:tab-stops>
      </style:paragraph-properties>
    </style:style>
    <style:style style:name="P247" style:family="paragraph" style:parent-style-name="Body_20_text_20__28_6_29_" style:list-style-name="L11" style:master-page-name="">
      <style:paragraph-properties fo:margin-left="0in" fo:margin-right="0in" fo:margin-top="0in" fo:margin-bottom="0in" loext:contextual-spacing="false" fo:line-height="0.1134in" fo:text-indent="0in" style:auto-text-indent="false" style:page-number="auto">
        <style:tab-stops>
          <style:tab-stop style:position="0.2193in"/>
        </style:tab-stops>
      </style:paragraph-properties>
    </style:style>
    <style:style style:name="P248" style:family="paragraph" style:parent-style-name="Body_20_text_20__28_6_29_" style:list-style-name="L11" style:master-page-name="">
      <style:paragraph-properties fo:margin-left="0in" fo:margin-right="0in" fo:margin-top="0in" fo:margin-bottom="0in" loext:contextual-spacing="false" fo:text-indent="0in" style:auto-text-indent="false" style:page-number="auto">
        <style:tab-stops>
          <style:tab-stop style:position="0.2228in"/>
        </style:tab-stops>
      </style:paragraph-properties>
    </style:style>
    <style:style style:name="P249" style:family="paragraph" style:parent-style-name="Body_20_text_20__28_6_29_" style:master-page-name="PageStyle6">
      <style:paragraph-properties fo:margin-left="0.1807in" fo:margin-right="0in" fo:margin-top="0in" fo:margin-bottom="0in" loext:contextual-spacing="false" fo:line-height="0.1272in" fo:text-indent="0in" style:auto-text-indent="false" style:page-number="280"/>
    </style:style>
    <style:style style:name="P250" style:family="paragraph" style:parent-style-name="Table_20_of_20_contents" style:master-page-name="PageStyle2">
      <style:paragraph-properties fo:margin-left="0.1807in" fo:margin-right="0in" fo:margin-top="0in" fo:margin-bottom="0in" loext:contextual-spacing="false" fo:text-indent="0in" style:auto-text-indent="false" style:page-number="274">
        <style:tab-stops>
          <style:tab-stop style:position="0.5154in" style:type="center"/>
          <style:tab-stop style:position="0.972in" style:type="right"/>
          <style:tab-stop style:position="1.0937in"/>
          <style:tab-stop style:position="1.778in" style:type="right"/>
        </style:tab-stops>
      </style:paragraph-properties>
    </style:style>
    <style:style style:name="P251" style:family="paragraph" style:parent-style-name="Table_20_of_20_contents" style:list-style-name="L5" style:master-page-name="">
      <style:paragraph-properties fo:margin-left="0.1807in" fo:margin-right="0in" fo:margin-top="0in" fo:margin-bottom="0in" loext:contextual-spacing="false" fo:text-indent="-0.1807in" style:auto-text-indent="false" style:page-number="auto">
        <style:tab-stops>
          <style:tab-stop style:position="-0.0299in"/>
          <style:tab-stop style:position="0.5154in" style:type="center"/>
          <style:tab-stop style:position="0.972in" style:type="right"/>
          <style:tab-stop style:position="1.0299in"/>
          <style:tab-stop style:position="1.778in" style:type="right"/>
        </style:tab-stops>
      </style:paragraph-properties>
    </style:style>
    <style:style style:name="T1" style:family="text">
      <style:text-properties fo:color="#000000" style:text-position="25% 58%"/>
    </style:style>
    <style:style style:name="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style style:name="fr2" style:family="graphic" style:parent-style-name="Frame">
      <style:graphic-properties fo:margin-left="0.0398in" fo:margin-right="0.0398in" fo:margin-top="0.0047in" fo:margin-bottom="0.278in" style:wrap="left" style:number-wrapped-paragraphs="no-limit" style:vertical-pos="from-top" style:vertical-rel="paragraph-content" style:horizontal-pos="from-left" style:horizontal-rel="page" fo:background-color="#ffffff" style:background-transparency="100%" draw:fill="solid" draw:fill-color="#ffffff" draw:opacity="0%" fo:padding="0in" fo:border="none" style:flow-with-text="false"/>
    </style:style>
    <style:style style:name="fr3" style:family="graphic" style:parent-style-name="Frame">
      <style:graphic-properties fo:margin-left="0.0398in" fo:margin-right="0.0398in" fo:margin-top="0.0366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Frame">
      <style:graphic-properties fo:margin-left="0.0398in" fo:margin-right="0.0398in" fo:margin-top="0.0429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fr5" style:family="graphic" style:parent-style-name="Frame">
      <style:graphic-properties fo:margin-left="0.0398in" fo:margin-right="0.0398in" fo:margin-top="0in" fo:margin-bottom="0in" style:wrap="right" style:number-wrapped-paragraphs="no-limit" style:wrap-contour="true" style:wrap-contour-mode="full" style:vertical-pos="from-top" style:vertical-rel="page-content" style:horizontal-pos="from-left" style:horizontal-rel="page" fo:background-color="#ffffff" style:background-transparency="100%" draw:fill="solid" draw:fill-color="#ffffff" draw:opacity="0%" fo:padding="0in" fo:border="none" style:mirror="none" fo:clip="rect(0in, 0in, 0in, 0in)" draw:luminance="0%" draw:contrast="0%" draw:red="0%" draw:green="0%" draw:blue="0%" draw:gamma="100%" draw:color-inversion="false" draw:image-opacity="100%" draw:color-mode="standard" style:flow-with-text="true"/>
    </style:style>
    <style:style style:name="Sect1" style:family="section">
      <style:section-properties fo:margin-left="0.7299in" fo:margin-right="3.6429in"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fo:margin-left="0.7299in" fo:margin-right="3.6429in" style:editable="false">
        <style:columns fo:column-count="2" fo:column-gap="0.0791in">
          <style:column style:rel-width="32767*" fo:start-indent="0in" fo:end-indent="0.0398in"/>
          <style:column style:rel-width="32768*" fo:start-indent="0.0398in" fo:end-indent="0in"/>
        </style:columns>
      </style:section-properties>
    </style:style>
    <style:style style:name="Sect4" style:family="section">
      <style:section-properties fo:margin-left="1.8846in" fo:margin-right="2.5272in" style:editable="false">
        <style:columns fo:column-count="2" fo:column-gap="0.0709in">
          <style:column style:rel-width="32767*" fo:start-indent="0in" fo:end-indent="0.0354in"/>
          <style:column style:rel-width="32768*" fo:start-indent="0.0354in" fo:end-indent="0in"/>
        </style:columns>
      </style:section-properties>
    </style:style>
    <style:style style:name="Sect5" style:family="section">
      <style:section-properties fo:margin-left="2.0752in" fo:margin-right="2.2772in" style:editable="false">
        <style:columns fo:column-count="2" fo:column-gap="0.0709in">
          <style:column style:rel-width="32767*" fo:start-indent="0in" fo:end-indent="0.0354in"/>
          <style:column style:rel-width="32768*" fo:start-indent="0.0354in" fo:end-indent="0in"/>
        </style:columns>
      </style:section-properties>
    </style:style>
    <style:style style:name="Sect6" style:family="section">
      <style:section-properties fo:margin-left="2.0118in" fo:margin-right="2.3583in" style:editable="false">
        <style:columns fo:column-count="1" fo:column-gap="0in"/>
      </style:section-properties>
    </style:style>
    <style:style style:name="Sect7" style:family="section">
      <style:section-properties fo:margin-left="2.0118in" fo:margin-right="2.3598in" style:editable="false">
        <style:columns fo:column-count="2" fo:column-gap="0.0709in">
          <style:column style:rel-width="32767*" fo:start-indent="0in" fo:end-indent="0.0354in"/>
          <style:column style:rel-width="32768*" fo:start-indent="0.0354in" fo:end-indent="0in"/>
        </style:columns>
      </style:section-properties>
    </style:style>
    <text:list-style style:name="L1">
      <text:list-level-style-number text:level="1" text:style-name="CharStyle9" style:num-format="1" text:start-value="1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CharStyle9"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CharStyle9" style:num-format="I">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CharStyle11" style:num-format="1" text:start-value="2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CharStyle19" style:num-format="1" text:start-value="7">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CharStyle9"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CharStyle9" style:num-format="1" text:start-value="29">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CharStyle9" style:num-format="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CharStyle9"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CharStyle29" style:num-format="1" text:start-value="1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CharStyle29"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CharStyle9" style:num-format="1" text:start-value="11">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CharStyle9" style:num-format="1" text:start-value="3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CharStyle9" style:num-format="1" text:start-value="2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CharStyle9" style:num-format="1" text:start-value="10">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CharStyle9" style:num-format="1" text:start-value="5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CharStyle19"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CharStyle9" style:num-format="1" text:start-value="13">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CharStyle9"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CharStyle9" style:num-format="1" text:start-value="4">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CharStyle9" style:num-format="1" text:start-value="1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CharStyle9" style:num-format="1" text:start-value="8">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CharStyle9" style:num-format="1" text:start-value="2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CharStyle9" style:num-format="1" text:start-value="2">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CharStyle44" style:num-format="1" text:start-value="4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CharStyle44" style:num-format="1" text:start-value="15">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CharStyle11" style:num-format="1" text:start-value="6">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Section0">
        <text:h text:style-name="P116" text:outline-level="1"><text:bookmark-start text:name="bookmark0"/><text:span text:style-name="CharStyle4">JUDGES</text:span><text:bookmark-end text:name="bookmark0"/></text:h>
      </text:section>
      <text:section text:style-name="Sect2" text:name="Section1">
        <text:p text:style-name="P2"/>
        <text:p text:style-name="P1"/>
      </text:section>
      <text:section text:style-name="Sect3" text:name="Section2">
        <text:p text:style-name="Body_20_text_20__28_2_29__20__2b__20_DropCap1">1<text:span text:style-name="CharStyle9"><text:tab/>After Joshua died, the Israel­ites asked the Eternal which of them was to march up first 2 and attack the Canaanites. The Eternal answered, “Judah is to march up; I hand over the </text:span><text:span text:style-name="CharStyle11">3</text:span><text:span text:style-name="CharStyle9"> country to him.” So Judah said to his brother Simeon, “March with me into my allotted terri­tory, to attack the Canaanites, and then I will march with you into your allotted territory.” 4 Simeon accompanied him [[and, when Judah marched up, the Eternal handed over to them the Canaanites and the Periz- zites; they defeated ten thou- 5 sand of them at Bezek]]. At Bezek they came upon Adoni- bezek and attacked him, defeat­ing the Canaanites and the 6 Perizzites. Adonibezek fled, but they pursued him, cap­tured him, and lopped of! Ins thumbs and his great toes. 7 “Seventy chiefs, with their thumbs and great toes lopped off, used to pick up their food under my table,” said Adoni­bezek; “as I did, so has God done to me in turn.” He was carried off to Jerusalem, and there he died.</text:span></text:p>
        <text:list xml:id="list2376043227585587717" text:style-name="L1">
          <text:list-item>
            <text:p text:style-name="P130"><text:span text:style-name="CharStyle9"><text:tab/>The Eternal was with the Judahites; they gained posses­sion of the highlands, although they were unable to evict the dwellers in the plain, who had 21 iron chariots. Neither did the men of Judah evict the Jebu- sites who inhabited Jerusalem; the Jebusites lived among the men of Judah as they do to this day in Jerusalem.</text:span></text:p>
          </text:list-item>
        </text:list>
        <text:list xml:id="list6482595123122390672" text:style-name="L2">
          <text:list-item>
            <text:p text:style-name="P133"><text:span text:style-name="CharStyle9"><text:tab/>[[The men of Judah attacked and captured Jerusalem, giving no quarter and burning up the 9 town. After that, the men of</text:span></text:p>
          </text:list-item>
        </text:list>
        <text:p text:style-name="P31"><text:span text:style-name="CharStyle9">Judah marched ofi to attack the Canaanites who lived in the highlands, the Negeb, and the lowlands. Judah marched 10 against the Canaanites who lived in Hebron (formerly called Kiriath-arba); they vanquished Sheshai, Ahiman, and' TalmaiJ]</text:span></text:p>
        <text:p text:style-name="P74"><text:span text:style-name="CharStyle9">Then they marched against xi the natives of Debir (formerly called Kiriath-sepher). Caleb declared, “Whoever attacks 12 Kiriath-sepher and captures it,</text:span></text:p>
        <text:list xml:id="list109131111670599077" text:style-name="L3">
          <text:list-item>
            <text:p text:style-name="P131"><text:span text:style-name="CharStyle9"><text:tab/>will give him my daughter Achsah in marriage.” Othniel, </text:span><text:span text:style-name="CharStyle12">13 </text:span><text:span text:style-name="CharStyle9">the son of Caleb’s younger brother Kenaz, captured it. So Caleb gave him his daughter Achsah in marriage. When she 14 arrived, Othniel induced her to ask her father for a tract of land as her dowry; so she alighted from her ass, and, when Caleb asked her what she wanted, she 15 said to him, “Give me a parting present; as you have settled me in the dry south country, let me have some springs of water.” Then Caleb gave her the up­per springs and the lower springs.</text:span></text:p>
          </text:list-item>
        </text:list>
        <text:p text:style-name="P75"><text:span text:style-name="CharStyle9">When Hobab the Kenite, the 16 father-in-law of Moses, left Palmtown to accompany the men of Judah into the desert of Judah near Arad, he went on to settle among the Amalekites. But Judah accompanied his 17 brother Simeon; they defeated the Canaanites who inhabited Zephath, and massacred them.</text:span></text:p>
        <text:p text:style-name="P28"><text:span text:style-name="CharStyle9">So the place came to be called Sacredtown (Hormah). Judah 18 also captured Gaza and its terri­tory, Ashkelon and its terri­tory- and Ekron and its terri­tory; Hebron they assigned to 20 Caleb, as Moses had ordered,</text:span></text:p>
      </text:section>
      <text:section text:style-name="Sect4" text:name="Section3">
        <text:p text:style-name="P115"><draw:frame draw:style-name="fr2" draw:name="26" text:anchor-type="paragraph" svg:x="3.9945in" svg:y="0.0047in" svg:width="2.0134in" draw:z-index="1"><draw:text-box fo:min-height="6.5146in"><text:p text:style-name="P28"><text:span text:style-name="CharStyle13">among the native Canaanites. The inhabitants of Beth-shemesh and Beth-anath, however, were turned into labour-gangs. As for </text:span><text:span text:style-name="CharStyle14">34 </text:span><text:span text:style-name="CharStyle13">the Danites, they were forced into the highlands by the Amo- rites, who would not allow them down into the plain. The Amo- </text:span><text:span text:style-name="CharStyle14">35 </text:span><text:span text:style-name="CharStyle13">rites clung to Harheres, Aijalon, and Shaalbim; but, as the clans­men of Joseph prevailed in pow­er, they were turned into labour- gangs. [[The frontier of the 36 Edomites ran from the Scorpion Pass to Sela and beyond it.]]</text:span></text:p><text:p text:style-name="P93"><text:span text:style-name="CharStyle13">Then the angel of the Eter- </text:span><text:span text:style-name="CharStyle15">ey </text:span><text:span text:style-name="CharStyle13">nal went from Gilgal up to “ Bethel, and said:<text:tab/>“. . . I</text:span></text:p><text:p text:style-name="P31"><text:span text:style-name="CharStyle13">brought you out of Egypt into the land I swore to your fathers that I would give to you. I said that I would never break my compact with you, and that you 2 must never make terms with the natives—-you must pull down their altars. But you have not obeyed my orders. What is this you have done? So I add 3 this word: ‘I will not dispossess them to make room for you: they shall be a scourge on your flanks, and their gods shall prove a danger to you.’ ” When 4 the angel of the Eternal said this to all the Israelites, the people burst into loud weeping. They called the place Bochim 5 (or Weepers), and there they</text:span></text:p><text:p text:style-name="P28"><text:span text:style-name="CharStyle13">sacrificed to the Eternal.</text:span></text:p><text:p text:style-name="P107"><text:span text:style-name="CharStyle17">* * * *</text:span></text:p><text:p text:style-name="P65"><text:span text:style-name="CharStyle13">When Joshua dismissed the 6 people, the Israelites went back, each to his own property, to take possession of the country. During all the lifetime of Joshua 7 and of the sheikhs who survived Joshua, who had seen all the great work done by the Eternal for Israel, the people continued to serve the Eternal. At the 8 age of a hundred and ten Joshua</text:span></text:p></draw:text-box></draw:frame></text:p>
        <text:p text:style-name="P56"><text:span text:style-name="CharStyle9">and Caleb ejected from it the , three giants.</text:span></text:p>
        <text:list xml:id="list3439494964634724037" text:style-name="L4">
          <text:list-item>
            <text:p text:style-name="P134"><text:span text:style-name="CharStyle9"><text:tab/>The clansmen of Joseph marched also against Bethel. The Eternal was with them.</text:span></text:p>
          </text:list-item>
          <text:list-item>
            <text:p text:style-name="P135"><text:span text:style-name="CharStyle9"><text:tab/>When the clansmen of Joseph sent men to reconnoitre at Bethel (formerly called Luz),</text:span></text:p>
          </text:list-item>
          <text:list-item>
            <text:p text:style-name="P136"><text:span text:style-name="CharStyle9"><text:tab/>the scouts saw a man leaving the town and caught him; “Come, tell us,” they said, “how to get into the town, and we</text:span></text:p>
          </text:list-item>
          <text:list-item>
            <text:p text:style-name="P136"><text:span text:style-name="CharStyle9"><text:tab/>will treat you well.” So he showed them how to get into the town, and they stormed it,</text:span></text:p>
          </text:list-item>
          <text:list-item>
            <text:p text:style-name="P136"><text:span text:style-name="CharStyle9"><text:tab/>giving no quarter; they let the man and his family go free, and he went to the land of the Hittites, where he built a town, calling it Luz. That is its name to this day.</text:span></text:p>
          </text:list-item>
          <text:list-item>
            <text:p text:style-name="P134"><text:span text:style-name="CharStyle9"><text:tab/>Manasseh did not gain pos­session of Beth-shean and its townships, nor of Taanak and its townships; they did not evict the inhabitants of Dor and its townships, nor of Ibleam and its townships, nor of Megiddo and its townships. The Ca- naanites clung to this country.</text:span></text:p>
          </text:list-item>
          <text:list-item>
            <text:p text:style-name="P135"><text:span text:style-name="CharStyle9"><text:tab/>When Israel became a power, they forced the Canaanites to slave for them, but they never</text:span></text:p>
          </text:list-item>
          <text:list-item>
            <text:p text:style-name="P136"><text:span text:style-name="CharStyle9"><text:tab/>evicted them entirely. Eph­raim did not evict the Canaan­ites who lived at Gezer; the Canaanites lived among them</text:span></text:p>
          </text:list-item>
          <text:list-item>
            <text:p text:style-name="P136"><text:span text:style-name="CharStyle9"><text:tab/>in Gezer. Zebulun did not evict the inhabitants of Kitron or of Nahalal; the Canaanites lived among them and were</text:span></text:p>
          </text:list-item>
          <text:list-item>
            <text:p text:style-name="P136"><text:span text:style-name="CharStyle9"><text:tab/>turned into labour-gangs. Asher did not evict the inhabitants of Acco or of Sidon or of Ahlab or of Achzib or of Helbah or of</text:span></text:p>
          </text:list-item>
          <text:list-item>
            <text:p text:style-name="P136"><text:span text:style-name="CharStyle9"><text:tab/>Aphek or of Rehob; the Asher- ites lived among the native Canaanites, who could not be</text:span></text:p>
          </text:list-item>
          <text:list-item>
            <text:p text:style-name="P137"><text:span text:style-name="CharStyle9"><text:tab/>evicted. Naphtali did not evict the inhabitants of Beth-shemesh or of Beth-anath, but </text:span><text:soft-page-break/><text:span text:style-name="CharStyle9">lived</text:span></text:p>
          </text:list-item>
        </text:list>
        <text:p text:style-name="P57"><text:span text:style-name="CharStyle9">the son of Nun, the servant of</text:span></text:p>
        <text:list xml:id="list201103429833203" text:style-name="L2">
          <text:list-item>
            <text:p text:style-name="P138"><text:span text:style-name="CharStyle9"><text:tab/>the Eternal, died. They buried him on his estate at Timnath- heres in the highlands of Eph­raim, north of mount Gaash.</text:span></text:p>
          </text:list-item>
          <text:list-item>
            <text:p text:style-name="P141"><text:span text:style-name="CharStyle9"><text:tab/>Then all that generation was gathered to their fathers, and another generation arose who knew nothing about the Eternal or the work he had done for</text:span></text:p>
          </text:list-item>
          <text:list-item>
            <text:p text:style-name="P142"><text:span text:style-name="CharStyle9"><text:tab/>Israel. These Israelites did what was evil in the sight of</text:span></text:p>
          </text:list-item>
          <text:list-item>
            <text:p text:style-name="P142"><text:span text:style-name="CharStyle9"><text:tab/>the Eternal, serving the Baals and forsaking the Eternal, the God of their fathers, who had brought them from the land of Egypt, running after other gods belonging to the gods of the nations around, and bowing</text:span></text:p>
          </text:list-item>
          <text:list-item>
            <text:p text:style-name="P142"><text:span text:style-name="CharStyle9"><text:tab/>down to them; they vexed the Eternal by forsaking the Eternal and sacrificing to Baal and</text:span></text:p>
          </text:list-item>
          <text:list-item>
            <text:p text:style-name="P142"><text:span text:style-name="CharStyle9"><text:tab/>Astarte. So the anger of the Eternal blazed against Israel; he handed them over to plun­derers who plundered them, he sold them into the power of their enemies around, till they could no longer hold their own</text:span></text:p>
          </text:list-item>
          <text:list-item>
            <text:p text:style-name="P142"><text:span text:style-name="CharStyle9"><text:tab/>against their enemies; wherever they marched, the Eternal’s hand was against them for evil, as the Eternal had threatened and sworn. They were in a</text:span></text:p>
          </text:list-item>
          <text:list-item>
            <text:p text:style-name="P142"><text:span text:style-name="CharStyle9"><text:tab/>sore plight. The Eternal raised up heroes, who rescued</text:span></text:p>
          </text:list-item>
          <text:list-item>
            <text:p text:style-name="P142"><text:span text:style-name="CharStyle9"><text:tab/>them from their plunderers; but they would not listen even to their heroes. Faithlessly they went after other gods, bowing down to them; they soon swerved from the line of their fathers who obeyed the com­mands of the Eternal—which</text:span></text:p>
          </text:list-item>
          <text:list-item>
            <text:p text:style-name="P142"><text:span text:style-name="CharStyle9"><text:tab/>was not what they did. When the Eternal raised up heroes for them, the Eternal would be with the heroes and rescue them from the power of their enemies dur­ing all the days of the hero; for the Eternal was moved to pity</text:span></text:p>
          </text:list-item>
        </text:list>
        <text:p text:style-name="P23"><text:span text:style-name="CharStyle19">by their groans under the grip of their tyrants and oppressors. But whenever the hero died, 19 they would relapse and behave worse than ever, running after other gods, sacrificing to them and bowing before them; they would not drop any of their practices or stubborn ways.</text:span></text:p>
        <text:p text:style-name="P63"><text:span text:style-name="CharStyle9">So the anger of the Eternal 20 blazed against Israel; he said, “As this nation has violated the compact which I enjoined upon their fathers and has not listened to my orders, I will no longer 21 evict for them any of the nations that Joshua left when he died”</text:span></text:p>
        <text:p text:style-name="P33"><text:span text:style-name="CharStyle9">—his aim being to test Israel 22 by means of them, to see whether or not they would live by the rules of the Eternal as their fathers did. So the 23 Eternal left these nations, in­stead of evicting them all at once[[; he did not hand them over to Joshua]].</text:span></text:p>
        <text:p text:style-name="P63"><text:span text:style-name="CharStyle9">The following are the na- o tions left by the Eternal as a test for all the Israelites who had had no experience of the war of invasion in Canaan—sim- 2 ply for giving lessons in war­fare to these generations of Israelites who hitherto knew nothing about fighting; there 3 were the five tyrants of the Philistines, all the Canaanites, the Phoenicians, and the Hit- tites of mount Lebanon, stretch­ing from mount Baal-hermon to the pass of Hamath. They 4 served as a test, to show whether Israel would obey what the Eternal had commanded their fathers through Moses.</text:span></text:p>
        <text:p text:style-name="P63"><text:span text:style-name="CharStyle9">As the Israelites lived among </text:span><text:span text:style-name="CharStyle11">5 </text:span><text:span text:style-name="CharStyle9">the Canaanites, the Hittites, the Amorites, the Perizzites, the Hivites, and the Jebusites, they 6 married their daughters, mar-</text:span></text:p>
      </text:section>
      <text:section text:style-name="Sect4" text:name="Section4">
        <text:p text:style-name="P250"><text:span text:style-name="CharStyle21">ried<text:tab/>their<text:tab/>own<text:tab/>daughters<text:tab/>to</text:span></text:p>
        <text:p text:style-name="P96"><text:span text:style-name="CharStyle21">their<text:tab/>sons,<text:tab/>and<text:tab/>sacrificed<text:tab/>to</text:span></text:p>
        <text:list xml:id="list7101326364424071489" text:style-name="L5">
          <text:list-item>
            <text:p text:style-name="P251"><text:span text:style-name="CharStyle21"><text:tab/>their<text:tab/>gods.<text:tab/>The<text:tab/>Israelites<text:tab/>did</text:span></text:p>
          </text:list-item>
        </text:list>
        <text:p text:style-name="P97"><text:span text:style-name="CharStyle9">what was evil in the sight of the Eternal, forgetting the Eternal their own God and worshipping the Baals and sacred poles.</text:span></text:p>
        <text:list xml:id="list204203978735522" text:continue-numbering="true" text:style-name="L5">
          <text:list-item>
            <text:p text:style-name="P187"><text:span text:style-name="CharStyle9"><text:tab/>So the anger of the Eternal flamed hot against Israel; he sold them into the power of Kushan- rishathaim the king of Mesopo­tamia, and for eight years the Israelites were subject to Kush-</text:span></text:p>
          </text:list-item>
          <text:list-item>
            <text:p text:style-name="P189"><text:span text:style-name="CharStyle9"><text:tab/>an-rishathaim. Then the Israelites cried to the Eternal, and the Eternal raised up a champion for the Israelites, who rescued them; it was Othniel, the son of Caleb’s younger brother, Kenaz.</text:span></text:p>
          </text:list-item>
        </text:list>
        <text:p text:style-name="P53"><text:span text:style-name="CharStyle9">io<text:tab/>The spirit of the Eternal in­spired him; he avenged Israel. When he marched out to battle, the Eternal handed over to him Kushan-rishathaim the king of Mesopotamia, till he got the upper hand of Kushan-risha-</text:span></text:p>
        <text:p text:style-name="P51"><text:span text:style-name="CharStyle9">n thaim. For forty years the land lay safe. Then Othniel</text:span></text:p>
        <text:list xml:id="list1723935780448920051" text:style-name="L6">
          <text:list-item>
            <text:p text:style-name="P192"><text:span text:style-name="CharStyle9"><text:tab/>the son of Kenaz died, and again the Israelites did what was evil in the sight of the Eternal. So the Eternal made Eglon the king of Moab gain the upper hand over Israel, since they had done what was evil in the sight of the</text:span></text:p>
          </text:list-item>
          <text:list-item>
            <text:p text:style-name="P192"><text:span text:style-name="CharStyle9"><text:tab/>Eternal. Eglon, collecting the Ammonites and the Amalekites, went and defeated Israel, seizing</text:span></text:p>
          </text:list-item>
          <text:list-item>
            <text:p text:style-name="P192"><text:span text:style-name="CharStyle9"><text:tab/>Palmtown; and for eighteen years the Israelites were subject to Eglon the king of Moab.</text:span></text:p>
          </text:list-item>
          <text:list-item>
            <text:p text:style-name="P188"><text:span text:style-name="CharStyle9"><text:tab/>Then Israel cried to the Eternal, and the Eternal raised up a champion for them; it was Ehud the son of Gera, a Benja- mite who was left-handed. He carried tribute from the Israel­ites to Eglon the king of Moab.</text:span></text:p>
          </text:list-item>
          <text:list-item>
            <text:p text:style-name="P192"><text:span text:style-name="CharStyle9"><text:tab/>On his right thigh under his clothes, Ehud hung a dirk which he had made, a two-edged</text:span></text:p>
          </text:list-item>
        </text:list>
        <text:p text:style-name="P28"><text:span text:style-name="CharStyle9">weapon eighteen inches long.</text:span></text:p>
        <text:p text:style-name="P28"><text:span text:style-name="CharStyle9">He presented the tribute to 17 Eglon the king of Moab (Eglon was a very fat man), and when 18 he had finished presenting the tribute, he dismissed the car­riers. He himself halted at the 19 sculptured stones near Gilgal, and went back, saying, “I have a private message for you, O king.” “Silence!” said Eglon to his attendants, and they all left him. Then Ehud went in 20 to see him, as he sat alone in his cool upper room. “I have a message from God for you,” said Ehud. As Eglon rose from his chair, Ehud put out his left 21 hand, drew' the dirk from his right thigh, and drove it into his belly; the hilt w</text:span><text:span text:style-name="CharStyle9"><text:span text:style-name="T1">r</text:span></text:span><text:span text:style-name="CharStyle9">ent in after 22 the blade, and the fat closed over the blade, for he did not draw the dirk out of his belly. Ehud then went out into the 23 vestibule, shutting the doors of the room and locking Eglon in. After he had gone, the 24 king’s servants came; they saw that the doors of the upper room were locked, but they thought that he must be relieving him­self in the closet of the upper chamber. They waited, till they 25 were at their wits’ end. As he did not open the doors of the upper room, they opened them with a key—and there lay their lord dead on the floor! Mean- 26 time, as they were waiting, Ehud had escaped, past the </text:span><text:span text:style-name="CharStyle22">sculptured stones, safe </text:span><text:span text:style-name="CharStyle9">to </text:span><text:span text:style-name="CharStyle22">Seirah. </text:span><text:span text:style-name="CharStyle9">When he got there, he sounded 27 the alarum through the high­lands of Ephraim, and the Is­raelites accompanied him from the highlands as their leader. “Follow me down,” he cried, 28 “the Eternal has handed you over your enemies in Moab!”</text:span></text:p>
        <text:p text:style-name="P19"><text:span text:style-name="CharStyle19">So they marched after him and</text:span></text:p>
        <text:p text:style-name="P27"><text:span text:style-name="CharStyle9">seized the fords of the Jordan, preventing any Moabite from</text:span></text:p>
        <text:list xml:id="list6503955304066696093" text:style-name="L7">
          <text:list-item>
            <text:p text:style-name="P144"><text:span text:style-name="CharStyle9"><text:tab/>crossing. They slew that day about ten thousand Moabites, stout warriors, all of them; not a</text:span></text:p>
          </text:list-item>
          <text:list-item>
            <text:p text:style-name="P144"><text:span text:style-name="CharStyle9"><text:tab/>man escaped. Moab was subdued that day by Israel, and for eighty years the land lay safe.</text:span></text:p>
          </text:list-item>
          <text:list-item>
            <text:p text:style-name="P154"><text:soft-page-break/><text:span text:style-name="CharStyle9"><text:tab/>After him came Shamgar the son of Anath, who killed six hundred Philistines with an ox- goad; he also rescued Israel.</text:span></text:p>
          </text:list-item>
        </text:list>
        <text:p text:style-name="Body_20_text_20__28_5_29__20__2b__20_DropCap3">4<text:span text:style-name="CharStyle24"><text:tab/>When Ehud died, the Israel­ites again did evil in the sight 2 of the Eternal. So the Eternal sold them into the power of Jabin the king of Canaan, who reigned in Hazor; his general was Sisera, who lived at Haro- </text:span><text:span text:style-name="CharStyle26">3</text:span><text:span text:style-name="CharStyle24"> sheth-of-the-nations. And the Israelites cried to the Eternal, for Jabin had nine hundred iron chariots, and for twenty years he oppressed Israel cruelly.</text:span></text:p>
        <text:p text:style-name="P27"><text:span text:style-name="CharStyle9">4 At that time Israel was being managed by Deborah a prophet- </text:span><text:span text:style-name="CharStyle27">S </text:span><text:span text:style-name="CharStyle9">ess, the wife of Lapidoth, who used to sit under the Deborah palm-tree between Ramah and Bethel in the highlands of Eph­raim, deciding cases brought to 6 her by the Israelites. She sent to summon Barak the son of Abinoam from Kedesh in Naph- tali, and told him, “Does not the Eternal, the God of Israel, order you to march on mount Tabor with ten thousand men from Naphtali and Zebulun, </text:span><text:span text:style-name="CharStyle11">7</text:span><text:span text:style-name="CharStyle9"> saying, T will draw Sisera, Ja- bin’s general, to meet you at the Kishon wady with his char­iots and his troops, and put 8 him in your power’?” Barak said to her, “If you will come with me, I will go; but if you will not come with me, I will </text:span><text:span text:style-name="CharStyle11">9</text:span><text:span text:style-name="CharStyle9"> not.” She answered, “I will certainly come with you. Only, the glory of the expedition will not be yours; for the Eternal</text:span></text:p>
        <text:p text:style-name="P20"><text:span text:style-name="CharStyle19">will sell Sisera into a woman’s hand.” Then Deborah went with Barak to Kedesh. Barak 10 summoned Zebulun and Naph­tali to Kedesh; ten thousand men were at his back, and Deborah marched with him. (Now Heber the Kenite had 11 withdrawn from the Kenites, the sept of Hobab the father- in-law of Moses, pitching his tent as far north as the oak of Basaanim near Kedesh.)</text:span></text:p>
        <text:p text:style-name="P77"><text:span text:style-name="CharStyle19">Learning that Barak the son 12 of Abinoam had marched to mount Tabor, Sisera sum- 13 moned all his chariots, nine hundred iron chariots, and all his forces, from Harosheth-of- the-nations to the Kishon wady. Then said Deborah to Barak, 14 “Up! this is the day when the Eternal puts Sisera in your power! Is not the Eternal marching in front of you?” So Barak, with ten thousand men at his back, charged down from mount Tabor, and the Eternal 15 routed Sisera and all his char­iots and all his army before Barak. Sisera alighted from his chariot and fled on foot; but 16 Barak pursued the chariots and the army as far as Harosheth- of-the-nations, killing the entire armyof Sisera andgivingnoquar- ter; not a single man was left.</text:span></text:p>
        <text:p text:style-name="P77"><text:span text:style-name="CharStyle19">Sisera, however, fled on foot 17 to the tent of Jael the wife of Heber the Kenite; for Jabin the king of Hazor and the family of Heber the Kenite were on friendly terms. Jael came out 18 to meet Sisera, saying, “Turn in, my lord, turn into my tent; have no fear!” So he turned into her tent, and she covered him up with a rug. He said to 19 her, “Pray give me a little water, for I am thirsty.” So she opened her skin of milk,</text:span></text:p>
        <text:p text:style-name="P56"><text:span text:style-name="CharStyle9">gave him a drink, and covered</text:span></text:p>
        <text:list xml:id="list201104253067333" text:style-name="L1">
          <text:list-item>
            <text:p text:style-name="P145"><text:span text:style-name="CharStyle9"><text:tab/>him up again. He said to her, “Stand at the door of the tent, and then, if anyone comes and asks you if there is a man here,</text:span></text:p>
          </text:list-item>
          <text:list-item>
            <text:p text:style-name="P145"><text:span text:style-name="CharStyle9"><text:tab/>say no.” But Jael the wife of Heber the Kenite took a tent- peg and a mallet in her hand, and, slipping quietly up to him, she drove the peg into his temple right through to the ground— for he was fast asleep and ex-</text:span></text:p>
          </text:list-item>
          <text:list-item>
            <text:p text:style-name="P145"><text:span text:style-name="CharStyle9"><text:tab/>hausted; so he died. Up came Barak in pursuit of Sisera; and Jael went out to meet him, saying, “Here, I will show you the man you are looking for!” So Barak went inside her tent, and there lay Sisera dead, with the tent-peg in his temple!</text:span></text:p>
          </text:list-item>
          <text:list-item>
            <text:p text:style-name="P156"><text:soft-page-break/><text:span text:style-name="CharStyle9"><text:tab/>Thus did God that day subdue Jabin the king of Canaan before</text:span></text:p>
          </text:list-item>
          <text:list-item>
            <text:p text:style-name="P157"><text:span text:style-name="CharStyle9"><text:tab/>the Israelites; the Israelites bore harder and harder upon Jabin the king of Canaan, till they finally destroyed Jabin the king of Canaan.</text:span></text:p>
          </text:list-item>
        </text:list>
        <text:p text:style-name="P89"><text:span text:style-name="CharStyle9">On that day Deborah sang with Barak the son of Abinoam:</text:span></text:p>
        <text:list xml:id="list7417822553545355848" text:style-name="L8">
          <text:list-item>
            <text:p text:style-name="P235"><text:span text:style-name="CharStyle29"><text:tab/>That Israel’s leaders took the lead, that the folk came forward freely,</text:span></text:p>
          </text:list-item>
        </text:list>
        <text:p text:style-name="P108"><text:span text:style-name="CharStyle29">bless the Eternal!</text:span></text:p>
        <text:list xml:id="list204202858151028" text:continue-numbering="true" text:style-name="L8">
          <text:list-item>
            <text:p text:style-name="P235"><text:span text:style-name="CharStyle29"><text:tab/>Listen, </text:span><text:span text:style-name="CharStyle30">0</text:span><text:span text:style-name="CharStyle29"> kings,</text:span></text:p>
          </text:list-item>
        </text:list>
        <text:list xml:id="list7475974780221426171" text:style-name="L9">
          <text:list-item>
            <text:p text:style-name="P242"><text:span text:style-name="CharStyle29"><text:tab/>rulers, hear!</text:span></text:p>
          </text:list-item>
          <text:list-item>
            <text:p text:style-name="P242"><text:span text:style-name="CharStyle29"><text:tab/>will sing to the Eternal,</text:span></text:p>
          </text:list-item>
        </text:list>
        <text:p text:style-name="P104"><text:span text:style-name="CharStyle29">to Israel’s God I chant, to the Eternal.</text:span></text:p>
        <text:list xml:id="list201103721303491" text:style-name="L8">
          <text:list-item>
            <text:p text:style-name="P236"><text:span text:style-name="CharStyle29"><text:tab/>At tnine advance from Seir, O</text:span></text:p>
          </text:list-item>
        </text:list>
        <text:p text:style-name="P87"><text:span text:style-name="CharStyle29">Eternal,</text:span></text:p>
        <text:p text:style-name="P106"><text:span text:style-name="CharStyle29">upon thy march from Edom’s land,</text:span></text:p>
        <text:p text:style-name="P90"><text:span text:style-name="CharStyle29">earth was shaking, the skies quaking, clouds dripped water,</text:span></text:p>
        <text:list xml:id="list204203129107364" text:continue-numbering="true" text:style-name="L8">
          <text:list-item>
            <text:p text:style-name="P236"><text:span text:style-name="CharStyle29"><text:tab/>mountains streamed,</text:span></text:p>
          </text:list-item>
        </text:list>
        <text:p text:style-name="P105"><text:span text:style-name="CharStyle29">in front of the Eternal, Israel’s God.</text:span></text:p>
        <text:list xml:id="list204203617183247" text:continue-numbering="true" text:style-name="L8">
          <text:list-item>
            <text:p text:style-name="P237"><text:span text:style-name="CharStyle29"><text:tab/>In Sham gar’s day, the son of</text:span></text:p>
          </text:list-item>
        </text:list>
        <text:p text:style-name="P88"><text:span text:style-name="CharStyle29">Anath,</text:span></text:p>
        <text:p text:style-name="P60"><text:span text:style-name="CharStyle29">in the years gone by, the caravans had ceased, wayfarers kept to the by-roads,</text:span></text:p>
        <text:p text:style-name="P55"><text:span text:style-name="CharStyle29">and Israel’s hamlets were de- 7 serted—</text:span></text:p>
        <text:p text:style-name="P47"><text:span text:style-name="CharStyle29">till I arose, Deborah, a matron within Israel.</text:span></text:p>
        <text:p text:style-name="P37"><text:span text:style-name="CharStyle29">Not one shield for five towns then! 8 not a lance for Israel’s forty thou­sand men!</text:span></text:p>
        <text:p text:style-name="P37"><text:span text:style-name="CharStyle29">But Israel had leaders—my heart 9 goes out to them— folk who came forward!</text:span></text:p>
        <text:p text:style-name="P103"><text:span text:style-name="CharStyle29">Bless the Eternal!</text:span></text:p>
        <text:p text:style-name="P55"><text:span text:style-name="CharStyle29">Tell of them, you on your tawny 10 asses,</text:span></text:p>
        <text:p text:style-name="P37"><text:span text:style-name="CharStyle29">riding on your rugs,</text:span></text:p>
        <text:p text:style-name="P37"><text:span text:style-name="CharStyle29">and you that tramp the roads!</text:span></text:p>
        <text:p text:style-name="P37"><text:span text:style-name="CharStyle29">Far from the whizzing of arrows, 11 where cattle are watered, men tell how the Eternal upholds the right,</text:span></text:p>
        <text:p text:style-name="P49"><text:span text:style-name="CharStyle29">upholds it for Israel’s hamlets.</text:span></text:p>
        <text:p text:style-name="P36"><text:span text:style-name="CharStyle29">Up, O Deborah,<text:tab/>12</text:span></text:p>
        <text:p text:style-name="P35"><text:span text:style-name="CharStyle29">up, up, with your war-cry!</text:span></text:p>
        <text:p text:style-name="P55"><text:span text:style-name="CharStyle29">To your feet, O Barak son of Abinoam,</text:span></text:p>
        <text:p text:style-name="P48"><text:span text:style-name="CharStyle29">and capture your captors!</text:span></text:p>
        <text:p text:style-name="P55"><text:span text:style-name="CharStyle29">Out the folk of the Eternal 13 marched,</text:span></text:p>
        <text:p text:style-name="P37"><text:span text:style-name="CharStyle29">out came all the nobles left, out for the Eternal marched his folk like heroes,</text:span></text:p>
        <text:p text:style-name="P55"><text:span text:style-name="CharStyle29">wheeling from Ephraim into the 14 glen—</text:span></text:p>
        <text:p text:style-name="P55"><text:span text:style-name="CharStyle29">“We follow you, Benjamin, your clan’s men!”</text:span></text:p>
        <text:p text:style-name="P55"><text:span text:style-name="CharStyle29">Out from Machir came com­manders,</text:span></text:p>
        <text:p text:style-name="P35"><text:span text:style-name="CharStyle29">adjutants from Zebulun;</text:span></text:p>
        <text:p text:style-name="P55"><text:span text:style-name="CharStyle29">Issachar’s chieftains rallied to 15 Deborah,</text:span></text:p>
        <text:p text:style-name="P46"><text:span text:style-name="CharStyle29">as Naphtali backed up Barak, tearing down athis heels to the glen.</text:span></text:p>
        <text:p text:style-name="P40"><text:span text:style-name="CharStyle29">But in the shires of Reuben were divisions and debates.</text:span></text:p>
        <text:p text:style-name="P54"><text:span text:style-name="CharStyle29">Why did you lounge by shepherds’ 16 cotes,</text:span></text:p>
        <text:p text:style-name="P54"><text:span text:style-name="CharStyle29">with only an ear for pastoral notes?</text:span></text:p>
        <text:p text:style-name="P54"><text:span text:style-name="CharStyle29">East of the Jordan the Gileadites 17 stayed;</text:span></text:p>
        <text:p text:style-name="P38"><text:span text:style-name="CharStyle29">Dan held to his ships;</text:span></text:p>
        <text:p text:style-name="P39"><text:span text:style-name="CharStyle29">Asher sat still by the seaboard, clinging to his creeks.</text:span></text:p>
      </text:section>
      <text:section text:style-name="Sect4" text:name="Section5">
        <text:list xml:id="list5881958558212838295" text:style-name="L10">
          <text:list-item>
            <text:p text:style-name="P243"><text:span text:style-name="CharStyle29"><text:tab/>But Zebulun—the clan risked life</text:span></text:p>
          </text:list-item>
        </text:list>
        <text:p text:style-name="P86"><text:span text:style-name="CharStyle29">and death</text:span></text:p>
        <text:p text:style-name="P82"><text:span text:style-name="CharStyle29">with Naphtali out in the open field!</text:span></text:p>
        <text:list xml:id="list204203996084759" text:continue-numbering="true" text:style-name="L10">
          <text:list-item>
            <text:p text:style-name="P241"><text:span text:style-name="CharStyle29"><text:tab/>On came the kings, came at them, Canaan’s kings came at them,</text:span></text:p>
          </text:list-item>
        </text:list>
        <text:p text:style-name="P59"><text:span text:style-name="CharStyle29">by Taanak, on Megiddo’s streams; and much they made of it 1</text:span></text:p>
        <text:list xml:id="list204202827523428" text:continue-numbering="true" text:style-name="L10">
          <text:list-item>
            <text:p text:style-name="P244"><text:span text:style-name="CharStyle29"><text:tab/>The very stars in heaven were</text:span></text:p>
          </text:list-item>
        </text:list>
        <text:p text:style-name="P84"><text:span text:style-name="CharStyle29">fighting,</text:span></text:p>
        <text:p text:style-name="P81"><text:span text:style-name="CharStyle29">fighting Sisera from their spheres;</text:span></text:p>
        <text:list xml:id="list204202392156127" text:continue-numbering="true" text:style-name="L10">
          <text:list-item>
            <text:p text:style-name="P238"><text:span text:style-name="CharStyle29"><text:tab/>Kishon’s torrent swept the foe off, Kishon’s torrent in their faces!</text:span></text:p>
          </text:list-item>
        </text:list>
        <text:p text:style-name="P113"><text:span text:style-name="CharStyle29">(Bless the Eternal’s power, my soul!)</text:span></text:p>
        <text:p text:style-name="P50"><text:span text:style-name="CharStyle29">23 Then thudded hoofs of horses, as the chargers thundered away.</text:span></text:p>
        <text:list xml:id="list1287876743264043935" text:style-name="L11">
          <text:list-item>
            <text:p text:style-name="P246"><text:span text:style-name="CharStyle29"><text:tab/>Curse Meroz, the Eternal’s angel</text:span></text:p>
          </text:list-item>
        </text:list>
        <text:p text:style-name="P84"><text:span text:style-name="CharStyle29">cries,</text:span></text:p>
        <text:p text:style-name="P60"><text:span text:style-name="CharStyle29">blast her burghers with a curse! They never came to the Eternal’s aid,</text:span></text:p>
        <text:p text:style-name="P81"><text:span text:style-name="CharStyle29">to the Eternal’s aid, to join the heroes!</text:span></text:p>
        <text:list xml:id="list204202244873220" text:continue-numbering="true" text:style-name="L11">
          <text:list-item>
            <text:p text:style-name="P240"><text:span text:style-name="CharStyle29"><text:tab/>But blest above women be Jael, blest above Bedawin women!</text:span></text:p>
          </text:list-item>
          <text:list-item>
            <text:p text:style-name="P247"><text:span text:style-name="CharStyle29"><text:tab/>Water he asked, and milk she gave</text:span></text:p>
          </text:list-item>
        </text:list>
        <text:p text:style-name="P84"><text:span text:style-name="CharStyle29">him,</text:span></text:p>
        <text:p text:style-name="P81"><text:span text:style-name="CharStyle29">brought him curds in a lordly bowl,</text:span></text:p>
        <text:list xml:id="list204204175176958" text:continue-numbering="true" text:style-name="L11">
          <text:list-item>
            <text:p text:style-name="P239"><text:span text:style-name="CharStyle29"><text:tab/>laid her hand upon a tent-pin, laid her right hand on a mallet, and pounded Sisera, shattered his</text:span></text:p>
          </text:list-item>
        </text:list>
        <text:p text:style-name="P84"><text:span text:style-name="CharStyle29">head,</text:span></text:p>
        <text:p text:style-name="P81"><text:span text:style-name="CharStyle29">smashed him, crashed his tem­ple in;</text:span></text:p>
        <text:list xml:id="list204202638671056" text:continue-numbering="true" text:style-name="L11">
          <text:list-item>
            <text:p text:style-name="P245"><text:span text:style-name="CharStyle29"><text:tab/>he sank at her feet, he fell down</text:span></text:p>
          </text:list-item>
        </text:list>
        <text:p text:style-name="P84"><text:span text:style-name="CharStyle29">dead,</text:span></text:p>
        <text:p text:style-name="P83"><text:span text:style-name="CharStyle29">and where he sank he fell—her victim!</text:span></text:p>
        <text:list xml:id="list204203111649494" text:continue-numbering="true" text:style-name="L11">
          <text:list-item>
            <text:p text:style-name="P248"><text:span text:style-name="CharStyle29"><text:tab/>Out of the window she leans and</text:span></text:p>
          </text:list-item>
        </text:list>
        <text:p text:style-name="P85"><text:span text:style-name="CharStyle29">peers,</text:span></text:p>
        <text:p text:style-name="P58"><text:span text:style-name="CharStyle29">Sisera’s mother, out of the lattice: “Why are his chariots lingering? Why?</text:span></text:p>
        <text:p text:style-name="P80"><text:span text:style-name="CharStyle29">Why is the sound of his wheels so long?”</text:span></text:p>
        <text:list xml:id="list204203257319347" text:continue-numbering="true" text:style-name="L11">
          <text:list-item>
            <text:p text:style-name="P248"><text:span text:style-name="CharStyle29"><text:tab/>And her ladies (so knowing)</text:span></text:p>
          </text:list-item>
        </text:list>
        <text:p text:style-name="P85"><text:span text:style-name="CharStyle29">reply-</text:span></text:p>
        <text:p text:style-name="P80"><text:span text:style-name="CharStyle29">nay, she answers herself as they answer—</text:span></text:p>
        <text:list xml:id="list204202589023138" text:continue-numbering="true" text:style-name="L11">
          <text:list-item>
            <text:p text:style-name="P248"><text:span text:style-name="CharStyle29"><text:tab/>“They must be dividing the spoil</text:span></text:p>
          </text:list-item>
        </text:list>
        <text:p text:style-name="P85"><text:span text:style-name="CharStyle29">they have taken, a wench or two wenches apiece,</text:span></text:p>
        <text:p text:style-name="P45"><text:span text:style-name="CharStyle29">dyed robes for Sisera’s share, and brocade and brocades, for my neck!”</text:span></text:p>
        <text:p text:style-name="P94"><text:span text:style-name="CharStyle29">So be thy foes, Eternal, all un- 31 done!</text:span></text:p>
        <text:p text:style-name="P95"><text:span text:style-name="CharStyle29">But may thy friends fare like the rising sun!</text:span></text:p>
        <text:p text:style-name="P75"><text:span text:style-name="CharStyle9">For forty years the land lay /" safe. But the Israelites did O what was evil in the sight of the Eternal, and the Eternal handed them over to Midian for seven years. Midian gained the 2 upper hand over Israel; it was to escape Midian that the Israel­ites made hiding-places among the mountains, caves, ana strongholds. Whenever Israel </text:span><text:span text:style-name="CharStyle11">3 </text:span><text:span text:style-name="CharStyle9">had sown their crops, Midian and Amalek and the Bedawin would come up raiding, and, 4 entrenching themselves, would destroy the produce of the country as far south as Gaza; they left Israel nothing to live on, neither sheep nor ox nor ass. For they would come up with 5 their cattle, tents and all, swarming like locusts; they and their camels were past num­bering, and their coming was the ruin of the country. So 6 Israel was greatly reduced, owing to Midian. The Israel- </text:span><text:span text:style-name="CharStyle31">7 </text:span><text:span text:style-name="CharStyle9">ites cried to the Eternal, and, when the Israelites cried to the Eternal on account of Midian, the Eternal sent the Israelites a 8 prophet, who gave them this message from the Eternal, God of Israel: “I brought you out of Egypt, I brought you from that slave-pen, I rescued you from 9 the power of Egypt and from the grip of all your oppressors, I dis­possessed your foes in front of you and gave you their land, and I said to you, I am the Eternal, 10 your God; you must not revere the gods of the Amorites in whose</text:span></text:p>
        <text:p text:style-name="P201"><text:span text:style-name="CharStyle9">land you are living. But you have not heeded what I said.”</text:span></text:p>
        <text:list xml:id="list1442360220803749304" text:style-name="L12">
          <text:list-item>
            <text:p text:style-name="P203"><text:span text:style-name="CharStyle9"><text:tab/>Now the angel of the Eternal came and sat down under the sacred tree at Ophrah, which belonged to Joash the Abiez- rite. His son Gideon was beat­ing out some wheat inside the winepress, to save it from Mid-</text:span></text:p>
          </text:list-item>
          <text:list-item>
            <text:p text:style-name="P205"><text:span text:style-name="CharStyle9"><text:tab/>ian; and to him the angel of the Eternal appeared, saying, “You stalwart hero, the Eternal is</text:span></text:p>
          </text:list-item>
          <text:list-item>
            <text:p text:style-name="P205"><text:span text:style-name="CharStyle9"><text:tab/>with you!” “The Eternal with us, my lord?” said Gideon. “Then why has all this hap­pened to us? Where are all his deeds of wonder that our fathers recounted to us? They said, ‘Did not the Eternal bring us out of Egypt?’ But now the Eternal has thrown us aside, he has abandoned us to Midian!”</text:span></text:p>
          </text:list-item>
          <text:list-item>
            <text:p text:style-name="P205"><text:span text:style-name="CharStyle9"><text:tab/>The Eternal turned to him and said, “Go with this strength of your own, and rescue Israel from Midian. Am I not send-</text:span></text:p>
          </text:list-item>
          <text:list-item>
            <text:p text:style-name="P205"><text:span text:style-name="CharStyle9"><text:tab/>ing you?” “But, my lord,” said Gideon, “how am I to rescue Israel? My sept is the weakest in Manasseh, and I have least weight in my family.”</text:span></text:p>
          </text:list-item>
          <text:list-item>
            <text:p text:style-name="P205"><text:span text:style-name="CharStyle9"><text:tab/>The Eternal said to him, “I will be with you, and you shall de­feat Midian, every man of them.”</text:span></text:p>
          </text:list-item>
          <text:list-item>
            <text:p text:style-name="P203"><text:span text:style-name="CharStyle9"><text:tab/>Gideon said to him, “If I find favour with you, pray let me have a proof that you</text:span></text:p>
          </text:list-item>
          <text:list-item>
            <text:p text:style-name="P206"><text:span text:style-name="CharStyle9"><text:tab/>are speaking to me; pray do not leave until I come back and offer you my present.” “I will wait till you return,” he</text:span></text:p>
          </text:list-item>
          <text:list-item>
            <text:p text:style-name="P206"><text:span text:style-name="CharStyle9"><text:tab/>answered. So Gideon went indoors, prepared a kid, and made a bushel of flour into unleavened cakes; the meat he put in a basket, the broth in a pot, and then he brought out the food and presented it to him</text:span></text:p>
          </text:list-item>
          <text:list-item>
            <text:p text:style-name="P207"><text:span text:style-name="CharStyle9"><text:tab/>under the sacred tree. But the angel of God said to him, “Take</text:span></text:p>
          </text:list-item>
        </text:list>
        <text:p text:style-name="P31"><text:span text:style-name="CharStyle9">the meat and the unleavened cakes, and put them on the rock yonder; pour the broth over them.” He did so; and the angel </text:span><text:span text:style-name="CharStyle31">21 </text:span><text:span text:style-name="CharStyle9">of the Eternal, reaching out the tip of the stick in his hand, touched the meat and the un­leavened cakes. Then fire spurted out of the rock and burned up the meat and the un­leavened cakes. So Gideon real- 22 ized it was the angel of the Eter­nal. “Alas! my lord the Eter­nal!” he cried, “I have seen the angel of the Eternal face to face!” But the Eternal said to 23 him, “All is well, have no fear; you are not to die!” Then the 24 angel of the Eternal vanished from his sight, and Gideon erected an altar to the Eternal on the spot, calling it “Allswell- Eternal.” It stands to this day at Ophrah, which belongs to the Abiezrites.</text:span></text:p>
        <text:p text:style-name="P64"><text:span text:style-name="CharStyle9">That very night the Eternal 25 said to him, “Take ten of your servants, and take a seven-year- old bull; pull down the altar of Baal that belongs to your father, cutting down the sacred pole beside it, and then erect 26 an altar in due form to the Eternal your God on the summit of this stronghold, burning the bull in sacrifice with the wood of the sacred pole that you are to cut down.”</text:span></text:p>
        <text:p text:style-name="P64"><text:span text:style-name="CharStyle9">So Gideon took ten of his 27 servants and did as the Eternal told him; but he did it by night; so terrified was he of his father’s family and of the towns­folk, that he dared not do it by day. When the towns- 28 folk rose in the morning, there was Baal’s altar broken down, the sacred pole cut down, and the bull sacrificed on the altar that had been erected! They 29 said to each other, “Who has</text:span></text:p>
      </text:section>
      <text:section text:style-name="Sect5" text:name="Section6">
        <text:p text:style-name="P213"><text:span text:style-name="CharStyle9">done this?” And after making strict inquiry they found that Gideon the son of Joash had done it.</text:span></text:p>
        <text:list xml:id="list3437902434119582486" text:style-name="L13">
          <text:list-item>
            <text:p text:style-name="P158"><text:span text:style-name="CharStyle9"><text:tab/>The townsfolk said to Joash, “Bring out your son; he must die. He has broken down Baal’s altar and cut down the</text:span></text:p>
          </text:list-item>
          <text:list-item>
            <text:p text:style-name="P146"><text:span text:style-name="CharStyle9"><text:tab/>sacred pole beside it.” But Joash said to all his opponents, “And are you going to fight Baal’s battles? Are you to be his champions? Whoever fights for him shall be put to death next morning! If he is a god,</text:span></text:p>
          </text:list-item>
          <text:list-item>
            <text:p text:style-name="P159"><text:span text:style-name="CharStyle9"><text:tab/>let him fight for himself!” So Gideon was called that day “Jerubbaal” (or Baalfight), meaning, “Let Baal fight with him, since he broke down his altar!”</text:span></text:p>
          </text:list-item>
          <text:list-item>
            <text:p text:style-name="P158"><text:span text:style-name="CharStyle9"><text:tab/>Then all the Midianites and the Amalekites and the Bedawin mustered, crossed the Jordan, and encamped on the plain of</text:span></text:p>
          </text:list-item>
          <text:list-item>
            <text:p text:style-name="P146"><text:span text:style-name="CharStyle9"><text:tab/>Jezreel. But the spirit of the Eternal took hold of Gideon; he sounded the alarum, calling</text:span></text:p>
          </text:list-item>
          <text:list-item>
            <text:p text:style-name="P146"><text:span text:style-name="CharStyle9"><text:tab/>the Abiezrites to arms, and sent messengers all through Manas- seh, calling them to arms, and also through Asher, Zebulun, and Naphtali, who marched out to battle.</text:span></text:p>
          </text:list-item>
          <text:list-item>
            <text:p text:style-name="P158"><text:span text:style-name="CharStyle9"><text:tab/>Then Gideon said to God, “If thou art going to rescue Israel by</text:span></text:p>
          </text:list-item>
          <text:list-item>
            <text:p text:style-name="P165"><text:span text:style-name="CharStyle9"><text:tab/>me, as thou hast said—here I lay a fleece of wool upon the threshing-floor; if dew falls only on the fleece, and all the ground is dry, then I shall be sure that thou art going to res­cue Israel by me, as thou hast</text:span></text:p>
          </text:list-item>
          <text:list-item>
            <text:p text:style-name="P159"><text:span text:style-name="CharStyle9"><text:tab/>said.” This did happen. When he rose next morning, he wrung the fleece and squeezed out dew</text:span></text:p>
          </text:list-item>
          <text:list-item>
            <text:p text:style-name="P168"><text:span text:style-name="CharStyle9"><text:tab/>enough to fill a bowl. And Gideon said to God, “Let not thine anger blaze hotly against me; I will ask only one thing more. Pray let me try one</text:span></text:p>
          </text:list-item>
        </text:list>
        <text:p text:style-name="P19"><text:span text:style-name="CharStyle19">more test with the fleece: pray let the fleece alone be dry, with dew on all the ground.” That 40 night, God did it; the fleece alone was dry, and dew lay on all the ground.</text:span></text:p>
        <text:p text:style-name="P62"><text:span text:style-name="CharStyle19">So Jerubbaal (that is, </text:span><text:span text:style-name="CharStyle33">r"i </text:span><text:span text:style-name="CharStyle19">Gideon) and all his men rose • early and encamped beside the spring of Harod, the Midianite camp lying north of Gibeath- Hammoreh on the plain. But </text:span><text:span text:style-name="CharStyle34">3 </text:span><text:span text:style-name="CharStyle19">the Eternal said to Gideon, “There are too many men with you, for me to hand over the Midianites; Israel might glory over me by claiming, ‘My own hand has ■won the victory.’ Come now, issue this procla- </text:span><text:span text:style-name="CharStyle34">3 </text:span><text:span text:style-name="CharStyle19">mation to the people, that ‘anyone who is terrified and trembling must go home.’ ” Gideon applied this test, and twenty-two thousand went home, leaving ten thousand. “There are still too many,” 4 said the Eternal to Gideon; “take them down to the water, and let me sift them there; whenever I tell you, ‘this man shall go with you,’ he is to go with you, and whenever I tell you, ‘this man shall not go with you,’ he is not to go.” So </text:span><text:span text:style-name="CharStyle34">5 </text:span><text:span text:style-name="CharStyle19">Gideon took them down to the water. And the Eternal said, “Place on one side everyone who laps up the water with his tongue like a dog, and place on the other side everyone who kneels down to drink.” The </text:span><text:span text:style-name="CharStyle34">6 </text:span><text:span text:style-name="CharStyle19">men who lapped numbered three hundred; all the others knelt down to drink the water, putting their hands to their lips. Then the Eternal said </text:span><text:span text:style-name="CharStyle34">7 </text:span><text:span text:style-name="CharStyle19">to Gideon. “By the three hundred men who lapped I will rescue you and put Midian into your hands; let all the rest go home.” So he sent all the </text:span><text:span text:style-name="CharStyle34">8</text:span></text:p>
        <text:p text:style-name="P249"><text:span text:style-name="CharStyle29">Israelites home, every man of them, keeping only the three hundred, who took the pitchers belonging to the others and their trumpets.</text:span></text:p>
        <text:p text:style-name="P21"><text:span text:style-name="CharStyle19">The Midianite camp lay below </text:span><text:span text:style-name="CharStyle34">9</text:span><text:span text:style-name="CharStyle19"> him in the valley. And that very night the Eternal said to him, “Get away down and attack the camp; I put it in</text:span></text:p>
        <text:list xml:id="list201104224798996" text:style-name="L5">
          <text:list-item>
            <text:p text:style-name="P118"><text:span text:style-name="CharStyle19"><text:tab/>your hands. If you are afraid to make an attack, steal down to the camp with your page Purah,</text:span></text:p>
          </text:list-item>
          <text:list-item>
            <text:p text:style-name="P118"><text:span text:style-name="CharStyle19"><text:tab/>and listen to their talk; that will encourage you to attack the camp.” So down he stole with his page Purah to the out­posts of armed sentries round</text:span></text:p>
          </text:list-item>
          <text:list-item>
            <text:p text:style-name="P118"><text:span text:style-name="CharStyle19"><text:tab/>the camp. The Midianites and the Amalekites and all the Bedawin were lying along the valley in swarms, like locusts, and their camels were past counting, as numerous as the</text:span></text:p>
          </text:list-item>
          <text:list-item>
            <text:p text:style-name="P118"><text:span text:style-name="CharStyle19"><text:tab/>sand on the sea-shore. When Gideon arrived, one man was telling his comrade a dream. “I had a dream,” he was saying; “there was a barley-cake rolling into the camp of Midian! It reached one tent and knocked</text:span></text:p>
          </text:list-item>
          <text:list-item>
            <text:p text:style-name="P118"><text:span text:style-name="CharStyle19"><text:tab/>it right over!” His comrade replied, “That is the men of Israel! God puts Midian and all the camp into their hands!”</text:span></text:p>
          </text:list-item>
          <text:list-item>
            <text:p text:style-name="P119"><text:span text:style-name="CharStyle19"><text:tab/>When Gideon heard the dream told and explained, he knelt down. Getting back to the camp of Israel, he said, “Up to your feet! The Eternal puts the camp of Midian into your</text:span></text:p>
          </text:list-item>
          <text:list-item>
            <text:p text:style-name="P120"><text:span text:style-name="CharStyle19"><text:tab/>hands!” Then he divided the three hundred men into three companies, furnishing them all with trumpets and empty pitchers and torches inside the</text:span></text:p>
          </text:list-item>
          <text:list-item>
            <text:p text:style-name="P120"><text:span text:style-name="CharStyle19"><text:tab/>pitchers. “Watch me,” he said, “and do as I do; when­ever I reach the outskirts of the camp, then you must do as</text:span></text:p>
          </text:list-item>
          <text:list-item>
            <text:p text:style-name="P120"><text:span text:style-name="CharStyle19"><text:tab/>I do; whenever I blow the</text:span></text:p>
          </text:list-item>
        </text:list>
        <text:p text:style-name="P31"><text:span text:style-name="CharStyle9">trumpet, I and all my men, blow you the trumpet also all round the camp, crying, ‘Por the Eter­nal and for Gideon!’ ” So, when 19 Gideon and his hundred men reached the outskirts of the camp at the beginning of the middle watch, just when the guard had been posted, they blew their trumpets and smashed the pitchers in their hands. All three companies 20 blew their trumpets and shat­tered their pitchers, holding the torches in their left hands and the trumpets in their right, and shouting, ‘A sword for the Eternal and for Gideon!’ They 21 stood where they were, all round the camp, and the whole army, wakening up, fled with a wild cry; when the three hundred 22 blew their trumpets, the Eter­nal set every man’s sword against his fellow throughout all the army, and they fled as far as Beth-shittah, in the di­rection of Sererah, as far as the edge of Abel-meholah near Tabbath.</text:span></text:p>
        <text:p text:style-name="P76"><text:span text:style-name="CharStyle9">From Naphtali and Asher 23 and all Manasseh the Israel­ites were summoned to pur­sue Midian, and Gideon sent 24 messengers all over the high­lands of Ephraim, saying, “Come down against Midian and seize the streams as far as Beth- barah, seize the Jordan against them.”<text:tab/>So all the men</text:span></text:p>
        <text:p text:style-name="P31"><text:span text:style-name="CharStyle9">of Ephraim mustered, seized the streams as far as Beth-barah, seized the Jordan also, and cap- 25 tured the two chiefs of Midian, Oreb and Zeeb; Oreb they killed at Oreb’s Rock, Zeeb at Zeeb’s winepress, in their pursuit of Midian, and they brought the heads of Oreb and Zeeb to Gideon on the east side of the</text:span></text:p>
        <text:p text:style-name="Body_20_text_20__28_7_29__20__2b__20_DropCap2">8<text:span text:style-name="CharStyle36"> Jordan. The men of Ephraim then asked him, “What do you mean by treating us like this?—you never summoned us when you started the attack on Midian!” Bitterly did they up- 2 braid him. But he replied, “What have I done, after all, compared to y/hat you have? Surely what Ephraim has gleaned is richer than the full </text:span><text:span text:style-name="CharStyle38">3</text:span><text:span text:style-name="CharStyle36"> vintage of Abiezer. God has put the chiefs of Midian into your hand, Oreb </text:span><text:soft-page-break/><text:span text:style-name="CharStyle36">and Zeeb. What have I been able to achieve, compared with you?” As he said that, their anger at him melted.</text:span></text:p>
        <text:p text:style-name="P19"><text:span text:style-name="CharStyle34">4</text:span><text:span text:style-name="CharStyle19"> When Gideon reached the Jordan and crossed it, he and his three hundred men, they were </text:span><text:span text:style-name="CharStyle34">5</text:span><text:span text:style-name="CharStyle19"> worn out and famishing. So he asked the men of Sukkoth, “Pray give my followers some loaves of bread, for they are worn out; we are in pursuit of Zebah and Zalmunna, the Mid- </text:span><text:span text:style-name="CharStyle34">6</text:span><text:span text:style-name="CharStyle19"> ianite kings. “Give bread to your forces?” said the headmen of Sukkoth. “Are Zebah and Zalmunna already in your </text:span><text:span text:style-name="CharStyle34">7</text:span><text:span text:style-name="CharStyle19"> hands?” Gideon answered, “Very well, as soon as the Eternal has put Zebah and Zalmunna into my hands I will trample you naked among thorns of the desert and this- </text:span><text:span text:style-name="CharStyle34">8</text:span><text:span text:style-name="CharStyle19"> ties!” He then marched up to Penuel and asked the men of Penuel for the same food; but they answered like </text:span><text:span text:style-name="CharStyle34">9</text:span><text:span text:style-name="CharStyle19"> the men of Sukkoth. So he told the men of Penuel, “When I come back in triumph, I will demolish this hold of yours!” io Zebah and Zalmunna were at Karkor with their troops, about fifteen thousand of them—all that was left of the nomad host; for a hundred and twenty thousand warriors had fallen.</text:span></text:p>
        <text:p text:style-name="P19"><text:span text:style-name="CharStyle19">Gideon marched up by the </text:span><text:span text:style-name="CharStyle39">ii </text:span><text:span text:style-name="CharStyle19">caravan route east of Nobah and Jogbehah, and attacked the army, which lay off its guard. Zebah and Zalmunna took to 12 flight, but he pursued them and captured Midian’s two kings, Zebah and Zalmunna, while their whole army was panic- stricken. Then Gideon the 13 son of Joash returned from the battle, from the pass of Heres.</text:span></text:p>
        <text:p text:style-name="P20"><text:span text:style-name="CharStyle19">He caught a lad belonging to 14 Sukkoth, who, on being ques­tioned, wrote down for him a list of the headmen of Sukkoth and its sheikhs, seventy-seven of them; and on reaching the 15 men of Sukkoth he said, “Here are Zebah and Zalmunna! You taunted me about them, saying, ‘Give bread to your forces? Are Zebah and Zalmunna already in your hands?’ ” Whereupon he laid the sheikhs 16 of the town upon thorns of the desert and thistles, and trampled down these men of Sukkoth.</text:span></text:p>
        <text:p text:style-name="P19"><text:span text:style-name="CharStyle19">He also demolished the hold 17 of Penuel and killed the men of the town. Then he asked Zebah 18 and Zalmunna, “Who were the men you killed at Tabor?” “Men like yourself,” they re­torted, “each like a monarch!” “They were my own brothers,” 19 he said, “the sons of my mother.</text:span></text:p>
        <text:p text:style-name="P19"><text:span text:style-name="CharStyle19">By the Eternal, if you had spared them, I would not be slaying you.” Then he told 20 his eldest son Jether to go and slay them. But the lad did not draw his sword; he was afraid, for he was still a lad. “Come 21 and slay us yourself,” said Zebah and Zalmunna; “a man strikes a man’s blow!” So Gid­eon went and killed Zebah and Zalmunna; he also took the collars from their camels.</text:span></text:p>
        <text:p text:style-name="P99"><text:span text:style-name="CharStyle19">The Israelites then said to 22</text:span></text:p>
        <text:p text:style-name="P56"><text:span text:style-name="CharStyle9">Gideon, “Rule over us, you and your son, and your son’s son, for you have rescued us from</text:span></text:p>
        <text:list xml:id="list926532315631684595" text:style-name="L14">
          <text:list-item>
            <text:p text:style-name="P160"><text:span text:style-name="CharStyle9"><text:tab/>Midian.” But Gideon said to them, “I will not rule over you, nor shall my son rule over you; the Eternal shall rule over you.”</text:span></text:p>
          </text:list-item>
          <text:list-item>
            <text:p text:style-name="P147"><text:span text:style-name="CharStyle9"><text:tab/>Gideon said to them, “But let me ask a favour; let every man of you give me the ear-rings from his booty” (they were golden ear-rings, for the men had</text:span></text:p>
          </text:list-item>
          <text:list-item>
            <text:p text:style-name="P147"><text:span text:style-name="CharStyle9"><text:tab/>been Ishmaelites). “Gladly,” they answered. So they spread out a mantle, and every man</text:span></text:p>
          </text:list-item>
          <text:list-item>
            <text:p text:style-name="P147"><text:span text:style-name="CharStyle9"><text:tab/>threw his ear-rings into it. The weight of the golden ear-rings which he had asked amounted to seventy pounds, in addi­tion to the collars and pendants and the purple robes worn by the kings of Midian and the</text:span></text:p>
          </text:list-item>
          <text:list-item>
            <text:p text:style-name="P169"><text:span text:style-name="CharStyle9"><text:tab/>collars from their camels. Gid­eon made out of this an orna­mental idol, which he set up in his native town of Ophrah; all Israel faithlessly resorted to it, until it proved a danger to Gideon and his house.</text:span></text:p>
          </text:list-item>
          <text:list-item>
            <text:p text:style-name="P173"><text:soft-page-break/><text:span text:style-name="CharStyle9"><text:tab/>Thus were the Midianites sub­dued by Israel; they never raised their heads again. During the lifetime of Gideon the land lay safe.</text:span></text:p>
          </text:list-item>
          <text:list-item>
            <text:p text:style-name="P173"><text:span text:style-name="CharStyle9"><text:tab/>Jerubbaal (or, Gideon) the son of Joash went to reside in</text:span></text:p>
          </text:list-item>
          <text:list-item>
            <text:p text:style-name="P160"><text:span text:style-name="CharStyle9"><text:tab/>his own house at Ophrah; he had seventy sons of his body,</text:span></text:p>
          </text:list-item>
          <text:list-item>
            <text:p text:style-name="P160"><text:span text:style-name="CharStyle9"><text:tab/>for he had many wives, and his concubine, who lived at Shechem, also bore him a son,</text:span></text:p>
          </text:list-item>
          <text:list-item>
            <text:p text:style-name="P147"><text:span text:style-name="CharStyle9"><text:tab/>whom he called Abimelek. At a good old age Gideon the son of Joash died, and was buried in the tomb of his father Joash at Ophrah, which belongs to</text:span></text:p>
          </text:list-item>
          <text:list-item>
            <text:p text:style-name="P147"><text:span text:style-name="CharStyle9"><text:tab/>the Abiezrites. [[No sooner had Gideon died than the Israelites again went faith­lessly astray after the Baals, and made Baal-berith their god.</text:span></text:p>
          </text:list-item>
        </text:list>
        <text:p text:style-name="P28"><text:span text:style-name="CharStyle9">The Israelites forgot the Eter- </text:span><text:span text:style-name="CharStyle11">34 </text:span><text:span text:style-name="CharStyle9">nal their God, who had rescued them from all their foes on every side, and they ill-treated </text:span><text:span text:style-name="CharStyle11">35 </text:span><text:span text:style-name="CharStyle9">the family of Jerubbaal (or Gid­eon), after all the good service he had rendered to Israel.]]</text:span></text:p>
        <text:p text:style-name="P64"><text:span text:style-name="CharStyle9">Abimelek the son of Jerub- </text:span><text:span text:style-name="CharStyle41">q </text:span><text:span text:style-name="CharStyle9">baal went to his kinsmen at Shechem and talked to them and to the whole sept of his mother’s family; he said, “Pray 2 ask all the citizens of Shechem whether it is better for them to have seventy men ruling over them, all the sons of Jerub­baal, or to have one man; also remind them that I am their own flesh and blood.” When his </text:span><text:span text:style-name="CharStyle11">3 </text:span><text:span text:style-name="CharStyle9">kinsmen repeated all this on his behalf to all the citizens of Shechem, their hearts in­clined to Abimelek. “He is our brother,” they said, and they 4 gave him ten pounds in silver from the temple of Baal-berith.</text:span></text:p>
        <text:p text:style-name="P65"><text:span text:style-name="CharStyle9">With this money Abimelek hired some worthless and reck­less followers; he went to his 5 father’s house at Ophrah and there, on a single stone, he mur­dered seventy men, his brothers, the sons of Jerubbaal. Jotham, the youngest son of Jerubbaal, alone survived, for he hid him­self. Then all the citizens of 6 Shechem and Beth-millo gath­ered and made Abimelek king beside the sacred tree at the standing-stone in Shechem.</text:span></text:p>
        <text:p text:style-name="P65"><text:span text:style-name="CharStyle9">Jotham was told of this; he 7 went and stood on the top of mount Gerizim, shouting aloud to them: “Citizens of Shechem, listen to me, that God may listen to you! Once upon a 8 time the trees set out to elect themselves a king. They said to the olive, ‘Reign over us’; but the olive answered, ‘What! 9</text:span></text:p>
      </text:section>
      <text:section text:style-name="Sect5" text:name="Section7">
        <text:p text:style-name="P214"><text:span text:style-name="CharStyle9">am I to give up my rich oil, with which men honour God,</text:span></text:p>
        <text:list xml:id="list3972263227222510411" text:style-name="L15">
          <text:list-item>
            <text:p text:style-name="P143"><text:span text:style-name="CharStyle9"><text:tab/>and sway trees?’ Then the trees said to the fig-tree, ‘Come</text:span></text:p>
          </text:list-item>
          <text:list-item>
            <text:p text:style-name="P143"><text:span text:style-name="CharStyle9"><text:tab/>you and reign over us.’ But the fig-tree answered, ‘What! am I to give up my sweetness and rare produce, and sway</text:span></text:p>
          </text:list-item>
          <text:list-item>
            <text:p text:style-name="P143"><text:span text:style-name="CharStyle9"><text:tab/>trees?’ Then the trees said to the vine, ‘Come you and reign</text:span></text:p>
          </text:list-item>
          <text:list-item>
            <text:p text:style-name="P143"><text:span text:style-name="CharStyle9"><text:tab/>over us.’ But the vine answered, ‘What! am I to give up my juice that gladdens God and</text:span></text:p>
          </text:list-item>
          <text:list-item>
            <text:p text:style-name="P143"><text:span text:style-name="CharStyle9"><text:tab/>men, and sway trees?’ So all the trees said to the thorn, ‘Come you and reign over us.’</text:span></text:p>
          </text:list-item>
          <text:list-item>
            <text:p text:style-name="P143"><text:span text:style-name="CharStyle9"><text:tab/>The thorn said to the trees, ‘If you are electing me king in good faith, come and shelter under my shadow; if not, then fire shall blaze from the thorn to burn up the very cedars of Leb-</text:span></text:p>
          </text:list-item>
          <text:list-item>
            <text:p text:style-name="P143"><text:span text:style-name="CharStyle9"><text:tab/>anon!’ Now then, if you have acted in good faith and honour by making Abimelek your king, if you have acted fairly to Jerub- baal and his family and treated</text:span></text:p>
          </text:list-item>
          <text:list-item>
            <text:p text:style-name="P143"><text:span text:style-name="CharStyle9"><text:tab/>him as he deserved—ay, my father fought for you and risked his life to rescue you from Mid-</text:span></text:p>
          </text:list-item>
          <text:list-item>
            <text:p text:style-name="P143"><text:span text:style-name="CharStyle9"><text:tab/>ian, and you have risen against my father’s family this very day and killed his sons, seventy of them, on a single stone, and elected Abimelek, the son of his slave-girl, king over the citizens of Shechem, because he is your</text:span></text:p>
          </text:list-item>
          <text:list-item>
            <text:p text:style-name="P143"><text:span text:style-name="CharStyle9"><text:tab/>kinsman—if, I say, you have acted in good faith and honour towards Jerubbaal and his family to-day, then I wish you joy of Abimelek, and I wish</text:span></text:p>
          </text:list-item>
          <text:list-item>
            <text:p text:style-name="P148"><text:span text:style-name="CharStyle9"><text:tab/>him joy of you! But if not, fire shall blaze from Abimelek and burn up the citizens of Shechem and 'Beth-millo; fire shall blaze from the citizens of Shechem and Beth-millo and burn up Abimelek.”</text:span></text:p>
          </text:list-item>
          <text:list-item>
            <text:p text:style-name="P155"><text:span text:style-name="CharStyle9"><text:tab/>Then Jotham ran off and made his way to Beer, and there he</text:span></text:p>
          </text:list-item>
        </text:list>
        <text:p text:style-name="P28"><text:span text:style-name="CharStyle9">stayed for fear of his brother Abimelek.</text:span></text:p>
        <text:p text:style-name="P75"><text:span text:style-name="CharStyle9">For three years Abimelek 22 held sway over Israel. Then 23 God sent an evil spirit to make mischief between Abimelek and the citizens of Shechem—the citizens of Shechem playing false to Abimelek—that the 24 bloody murder of the seventy sons of Jerubbaal might be avenged upon their brother Abimelek who had murdered them, and upon the citizens of Shechem who had aided him in the murder of his brothers.</text:span></text:p>
        <text:p text:style-name="P72"><text:span text:style-name="CharStyle44">The citizens of Shechem dam- 25 aged him by setting men in am­bush on the hill-tops, who robbed all passers-by along the road. And Abimelek was told about it. </text:span><text:span text:style-name="CharStyle43">Now Gaal the son of</text:span><text:span text:style-name="CharStyle44"> 26 </text:span><text:span text:style-name="CharStyle43">Obed moved into Shechem with his kinsmen. The citizens of Shechem put their confidence in him, and, after going out 27 into the fields and cutting the grapes and treading them in the winepress, they held a festival, entering the house of their god, eating and drinking, and reviling Abimelek. Said Gaal the son of</text:span><text:span text:style-name="CharStyle44"> 28 </text:span><text:span text:style-name="CharStyle43">Obed, “Who is Abimelek, that we of Shechem should be subject to him? Were not Jerubbaal’s son and his lieutenant Zebul once subject to the family of Ilam&amp;r the founder of Shechem? Why, then, should we be subject to him? Would that I had com-</text:span><text:span text:style-name="CharStyle44"> 29 </text:span><text:span text:style-name="CharStyle43">mand of this people! I would get rid of Abimelek! </text:span><text:span text:style-name="CharStyle45">1</text:span><text:span text:style-name="CharStyle43"> would challenge Abimelek to come out and fight, with all his troops!”</text:span></text:p>
        <text:p text:style-name="P73"><text:span text:style-name="CharStyle43">When Zebul the governor of</text:span><text:span text:style-name="CharStyle44"> 30 </text:span><text:span text:style-name="CharStyle43">the town heard what Gaal the son of Obed was saying, his anger blazed; he sent messengers</text:span><text:span text:style-name="CharStyle44"> 31 </text:span><text:span text:style-name="CharStyle43">to tell Abimelek at Arumah, “Here are Gaal the son of Obed and his kinsmen at Shechem,</text:span></text:p>
        <text:p text:style-name="P44"><text:span text:style-name="CharStyle43">and they are stirring up the town</text:span></text:p>
        <text:list xml:id="list201104566251317" text:style-name="L7">
          <text:list-item>
            <text:p text:style-name="P224"><text:span text:style-name="CharStyle44"><text:tab/></text:span><text:span text:style-name="CharStyle43">against you! Now march by night, you and your men, and lie hid in the open country;</text:span></text:p>
          </text:list-item>
          <text:list-item>
            <text:p text:style-name="P224"><text:span text:style-name="CharStyle44"><text:tab/></text:span><text:span text:style-name="CharStyle43">then, in the morning, at sun­rise, rise and rush on the town; when he and his men come out to face you, you can handle him as </text:span><text:soft-page-break/><text:span text:style-name="CharStyle43">occasion demands.”</text:span></text:p>
          </text:list-item>
          <text:list-item>
            <text:p text:style-name="P225"><text:span text:style-name="CharStyle44"><text:tab/></text:span><text:span text:style-name="CharStyle43">So Abimelek and all his men made a night-march and lay round Shechem in ambush, four</text:span></text:p>
          </text:list-item>
          <text:list-item>
            <text:p text:style-name="P226"><text:span text:style-name="CharStyle44"><text:tab/></text:span><text:span text:style-name="CharStyle43">divisions of them. Gaal the son of Obed was standing at the gate of entry into the town, and when Abimelek and his men left</text:span></text:p>
          </text:list-item>
          <text:list-item>
            <text:p text:style-name="P227"><text:span text:style-name="CharStyle44"><text:tab/></text:span><text:span text:style-name="CharStyle43">their ambuscade, Gaal saw them and said to Zebul, “Look, there are men coming down from the hill-tops!” “It is the mountain- shadows,” said Zebul, “they look</text:span></text:p>
          </text:list-item>
          <text:list-item>
            <text:p text:style-name="P227"><text:span text:style-name="CharStyle44"><text:tab/></text:span><text:span text:style-name="CharStyle43">to you like men!” But Gaal said again, “Look, there are men coming down from the Height! One division is marching by the road from Augur’s Oak!”</text:span></text:p>
          </text:list-item>
          <text:list-item>
            <text:p text:style-name="P227"><text:span text:style-name="CharStyle44"><text:tab/></text:span><text:span text:style-name="CharStyle43">Then said Zebul, “What about your boasting now? You said, ‘Who is Abimelek, that we should be subject to him?’ Are not these the very men you scoffed at? March out now and fight them!”</text:span></text:p>
          </text:list-item>
          <text:list-item>
            <text:p text:style-name="P225"><text:span text:style-name="CharStyle44"><text:tab/></text:span><text:span text:style-name="CharStyle43">So Gaal marched out, in front of the citizens of Shechem; he</text:span></text:p>
          </text:list-item>
          <text:list-item>
            <text:p text:style-name="P226"><text:span text:style-name="CharStyle44"><text:tab/></text:span><text:span text:style-name="CharStyle43">fought Abimelek, but Abimelek pursued him, and he ran away, while many of his men fell down slain right up to the gate of the</text:span></text:p>
          </text:list-item>
          <text:list-item>
            <text:p text:style-name="P226"><text:span text:style-name="CharStyle44"><text:tab/></text:span><text:span text:style-name="CharStyle43">town. Abimelek remained at Arumah; meantime Zebul drove out Gaal and his kinsmen from Shechem.</text:span></text:p>
          </text:list-item>
          <text:list-item>
            <text:p text:style-name="P209"><text:span text:style-name="CharStyle9"><text:tab/>Next day, the citizens moved into the open. Abimelek was</text:span></text:p>
          </text:list-item>
          <text:list-item>
            <text:p text:style-name="P208"><text:span text:style-name="CharStyle9"><text:tab/>told of it; so he took his men, divided them into three compa­nies and lay in ambush in the open country. He looked out, and there were the citizens leav­ing the town! So he started up</text:span></text:p>
          </text:list-item>
        </text:list>
        <text:p text:style-name="P22"><text:span text:style-name="CharStyle19">and attacked them, Abimelek 44 and his company dashing for­ward to occupy the entrances to the town, while the two other companies rushed to engage those who were in the open. All </text:span><text:span text:style-name="CharStyle34">45 </text:span><text:span text:style-name="CharStyle19">that day Abimelek fought against the town; he captured the town and killed the people in it, demolishing the town and sowing the site with salt.</text:span></text:p>
        <text:p text:style-name="P78"><text:span text:style-name="CharStyle19">When the citizens of Tower- 46 Shechem heard this, they all got into the crypt of the temple of El-berith. Abimelek was told 47 that all the citizens of Tower- Shechem had gathered there; so 48 Abimelek and all his men marched up to mount Zalmon, where Abimelek, taking an axe, cut a bundle of brushwood and shouldered it, telling his men, “Quick, do just what you have seen me do!” Each man then 49 cut his bundle; they followed Abimelek, piled their bundles at the crypt, and set the crypt on fire. Thus died all the citi­zens of Tower-Shechem, inside the crypt, about a thousand men and women.</text:span></text:p>
        <text:p text:style-name="P79"><text:span text:style-name="CharStyle19">Marching on Tabez, Abime- 50 Iek invested Tabez and captured it. Inside the town there was 5</text:span><text:span text:style-name="CharStyle19"><text:span text:style-name="T1">1 </text:span></text:span><text:span text:style-name="CharStyle19">a castle, where all the citizens, both men and women, fled for refuge; they shut themselves in, and went up on the roof. When 52 Abimelek reached the castle, he attacked it, and went up to the door in order to set it on fire. But a woman flung an upper 53 millstone on Abimeleli’s head, and broke his skull. Hastily he 54 called to the page who bore his armour, “Draw your sword and despatch me, lest men say of me,</text:span></text:p>
        <text:p text:style-name="P91"><text:span text:style-name="CharStyle19">‘A woman killed him!’ ” So the page ran him through, and he died. When the Israelites 55</text:span></text:p>
        <text:p text:style-name="P56"><draw:frame draw:style-name="fr3" draw:name="27" text:anchor-type="paragraph" svg:x="2.2783in" svg:y="1.3929in" svg:width="0.2701in" svg:height="0.0161in" draw:z-index="2"><draw:image xlink:href="Pictures/10000000000000290000001A03215055.jpg" xlink:type="simple" xlink:show="embed" xlink:actuate="onLoad"/><draw:contour-polygon svg:width="0.2693in" svg:height="0.1728in" svg:viewBox="0 0 684 439" draw:points="0,0 684,0 684,439 0,439" draw:recreate-on-edit="true"/></draw:frame><text:span text:style-name="CharStyle9">saw that Abimelek was dead, they each went home.</text:span></text:p>
        <text:list xml:id="list2612502076431762701" text:style-name="L16">
          <text:list-item>
            <text:p text:style-name="P174"><text:span text:style-name="CharStyle9"><text:tab/>Thus did God punish the crime of Abimelek against his father, in murdering his seventy</text:span></text:p>
          </text:list-item>
          <text:list-item>
            <text:p text:style-name="P161"><text:span text:style-name="CharStyle9"><text:tab/>brothers; God also punished the citizens of Shechem for their crime, and the curse of Jotham the son of Jerubbaal came true for them.</text:span></text:p>
          </text:list-item>
        </text:list>
        <text:p text:style-name="P27"><text:span text:style-name="CharStyle9">After Abimelek, Tola the son of Puah and grandson of Dodo, a man of Issachar, rose to rescue Israel; he resided at Shamir in the highlands of Eph-</text:span></text:p>
        <text:list xml:id="list201103156470155" text:style-name="L9">
          <text:list-item>
            <text:p text:style-name="P176"><text:span text:style-name="CharStyle9"><text:tab/>raim. For twenty-three years he governed Israel, and, when he died, he was buried at Shamir.</text:span></text:p>
          </text:list-item>
          <text:list-item>
            <text:p text:style-name="P176"><text:span text:style-name="CharStyle9"><text:tab/>After him Jair the Gileadite rose; he governed Israel for</text:span></text:p>
          </text:list-item>
          <text:list-item>
            <text:p text:style-name="P139"><text:span text:style-name="CharStyle9"><text:tab/>twenty-two years. He had thirty sons, who rode on thirty saddle- asses and who possessed thirty towns in the land of Gilead (which are called to this day</text:span></text:p>
          </text:list-item>
          <text:list-item>
            <text:p text:style-name="P139"><text:span text:style-name="CharStyle9"><text:tab/>Havvothjair). Jair died and was buried at Kamon.</text:span></text:p>
          </text:list-item>
          <text:list-item>
            <text:p text:style-name="P175"><text:span text:style-name="CharStyle9"><text:tab/>The Israelites again did what was evil in the eyes of the Eter­nal, worshipping the Baals and Astartes, the gods of Aram, the gods of Sidon, the gods of Moab, the gods of the Ammonites, and the gods of the Philistines; they forsook the Eternal and</text:span></text:p>
          </text:list-item>
          <text:list-item>
            <text:p text:style-name="P178"><text:span text:style-name="CharStyle9"><text:tab/>would not worship him. So the anger of the Eternal blazed against Israel; he sold them into the hands of the Philistines and into the hands of the Am­monites for eighteen years.</text:span></text:p>
          </text:list-item>
          <text:list-item>
            <text:p text:style-name="P178"><text:span text:style-name="CharStyle9"><text:tab/>They broke and crushed the Israelites, that is, all the Israel­ites east of the Jordan in the land of the Amorites, which is</text:span></text:p>
          </text:list-item>
          <text:list-item>
            <text:p text:style-name="P178"><text:span text:style-name="CharStyle9"><text:tab/>Gilead. The Ammonites even crossed the Jordan to fight Judah and Benjamin and the house of Ephraim. So Israel</text:span></text:p>
          </text:list-item>
          <text:list-item>
            <text:p text:style-name="P185"><text:span text:style-name="CharStyle9"><text:tab/>was hard put to it. Then the Israelites cried to the Eternal,</text:span></text:p>
          </text:list-item>
        </text:list>
        <text:p text:style-name="P28"><text:span text:style-name="CharStyle9">“We have sinned against thee; we have forsaken the Eternal our God and worshipped Baals!” The Eternal answered the Is- 11 raelites, “When the Egyptians and the Amorites and the Am­monites and the Philistines and 12 the Phoenicians and the Ama- lekites and the Maonites op­pressed you, and you cried to me, did I not rescue you from their power? Yet you have 13 forsaken me and worshipped other gods; therefore I will de­liver you no more. Go and cry 14 to the gods you have chosen! Let them deliver you in your hour of woe!” Then said the 15 Israelites to the Eternal, “We have sinned; do to us what thou wilt, only do rescue us this day!” And they put the for- 16 eign gods away from them, they worshipped the Eternal, till he could no longer bear the misery of Israel.</text:span></text:p>
        <text:p text:style-name="P65"><text:span text:style-name="CharStyle9">Now the Ammonites had gath- 17 ered for war and encamped in Gilead, while the Israelites had mustered and encamped at Miz- pah. Every man in the force 18 of Israel said to his fellow, “Who will begin the war against the Ammonites? That man shall be head over all the inhabitants of Gilead.”</text:span></text:p>
        <text:p text:style-name="P67"><text:span text:style-name="CharStyle9">Now Jephthah the Gil- 1 -| eadite was a stalwart hero; J- he was the son of a harlot, and Gilead was his father. Gilead’s 2 wife had borne him sons, and when his wife’s sons grew up, they had expelled Jephthah, tell­ing him, “You shall not inherit anything in our father’s house, for you are the son of another woman.” So Jephthah fled from </text:span><text:span text:style-name="CharStyle11">3 </text:span><text:span text:style-name="CharStyle9">his brothers and stayed in the land of Tob, where he gathered round him a number of worth­</text:span></text:p>
        <text:p text:style-name="P67"><text:span text:style-name="CharStyle9">less fellows, who used to go raid-</text:span></text:p>
      </text:section>
      <text:section text:style-name="Sect5" text:name="Section8">
        <text:p text:style-name="P217"><text:span text:style-name="CharStyle9">less fellows, who used to go raid-</text:span></text:p>
        <text:list xml:id="list5436488014654012691" text:style-name="L17">
          <text:list-item>
            <text:p text:style-name="P190"><text:span text:style-name="CharStyle9"><text:tab/>ing with him. After a while, when the Ammonites were fight-</text:span></text:p>
          </text:list-item>
          <text:list-item>
            <text:p text:style-name="P190"><text:span text:style-name="CharStyle9"><text:tab/>ing Israel, the sheikhs of Gilead went to fetch Jephthah from</text:span></text:p>
          </text:list-item>
          <text:list-item>
            <text:p text:style-name="P190"><text:span text:style-name="CharStyle9"><text:tab/>the land of Tob. "Come,” they said to Jephthah, "be our commander, that we may fight</text:span></text:p>
          </text:list-item>
          <text:list-item>
            <text:p text:style-name="P190"><text:span text:style-name="CharStyle9"><text:tab/>the Ammonites.” But Jeph­thah said to the sheikhs of Gilead, “Are not you the men who hated me and expelled me from my father’s house? Why come to me now, when you are</text:span></text:p>
          </text:list-item>
          <text:list-item>
            <text:p text:style-name="P190"><text:span text:style-name="CharStyle9"><text:tab/>in straits?” The sheikhs of Gilead said to him, “That is why we have come back to you; come and fight the Ammonites, and you shall be our head, the head of all the inhabitants of</text:span></text:p>
          </text:list-item>
          <text:list-item>
            <text:p text:style-name="P190"><text:span text:style-name="CharStyle9"><text:tab/>Gilead.” Said Jephthah to the sheikhs of Gilead, “If you take me back to fight the Ammonites, and if the Eternal hands them over to me, shall I be your</text:span></text:p>
          </text:list-item>
        </text:list>
        <text:p text:style-name="P52"><text:span text:style-name="CharStyle9">io<text:tab/>head?” “The Eternal shall be our witness,” said the sheikhs of Gilead to Jephthah; “we</text:span></text:p>
        <text:p text:style-name="P51"><text:span text:style-name="CharStyle9">xi swear to do as you say.” So Jephthah went along with the sheikhs of Gilead; the people appointed him as their head and commander, and Jephthah made all his claims in presence of the Eternal at Mizpah.</text:span></text:p>
        <text:p text:style-name="P51"><text:span text:style-name="CharStyle9">is Jephthah then sent messengers to the king of the Ammonites, saying, “What business have you here, coming to me to attack my</text:span></text:p>
        <text:list xml:id="list2780440828271538097" text:style-name="L18">
          <text:list-item>
            <text:p text:style-name="P195"><text:span text:style-name="CharStyle9"><text:tab/>country?” The king of the Ammonites told the messengers of Jephthah, “When Israel came up from Egypt, they took away my land, from the Arnon as far as to the Jabbok and the Jordan. Now, then, restore it peace-</text:span></text:p>
          </text:list-item>
          <text:list-item>
            <text:p text:style-name="P196"><text:span text:style-name="CharStyle9"><text:tab/>ably.” Then Jephthah sent messengers again to the king of</text:span></text:p>
          </text:list-item>
          <text:list-item>
            <text:p text:style-name="P196"><text:span text:style-name="CharStyle9"><text:tab/>the Ammonites, saying, “This is what Jephthah says: Israel did not take away the land of</text:span></text:p>
          </text:list-item>
        </text:list>
        <text:p text:style-name="P31"><text:span text:style-name="CharStyle9">Moab and the land of the Am­monites. When Israel came 16 up from Egypt, they marched through the desert to the Reed Sea and reached Kadesh. They 17 sent messengers to the king of Edom, saying, ‘Pray let us pass through your country’; but the king of Edom would not listen to them. They also sent to the king of Moab, but he would not consent. So Israel halted at Kadesh, and then passed 18 through the desert, round the land of Edom and the land of Moab, keeping east of the land of Moab, till they camped north of the Arnon; they did not enter the territory of Moab, for the Arnon is the boundary of Moab. Israel then sent mes- 19 sengers to Sihon king of the Amorites, the king of Heshbon, saying, ‘Pray let us pass through your country to our own land.’ But Sihon refused 20 to let Israel pass through his territory; Sihon gathered all his forces and encamped at Jahaz, where he fought Israel. But 21 the Eternal the God of Israel put Sihon and all his forces into the hand of Israel, who defeated them. Then Israel occupied all the land of the Amorites, the inhabitants of that country; Israel gained possession of all 22 the territory of the Amorites, from the Arnon to the Jabbok, and from the desert to the Jor­dan. Well, then, the Eternal, 23 the God of Israel, dispossessed the Amorites in favour of his people Israel; and are you to claim possession? Is it not for 24 you to claim possession of those dispossessed by your own god Kemosh, and for us to claim possession of all whom the Eternal our God has evicted in our favour? What! are you any 25</text:span></text:p>
        <text:p text:style-name="P56"><text:span text:style-name="CharStyle9">stronger than Balak, son of Zippor, king of Moab? Did he ever quarrel with Israel? Did</text:span></text:p>
        <text:list xml:id="list2927635267287777490" text:style-name="L19">
          <text:list-item>
            <text:p text:style-name="P162"><text:span text:style-name="CharStyle9"><text:tab/>he ever fight them? Israel has occupied Heshbon and its dependencies, Aroer and its dependencies, and all the towns adjoining the Anion, for three hundred years. Pray, why have you never recaptured</text:span></text:p>
          </text:list-item>
          <text:list-item>
            <text:p text:style-name="P162"><text:soft-page-break/><text:span text:style-name="CharStyle9"><text:tab/>them during all that time? No, I have done no wrong to you; it is you who are injuring me by fighting me! Let the Eter­nal as Judge decide to-day the issue between Israelites and Ammonites!”</text:span></text:p>
          </text:list-item>
          <text:list-item>
            <text:p text:style-name="P179"><text:span text:style-name="CharStyle9"><text:tab/>However, the king of the Am­monites would not listen to the message which Jephthah sent</text:span></text:p>
          </text:list-item>
          <text:list-item>
            <text:p text:style-name="P170"><text:span text:style-name="CharStyle9"><text:tab/>him. Then the spirit of the Eter­nal inspired Jephthah; he went across to Gilead and Manasseh, went over to Mizpah in Gilead, and from Mizpah in Gilead crossed over to meet the Am-</text:span></text:p>
          </text:list-item>
          <text:list-item>
            <text:p text:style-name="P149"><text:span text:style-name="CharStyle9"><text:tab/>monites. Jephthah made a vow to the Eternal. "If thou wilt hand me over the Ammonites,”</text:span></text:p>
          </text:list-item>
          <text:list-item>
            <text:p text:style-name="P149"><text:span text:style-name="CharStyle9"><text:tab/>he vowed, “then whoever comes out of my house to meet me when I come back victorious from the Ammonites, he shall be the Eternal’s; I will offer him up</text:span></text:p>
          </text:list-item>
          <text:list-item>
            <text:p text:style-name="P149"><text:span text:style-name="CharStyle9"><text:tab/>as a burnt-offering!” So Jeph­thah crossed to fight against the Ammonites, and the Eternal put</text:span></text:p>
          </text:list-item>
          <text:list-item>
            <text:p text:style-name="P149"><text:span text:style-name="CharStyle9"><text:tab/>them into his hands; he routed them with terrible slaughter from Aroer as far as Minnith, capturing over twenty towns, even as far as Abel-keramim. Thus were the Ammonites sub­dued by the Israelites.</text:span></text:p>
          </text:list-item>
          <text:list-item>
            <text:p text:style-name="P179"><text:span text:style-name="CharStyle9"><text:tab/>Then Jephthah went home to Mizpah. And there was his daugh­ter coming out to meet him with girls dancing to the tambourine! She was the one and only child he had; besides her he had</text:span></text:p>
          </text:list-item>
          <text:list-item>
            <text:p text:style-name="P162"><text:span text:style-name="CharStyle9"><text:tab/>neither son nor daughter. When</text:span></text:p>
          </text:list-item>
        </text:list>
        <text:p text:style-name="P31"><text:span text:style-name="CharStyle9">he saw her, he tore his clothes and cried, “Alas, my daughter, you have struck me down! Low, low have you laid me! For I made my promise to the Eter­nal, and I cannot go back upon my word!” “My father,” she 36 said to him, “if you have made your promise to the Eternal, do to me whatever you have vowed, since the Eternal has given you full vengeance on your foes, upon the Ammon­ites.” She said to her father, 37 “But grant me this: spare me for two months, that I may go and w'ander free among the hills, bewailing my maidenhood—I and my companions.” “Go,” 38 he said, and he sent her away for two months. So she went, she and her companions, to be­wail her maidenhood among the hills. At the end of the two 39 months she returned to her father, and he did to her what he had vowed to do—to her a virgin! It became a custom 40 in Israel for the women to la­ment the daughter of Jephthah the Gileadite four days every year.</text:span></text:p>
        <text:p text:style-name="P64"><text:span text:style-name="CharStyle9">The men of Ephraim -| A gathered and crossed to Zaphon, to ask Jephthah, “Why did you cross to fight the Am­monites without summoning us to go with you? We will bum down your house over your head.” But Jephthah said to 2</text:span></text:p>
        <text:p text:style-name="P32"><text:span text:style-name="CharStyle9">them,<text:tab/>“I and my men were en­gaged in a sharp struggle, the Ammonites were pressing us hard; we summoned you, but you never rescued us from their power. So when I saw that 3 there was no one to rescue us, I risked my life, I crossed to meet the Ammonites, and the Eter­nal gave them over to me. Why,</text:span></text:p>
        <text:p text:style-name="P24"><text:span text:style-name="CharStyle9">then,<text:tab/>have you come forward</text:span></text:p>
        <text:list xml:id="list5506833384502677233" text:style-name="L20">
          <text:list-item>
            <text:p text:style-name="P218"><draw:frame draw:style-name="fr4" draw:name="28" text:anchor-type="paragraph" svg:x="2.2953in" svg:y="6.3429in" svg:width="0.2571in" svg:height="0.0161in" draw:z-index="3"><draw:image xlink:href="Pictures/10000000000000270000001C02568B76.jpg" xlink:type="simple" xlink:show="embed" xlink:actuate="onLoad"/><draw:contour-polygon svg:width="0.2563in" svg:height="0.1831in" svg:viewBox="0 0 651 465" draw:points="0,0 651,0 651,465 0,465" draw:recreate-on-edit="true"/></draw:frame><text:span text:style-name="CharStyle9"><text:tab/>to-day to fight me?” Then Jephthah mustered all the men of Gilead, and fought Ephraim; the men of Gilead routed Eph-</text:span></text:p>
          </text:list-item>
          <text:list-item>
            <text:p text:style-name="P218"><text:span text:style-name="CharStyle9"><text:tab/>raim, and Gilead seized the fords of the Jordan to check Ephraim; whenever a fugitive from Eph­raim said, “Let me cross,” the men of Gilead would ask him, “Are you an Ephraimite?” If</text:span></text:p>
          </text:list-item>
          <text:list-item>
            <text:p text:style-name="P218"><text:span text:style-name="CharStyle9"><text:tab/>he said, “No,” they said to him, “Then say, “Shibboleth”’; if he said, “Sibboleth,” if he could not pronounce the word cor­rectly, they seized him and slew him at the fords of Jordan. So perished forty-two thousand men of Ephraim.</text:span></text:p>
          </text:list-item>
          <text:list-item>
            <text:p text:style-name="P219"><text:span text:style-name="CharStyle9"><text:tab/>Jephthah governed Israel for six years. Then Jephthah the Gileadite died and was buried in his town, at Mizpah belonging to Gilead.</text:span></text:p>
          </text:list-item>
          <text:list-item>
            <text:p text:style-name="P219"><text:span text:style-name="CharStyle9"><text:tab/>After him Ibzan of Bethlehem</text:span></text:p>
          </text:list-item>
          <text:list-item>
            <text:p text:style-name="P218"><text:span text:style-name="CharStyle9"><text:tab/>governed Israel. He had thirty sons, he married thirty daugh­ters into other families, and brought in thirty daughters of other families for his sons. For seven years he governed Israel.</text:span></text:p>
          </text:list-item>
          <text:list-item>
            <text:p text:style-name="P166"><text:span text:style-name="CharStyle9"><text:tab/>Then Ibzan died and was buried at Bethlehem.</text:span></text:p>
          </text:list-item>
          <text:list-item>
            <text:p text:style-name="P181"><text:span text:style-name="CharStyle9"><text:tab/>After him Elon the Zebulunite governed Israel; he governed</text:span></text:p>
          </text:list-item>
          <text:list-item>
            <text:p text:style-name="P166"><text:span text:style-name="CharStyle9"><text:tab/>for ten years. Then Elon the Zebulunite died and was buried at Aijalon in the land of Zebu- lun.</text:span></text:p>
          </text:list-item>
          <text:list-item>
            <text:p text:style-name="P181"><text:span text:style-name="CharStyle9"><text:tab/>After him Abdon the son of Hillel from Pirathon governed</text:span></text:p>
          </text:list-item>
          <text:list-item>
            <text:p text:style-name="P166"><text:span text:style-name="CharStyle9"><text:tab/>Israel. He had forty sons and thirty grandsons, who rode on seventy saddle-asses. He gov­erned Israel for eight years.</text:span></text:p>
          </text:list-item>
          <text:list-item>
            <text:p text:style-name="P166"><text:span text:style-name="CharStyle9"><text:tab/>Then Abdon the son of Hillel from Pirathon died, and was buried at Pirathon in the land of Ephraim, in the Amalekite highlands.</text:span></text:p>
          </text:list-item>
        </text:list>
        <text:p text:style-name="P41"><text:span text:style-name="CharStyle9">Again the Israelites did what was evil in the sight</text:span></text:p>
        <text:p text:style-name="P102"><text:span text:style-name="CharStyle9">of the Eternal, and the Eternal handed them over to the Phil­istines for forty years.</text:span></text:p>
        <text:p text:style-name="P109"><text:span text:style-name="CharStyle9">There was a man of Zorah, be- 2 longing to the Danite clan, whose name was Manoah. His wife was barren, she had borne no children; but the angel of </text:span><text:span text:style-name="CharStyle11">3 </text:span><text:span text:style-name="CharStyle9">the Eternal appeared to the woman and said, “You are bar­ren, you have borne no children. Now, then, pray be careful to 4 drink no wine or any liquor and to eat no unclean food, for you </text:span><text:span text:style-name="CharStyle11">5 </text:span><text:span text:style-name="CharStyle9">are with child and you will bear a son, whose head will never know a razor; the lad shall be consecrated to God from his birth, and he will begin the de­liverance of Israel from the Phil­istines.” So the woman went </text:span><text:span text:style-name="CharStyle11">6 </text:span><text:span text:style-name="CharStyle9">and told her husband. “A man of God came to me,” she said; “his look was like the look of the Eternal’s angel, awe-in­spiring. I did not ask him where he came from, nor did he tell me his name, but he said </text:span><text:span text:style-name="CharStyle11">7 </text:span><text:span text:style-name="CharStyle9">to me,_ ‘You are with child, and you will bear a son; now, then, drink neither wine nor liquor, and eat no unclean food, for the lad shall be consecrated to God from birth to death.’ ”</text:span></text:p>
        <text:p text:style-name="P110"><text:span text:style-name="CharStyle9">Then Manoah besought the 8 Eternal. </text:span><text:span text:style-name="CharStyle11">“0</text:span><text:span text:style-name="CharStyle9"> Lord,” he said, “pray let the man of God whom thou didst send come back to tell us how we are to train the boy that is to be born.” God listened to 9 what Manoah said, and the angel of God again came to the woman. She was sitting out- of-doors; her husband Manoah was not with her. So she ran 10 in a hurry to tell her husband that the man of Gcd who ap­peared to her the other day had just appeared again. Manoah 11 started to follow his wife, and when he reached the man he</text:span></text:p>
        <text:p text:style-name="P56"><text:span text:style-name="CharStyle9">said, “Are you the man who spoke to this woman?” He</text:span></text:p>
        <text:list xml:id="list7061949655970696472" text:style-name="L21">
          <text:list-item>
            <text:p text:style-name="P167"><text:span text:style-name="CharStyle9"><text:tab/>answered, “Yes.” Then Ma- noah asked, “When your words come true, how is the lad to he trained? What is he to be?”</text:span></text:p>
          </text:list-item>
          <text:list-item>
            <text:p text:style-name="P167"><text:span text:style-name="CharStyle9"><text:tab/>The angel of the Eternal said to Manoah, “Let the woman pay careful heed to all that I said.</text:span></text:p>
          </text:list-item>
          <text:list-item>
            <text:p text:style-name="P167"><text:span text:style-name="CharStyle9"><text:tab/>She must never taste any prod­uce of the vine, no wine, no liquor; she must never eat any unclean food. All that I com­manded her, she must observe.”</text:span></text:p>
          </text:list-item>
          <text:list-item>
            <text:p text:style-name="P167"><text:span text:style-name="CharStyle9"><text:tab/>Then said Manoah to the angel of the Eternal, “Let us press you to stay till we prepare a kid</text:span></text:p>
          </text:list-item>
          <text:list-item>
            <text:p text:style-name="P167"><text:span text:style-name="CharStyle9"><text:tab/>for you” (for Manoah did not realize that he was the angel of the Eternal). But the angel of the Eternal said to Manoah, “You may press me, but I will not eat your food; if you make a burnt-offering, offer it to the</text:span></text:p>
          </text:list-item>
          <text:list-item>
            <text:p text:style-name="P167"><text:span text:style-name="CharStyle9"><text:tab/>Eternal.” Manoah said to the angel of the Eternal, “What is your name?—so that we may honour you when your words</text:span></text:p>
          </text:list-item>
          <text:list-item>
            <text:p text:style-name="P167"><text:span text:style-name="CharStyle9"><text:tab/>come true.” “Why ask my name?” said the angel of the Eternal; “it is not to be ut-</text:span></text:p>
          </text:list-item>
          <text:list-item>
            <text:p text:style-name="P167"><text:span text:style-name="CharStyle9"><text:tab/>tered.” Then Manoah took the kid [[with the offering of cereals]] and sacrificed it on the rock to the Eternal, who works</text:span></text:p>
          </text:list-item>
          <text:list-item>
            <text:p text:style-name="P150"><text:span text:style-name="CharStyle9"><text:tab/>wonders, and as the flame rose to heaven from the altar, the angel of the Eternal went up to heaven in the flame of the altar. Manoah and his wife, who were looking on, dropped on their</text:span></text:p>
          </text:list-item>
          <text:list-item>
            <text:p text:style-name="P150"><text:span text:style-name="CharStyle9"><text:tab/>faces to the ground. (But the angel of the Eternal never ap­peared again to Manoah and his wife.) Then Manoah realized that it had been the angel of</text:span></text:p>
          </text:list-item>
          <text:list-item>
            <text:p text:style-name="P150"><text:span text:style-name="CharStyle9"><text:tab/>the Eternal. And Manoah said to his wife, “We are certain to die, for it is a god we have seen!”</text:span></text:p>
          </text:list-item>
          <text:list-item>
            <text:p text:style-name="P150"><text:span text:style-name="CharStyle9"><text:tab/>But his wife said to him, “If the Eternal had meant to kill us, he</text:span></text:p>
          </text:list-item>
        </text:list>
        <text:p text:style-name="P111"><text:span text:style-name="CharStyle9">would not have accepted a burnt-offering from us [[and an offering of cereals]], nor would he have let us see all this, nor would he have told us all this.”</text:span></text:p>
        <text:p text:style-name="P65"><text:span text:style-name="CharStyle9">The woman did bear a son; she 24 called him Samson, and the child grew up and the Eternal blessed him. The spirit of the 25 Eternal first began to stir him at Mahaneh-Dan, between Zo- rah and Eshtaol.</text:span></text:p>
        <text:p text:style-name="P65"><text:span text:style-name="CharStyle9">Samson went down to 1 </text:span><text:span text:style-name="CharStyle47">a </text:span><text:span text:style-name="CharStyle9">Timnath, and at Timnath he saw a woman belonging to the Philistines. When he came back, 2 he said to his father and mother,</text:span></text:p>
        <text:p text:style-name="P31"><text:span text:style-name="CharStyle9">“I saw a woman at Timnath w</text:span><text:span text:style-name="CharStyle9"><text:span text:style-name="T1">T</text:span></text:span><text:span text:style-name="CharStyle9">ho belongs to the Philistines; get her for me as a wife.” His 3 father [[and mother]] said to him, “Is there no woman among your own clansfolk or among my people, that you must go and take a wife from the uncircum- cised Philistines?” “Get her,” said Samson to his father, “get her for me; I like her!” (Little 4 did his father and mother know that this was due to the Eternal; for the Eternal was seeking some occasion against the Philistines, who then were in power over Israel.) Then Samson went 5 down to Timnath [[with his father and mother]], and there, at the vineyards of Timnath, a young lion came growling at him. The spirit of the Eternal 6 came over him, and he tore the creature in pieces as easily as one might tear a kid, though he had no weapon in his hands. [[But he did not tell his father or his mother what he had done.]] When he went down, </text:span><text:span text:style-name="CharStyle11">7 </text:span><text:span text:style-name="CharStyle9">he talked to the woman, and liked her. On his way back, 8 after a while, he stepped aside to look at the carcase of the lion; and there was a swarm of bees</text:span></text:p>
        <text:p text:style-name="P100"><text:span text:style-name="CharStyle19">inside the lion’s body, and some </text:span><text:span text:style-name="CharStyle34">9</text:span><text:span text:style-name="CharStyle19"> honey! So he scraped it out into his hands and ate it as he went along. When he reached his father and mother he gave them some of it to eat, but he did not tell them that he had </text:span><text:soft-page-break/><text:span text:style-name="CharStyle19">taken it from the lion’s body.</text:span></text:p>
        <text:list xml:id="list201103989269792" text:style-name="L17">
          <text:list-item>
            <text:p text:style-name="P182"><text:span text:style-name="CharStyle9"><text:tab/>Samson went down to the woman and held a feast there (for so bridegrooms used to do).</text:span></text:p>
          </text:list-item>
          <text:list-item>
            <text:p text:style-name="P163"><text:span text:style-name="CharStyle9"><text:tab/>Samson took thirty companions,</text:span></text:p>
          </text:list-item>
          <text:list-item>
            <text:p text:style-name="P126"><text:span text:style-name="CharStyle19"><text:tab/>who kept beside him. To them Samson said, “Let me give you a riddle; if you can tell me the answer during the seven days of the feast, I will give you thirty fine linen shawls and thirty gala</text:span></text:p>
          </text:list-item>
          <text:list-item>
            <text:p text:style-name="P126"><text:span text:style-name="CharStyle19"><text:tab/>robes; but if you cannot tell me the answer, then you must give me thirty fine linen shawls and thirty gala robes.” “Propound your riddle,” they said, “let us</text:span></text:p>
          </text:list-item>
          <text:list-item>
            <text:p text:style-name="P163"><text:span text:style-name="CharStyle9"><text:tab/>hear it.” So he said to them,</text:span></text:p>
          </text:list-item>
        </text:list>
        <text:p text:style-name="P112"><text:span text:style-name="CharStyle29">From the eater came something to eat,</text:span></text:p>
        <text:p text:style-name="P112"><text:span text:style-name="CharStyle29">from the strong came something sweet.</text:span></text:p>
        <text:list xml:id="list204204278154789" text:continue-numbering="true" text:style-name="L17">
          <text:list-item>
            <text:p text:style-name="P127"><text:span text:style-name="CharStyle19"><text:tab/>As they could not guess the riddle, they said to Samson’s wife, “Coax your husband to give away the answer, or we will burn you and your father’s house. Did you invite us here</text:span></text:p>
          </text:list-item>
          <text:list-item>
            <text:p text:style-name="P128"><text:span text:style-name="CharStyle19"><text:tab/>to beggar us?” So Samson’s wife irritated him by weeping and crying, “You simply hate me, you do not love me; you have propounded a riddle to my countrymen, and you have never told me the answer!” “Why,” he said, “I have not told my father or my mother!</text:span></text:p>
          </text:list-item>
          <text:list-item>
            <text:p text:style-name="P128"><text:span text:style-name="CharStyle19"><text:tab/>and am I to tell you?” All the seven days that the feast lasted, she irritated him by weeping. At last, on the seventh day, he did tell her—she pressed him so</text:span></text:p>
          </text:list-item>
          <text:list-item>
            <text:p text:style-name="P129"><text:span text:style-name="CharStyle19"><text:tab/>hard. She told the riddle to her countrymen, and just as he was entering the bridal chamber</text:span></text:p>
          </text:list-item>
        </text:list>
        <text:p text:style-name="P30"><text:span text:style-name="CharStyle9">on the seventh day the men of the town said to him,</text:span></text:p>
        <text:p text:style-name="P71"><text:span text:style-name="CharStyle29">What is sweeter than honey?</text:span></text:p>
        <text:p text:style-name="P70"><text:span text:style-name="CharStyle29">What is stronger than a lion?</text:span></text:p>
        <text:p text:style-name="P34"><text:span text:style-name="CharStyle9">He retorted,</text:span></text:p>
        <text:p text:style-name="P69"><text:span text:style-name="CharStyle29">Had you not used my heifer for your plough,</text:span></text:p>
        <text:p text:style-name="P69"><text:span text:style-name="CharStyle29">you never would have guessed my riddle now!</text:span></text:p>
        <text:p text:style-name="P31"><text:span text:style-name="CharStyle9">The spirit of the Eternal in- 19 spired him mightily; he went down to Ashkelon, where he killed thirty of the citizens, plundered them, and handed the gala robes to those who had guessed his riddle. Then in blazing fury he went away to his father’s house. And Samson’s 20 wife was given to one of his companions, who had been his best man.</text:span></text:p>
        <text:p text:style-name="P75"><text:span text:style-name="CharStyle9">Later on, during wheat -| harvest, Samson went to J-t) visit his wife with the present of a kid. He said, “I am going into the bridal chamber to my wife.” But her father would not allow him to enter; her father said, 2 “I thought you must hate her, so I gave her to your companion. But her younger sister is more beautiful, is she not? Take her instead.” Samson said to him, 3 “I shall be quits with the Phil­istines this time; I shall do them a mischief.” Then Samson 4 went and caught three hundred foxes; turning them tail to tail and putting a torch between each pair of tails, he lit the 5 torches and set the foxes loose in the fields of the Philistines, till both the shocks and the stand­ing corn were burned, and even the vineyards and the olive- orchards.</text:span></text:p>
        <text:p text:style-name="P75"><text:span text:style-name="CharStyle9">“Who has done this?” said the 6 Philistines. When they were told it was Samson, the Timnite’s son-in-law, who had done it, be­cause his wife had been taken</text:span></text:p>
        <text:p text:style-name="P56"><text:span text:style-name="CharStyle9">from him and given to his com­rade, the Philistines went up and burned her and her father’s</text:span></text:p>
        <text:list xml:id="list201104401572881" text:style-name="L8">
          <text:list-item>
            <text:p text:style-name="P177"><text:span text:style-name="CharStyle9"><text:tab/>house. Samson said to them, “If this is what you do, I will have my revenge on you before</text:span></text:p>
          </text:list-item>
          <text:list-item>
            <text:p text:style-name="P140"><text:span text:style-name="CharStyle9"><text:tab/>I am done!” He routed them headlong with heavy slaughter; then he went down and stayed at the cliff of Etam, in the fissure there.</text:span></text:p>
          </text:list-item>
          <text:list-item>
            <text:p text:style-name="P183"><text:span text:style-name="CharStyle9"><text:tab/>The Philistines came up and camped in Judah, making a raid</text:span></text:p>
          </text:list-item>
          <text:list-item>
            <text:p text:style-name="P151"><text:span text:style-name="CharStyle9"><text:tab/>on Lehi. The men of Judah said, “Why have you come up against </text:span><text:soft-page-break/><text:span text:style-name="CharStyle9">us?” “To seize Samson,” they said; “to do to him what he has</text:span></text:p>
          </text:list-item>
          <text:list-item>
            <text:p text:style-name="P151"><text:span text:style-name="CharStyle9"><text:tab/>done to us.” So three thousand men of Judah went to the fissure in the cliff of Etam and said to Samson, “Don’t you know the Philistines are our over-lords? What is this that you have brought upon us?” “As they did to me,” said Samson, “so</text:span></text:p>
          </text:list-item>
          <text:list-item>
            <text:p text:style-name="P151"><text:span text:style-name="CharStyle9"><text:tab/>I did to them.” They said to him, “We have come here to seize you and hand you over to the Philistines.” “Well,” said Samson, “swear to me that you will not murder me yourselves.”</text:span></text:p>
          </text:list-item>
          <text:list-item>
            <text:p text:style-name="P151"><text:span text:style-name="CharStyle9"><text:tab/>“No,” they answered, “we will not kill you; we will simply bind you and hand you over to them.” So they tied him fast with two new ropes and brought</text:span></text:p>
          </text:list-item>
          <text:list-item>
            <text:p text:style-name="P151"><text:span text:style-name="CharStyle9"><text:tab/>him away from the cliff. When he reached Lehi, the Philistines met him with loud shouts; but the spirit of the Eternal in­spired him mightily, the ropes round his arms became like flax that has caught fire, the bonds</text:span></text:p>
          </text:list-item>
          <text:list-item>
            <text:p text:style-name="P151"><text:span text:style-name="CharStyle9"><text:tab/>melted off his hands, and catch­ing up the fresh jaw-bone of an ass he felled a thousand men.</text:span></text:p>
          </text:list-item>
          <text:list-item>
            <text:p text:style-name="P151"><text:span text:style-name="CharStyle9"><text:tab/>Said Samson,</text:span></text:p>
          </text:list-item>
        </text:list>
        <text:p text:style-name="P61"><text:span text:style-name="CharStyle29">With the jaw-bone of an ass I have piled them in a mass! With the jaw-bone of an ass I have assailed assailants!</text:span></text:p>
        <text:p text:style-name="P31"><text:span text:style-name="CharStyle9">When he had said this, he threw 17 aside the jaw-bone, and so the spot was called Jawbonethrow (Ramath-Iehi). He was ter- 18 ribly thirsty; so he called to the Eternal, “Thou hast granted thy servant this great victory, and am I now to die of thirst and fall into the hands of the uncircumcised?” Then God 19 split the hollow at Lehi, and water poured from it; when he drank, his spirits rose, and he revived. Hence the spot was named Caller-spring (Enhak- kore); it is at Lehi to this day.</text:span></text:p>
        <text:p text:style-name="P65"><text:span text:style-name="CharStyle9">He governed Israel for twenty 20 years during the period of the Philistines.</text:span></text:p>
        <text:p text:style-name="P64"><text:span text:style-name="CharStyle9">Samson once went to 1 Gaza, where he saw a har- AO lot and had intercourse with her. When the folk of Gaza learned 2 that Samson had come, they [[surrounded the house and lay in wait for him all day at the gate of the town; they]] kept quiet all the night, saying, “Wait till morning, then we can kill him!” Samson lay till midnight. 3 At midnight he got up, seized the doors of the town-gate and the two door-posts, pulled them up, bar and all, and, after shoul­dering them, carried them to the hill-top in front of Hebron.</text:span></text:p>
        <text:p text:style-name="P65"><text:span text:style-name="CharStyle9">After that he fell in love with 4 a woman in the wady of Sorek, who was called Delilah. The 5 Philistine tyrants went and said to her, “Coax him and find out why he is so strong; find out how we can master him and tie him up to be tortured, and we will each give you a hundred and fifty pounds in silver.” So 6 Delilah asked Samson, “Do tell me why you are so strong. How could one tie you up to be tortured?” Samson said to 7 her, “If I am tied with seven</text:span></text:p>
      </text:section>
      <text:section text:style-name="Sect5" text:name="Section9">
        <text:p text:style-name="P215"><text:span text:style-name="CharStyle9">fresh bowstrings that have never been dried, my strength will fail, and I shall be like any</text:span></text:p>
        <text:list xml:id="list8719676314216114257" text:style-name="L22">
          <text:list-item>
            <text:p text:style-name="P220"><text:span text:style-name="CharStyle9"><text:tab/>other man.” Then the Phil­istine tyrants brought her seven fresh bowstrings which had never been dried, and with these</text:span></text:p>
          </text:list-item>
          <text:list-item>
            <text:p text:style-name="P220"><text:span text:style-name="CharStyle9"><text:tab/>she tied up Samson. (She had men concealed in the inner room.) She said to him, “The Philistines are on you, Samson!” But he snapped the bowstrings like a strand of tow at the touch of fire. So the secret of his strength was not disclosed.</text:span></text:p>
          </text:list-item>
          <text:list-item>
            <text:p text:style-name="P184"><text:span text:style-name="CharStyle9"><text:tab/>Then said Delilah to Samson, “There, you have cheated me! You have told me a lie! Do tell me how you could be tied</text:span></text:p>
          </text:list-item>
          <text:list-item>
            <text:p text:style-name="P184"><text:span text:style-name="CharStyle9"><text:tab/>up.” He said to her, “If I am tied tight with new ropes that have never been used, my strength will fail, and I shall be</text:span></text:p>
          </text:list-item>
          <text:list-item>
            <text:p text:style-name="P184"><text:span text:style-name="CharStyle9"><text:tab/>like any other man.” So De­lilah took new ropes and tied him; she said, “The Philistines are on you, Samson!” (Men were lying concealed in the inner room.) But he snapped them off his arms as if they had been threads.</text:span></text:p>
          </text:list-item>
          <text:list-item>
            <text:p text:style-name="P184"><text:span text:style-name="CharStyle9"><text:tab/>Then Delilah said to Samson, “You have been cheating me all the time, telling me lies! Tell me how you could be tied up.” He said to her, “If you weave the seven plaits of my head into the web of the loom and twist them in witli the pin, my strength will fail, and I shall be</text:span></text:p>
          </text:list-item>
          <text:list-item>
            <text:p text:style-name="P184"><text:span text:style-name="CharStyle9"><text:tab/>like any other man.” So, as he slept, Delilah took the seven plaits of his head, wove them into the web of the loom, and twisted them in with the pin. Then she said, “The Philistines are on you, Samson!” He woke up, and pulled out both loom and web.</text:span></text:p>
          </text:list-item>
          <text:list-item>
            <text:p text:style-name="P184"><text:span text:style-name="CharStyle9"><text:tab/>She said to him, ‘How can you say, T love you/ when you do</text:span></text:p>
          </text:list-item>
        </text:list>
        <text:p text:style-name="P31"><text:span text:style-name="CharStyle9">not trust me? Three times al­ready you have cheated me; you have never told me why you are so strong.” At last, 16 as she pressed him every day and urged him, he got tired to </text:span><text:span text:style-name="CharStyle31">iy </text:span><text:span text:style-name="CharStyle9">death and told her all the secret; he said to her, “No razor has ever been used on my head, for I have been consecrated to God from birth. If I am shaved, then my strength will leave me, and I shall be like any other man.” When Delilah saw that 18 he had trusted her with all the secret, she summoned the Phil­istine tyrants, saying, “Come up, this once; he has told me everything.” So the Philistine tyrants came, with the money in their hands. She made Sam- 19 son sleep on her lap, and then called for a man, who shaved off the seven plaits of his head; his strength began to weaken, and then left him. She cried, 20 “The Philistines are on you, ,, Samson!” He woke up, think­ing, “I shall get off as I have done over and over again, and shake myself free”—not knowing that the Eternal had left him. The Philistines seized 21 him; they bored out his eyes, and took him down to Gaza, where he was shackled in bronze chains and employed to grind corn in the prison. But 22 no sooner had his head been shaved than the hair began to grow again.</text:span></text:p>
        <text:p text:style-name="P66"><text:span text:style-name="CharStyle9">The Philistine tyrants had 23 gathered for a great sacrifice to their god Dagon and for merry­making. “Our god,” they said, “has put Samson our enemy into our hands!” They were in 25 high spirits, and shouted, “Call for Samson, that he may make sport for us!” So Samson was called from prison and he made</text:span></text:p>
        <text:p text:style-name="P27"><draw:frame draw:style-name="fr3" draw:name="29" text:anchor-type="paragraph" svg:x="2.2953in" svg:y="5.8035in" svg:width="0.2598in" svg:height="0.0161in" draw:z-index="4"><draw:image xlink:href="Pictures/10000000000000270000001BDF3F4F65.jpg" xlink:type="simple" xlink:show="embed" xlink:actuate="onLoad"/><draw:contour-polygon svg:width="0.2598in" svg:height="0.1764in" svg:viewBox="0 0 660 448" draw:points="0,0 660,0 660,448 0,448" draw:recreate-on-edit="true"/></draw:frame><text:span text:style-name="CharStyle9">sport before them. Then they put him between the pillars.</text:span></text:p>
        <text:list xml:id="list201103605497221" text:style-name="L21">
          <text:list-item>
            <text:p text:style-name="P132"><text:span text:style-name="CharStyle9"><text:tab/>When the people saw him, they shouted in honour of their god, Our god has now put the foe in our hands, who wasted our lands and slew us in bands!</text:span></text:p>
          </text:list-item>
        </text:list>
        <text:list xml:id="list1541776142788954522" text:style-name="L23">
          <text:list-item>
            <text:p text:style-name="P180"><text:span text:style-name="CharStyle9"><text:tab/>Samson said to the lad who held his hand, “Let me touch the pillars that support the house, let me lean against</text:span></text:p>
          </text:list-item>
          <text:list-item>
            <text:p text:style-name="P164"><text:span text:style-name="CharStyle9"><text:tab/>them.” Now the building was filled with men and women; all the Philistine tyrants were there, and there were about three thousand men and women on the roof, watching Samson</text:span></text:p>
          </text:list-item>
          <text:list-item>
            <text:p text:style-name="P152"><text:span text:style-name="CharStyle9"><text:tab/>at his sport. Then Samson called upon the Eternal: “Lord Eternal, O remember me; pray strengthen me, O God, only for this once, to avenge myself upon the Philistines for one of</text:span></text:p>
          </text:list-item>
          <text:list-item>
            <text:p text:style-name="P152"><text:span text:style-name="CharStyle9"><text:tab/>my two eyes!” And Samson grasped the two middle pillars that supported the house; he braced himself against them, holding one with his right hand and the other with his left.</text:span></text:p>
          </text:list-item>
          <text:list-item>
            <text:p text:style-name="P171"><text:span text:style-name="CharStyle9"><text:tab/>“Let us die together, myself and the Philistines!” said Sam­son, and he pulled with all his might; down fell the temple on the tyrants and on all the people who were inside! So those he killed in death were more than he had killed in life.</text:span></text:p>
          </text:list-item>
          <text:list-item>
            <text:p text:style-name="P186"><text:span text:style-name="CharStyle9"><text:tab/>His kinsmen and all his family came down and took him away to be buried, between Zorah and Eshtaol, in the grave of his father Manoah. He had gov­erned Israel for twenty years.</text:span></text:p>
          </text:list-item>
        </text:list>
        <text:p text:style-name="P42"><text:span text:style-name="CharStyle9">In the highlands of Eph­raim there lived a man 2 called Micah. He said to his mother. “The hundred and fifty pounds in silver which were stolen from you, and which with</text:span></text:p>
        <text:p text:style-name="P33"><text:span text:style-name="CharStyle9">an oath in my hearing you sol- 3 emnly devoted to the Eternal as your own gift, to make a carved metal idol-—I have that money, it was I who took it; I will return it to you now.” His mother said, “May the Eternal bless my son!” So he returned the hun­dred and fifty pounds in silver to his mother. His mother 4 took twenty-eight pounds of it, and gave it to a silversmith who made a carved metal idol, which stood in Micah’s house.</text:span></text:p>
        <text:p text:style-name="P63"><text:span text:style-name="CharStyle9">This man Micah had a shrine; </text:span><text:span text:style-name="CharStyle11">5 </text:span><text:span text:style-name="CharStyle9">he made an ephod and house­hold gods, and installed one of his sons as priest. (In those 6 days there was no king in Israel, and everyone did exactly as he pleased.) Now there was a 7 young man from Bethlehem in Judah, a Levite who belonged to the clan of Judah, residing in the neighbourhood; he had 8 left the town of Bethlehem in Judah to stay wherever he could find a place, and in the course of his wanderings he had reached Micah’s house, in the highlands of Ephraim. Micah asked him, 9 “Where do you come from?”</text:span></text:p>
        <text:p text:style-name="P25"><text:span text:style-name="CharStyle9">He said, “I am a Levite from Bethlehem in Judah, and I am travelling to find some place to stay in.” “Stay with me,” 10 said Micah, “be my father and priest; I will give you a pound in silver every year, a suit of clothes, and your food.” So n the Levite agreed to live with the man; he became like one of his own sons. Micah installed 12 the Levite, and the young man became his priest and lived in his house. “Now,” said Micah, 13 “I know the Eternal will prosper me, since I have got a Levite as my priest.” (In those days there was no king in Israel.)</text:span></text:p>
        <text:p text:style-name="P21"><draw:frame draw:style-name="fr5" draw:name="30" text:anchor-type="paragraph" svg:x="2.2902in" svg:y="0.0764in" svg:width="0.2634in" svg:height="0.0161in" draw:z-index="5"><draw:image xlink:href="Pictures/10000000000000280000001A527A23B8.jpg" xlink:type="simple" xlink:show="embed" xlink:actuate="onLoad"/><draw:contour-polygon svg:width="0.263in" svg:height="0.1728in" svg:viewBox="0 0 668 439" draw:points="0,0 668,0 668,439 0,439" draw:recreate-on-edit="true"/></draw:frame><text:span text:style-name="CharStyle19">In those days the Danite clan was in search of terri­tory, for up till then no territory had fallen to them among the</text:span></text:p>
        <text:list xml:id="list6498061406360532956" text:style-name="L24">
          <text:list-item>
            <text:p text:style-name="P121"><text:span text:style-name="CharStyle19"><text:tab/>clans of Israel. So the Danites sent five men out of their whole clan, men of prowess from Zorah and Eshtaol, to explore and ex­amine the country; their orders were to go and examine thecoun- try. They reached Micah’s house in the highlands of Ephraim, and halted there for the night.</text:span></text:p>
          </text:list-item>
          <text:list-item>
            <text:p text:style-name="P121"><text:span text:style-name="CharStyle19"><text:tab/>When they were near the house, they recognized the voice of the young Levite; they stepped aside and said to him, “Who brought you here? What are you doing in a place like this? What is your business here?”</text:span></text:p>
          </text:list-item>
          <text:list-item>
            <text:p text:style-name="P122"><text:span text:style-name="CharStyle19"><text:tab/>He told them what Micah had done for him; “He hired me and</text:span></text:p>
          </text:list-item>
          <text:list-item>
            <text:p text:style-name="P122"><text:span text:style-name="CharStyle19"><text:tab/>I became his priest.” So they said, “Pray consult God, that we may know whether or not our errand will be a success.”</text:span></text:p>
          </text:list-item>
          <text:list-item>
            <text:p text:style-name="P122"><text:span text:style-name="CharStyle19"><text:tab/>The priest said to them, “Go and prosper, your errand is under the Eternal’s favour.”</text:span></text:p>
          </text:list-item>
          <text:list-item>
            <text:p text:style-name="P122"><text:span text:style-name="CharStyle19"><text:tab/>So the five men passed on to Laish, where they found the folk living in perfect security, like the Sidonians, quiet and unsuspicious; there was no lack of anything in the land, and they were far from the Phoeni­cians and had no intercourse with Aram.</text:span></text:p>
          </text:list-item>
          <text:list-item>
            <text:p text:style-name="P123"><text:span text:style-name="CharStyle19"><text:tab/>When the scouts came back to their kinsmen at Zorah and Eshtaol, their kinsmen asked</text:span></text:p>
          </text:list-item>
          <text:list-item>
            <text:p text:style-name="P124"><text:span text:style-name="CharStyle19"><text:tab/>them for their report. They said, “Let us be up and off to Laish! We have seen the country; it is a fine country. And you sit idle here! Lose no time in entering and occupying</text:span></text:p>
          </text:list-item>
          <text:list-item>
            <text:p text:style-name="P125"><text:span text:style-name="CharStyle19"><text:tab/>the country, for God has put it into your hands. When you go, you will find an unsuspicious people; besides, the land is large,</text:span></text:p>
          </text:list-item>
        </text:list>
        <text:p text:style-name="P29"><text:span text:style-name="CharStyle9">and there is no lack of anything in that region.” So six hun- </text:span><text:span text:style-name="CharStyle41">ii </text:span><text:span text:style-name="CharStyle9">dred armed men of the Danite clan set out from Zorah and Eshtaol. They marched up 12 and encamped at Kiriath-jea- rim in Judah. Hence the name of the spot to this day is Dans- camp (Mahaneh-Dan); it lies west of Kiriath-jearim. From 13 this they moved on to the high­lands of Ephraim and reached the house of Micah. The five 14 men who had explored the country of Laish then said to their kinsmen, “Do you know there is an ephod in these build­ings, and household gods and a carved metal idol?<text:tab/>What are</text:span></text:p>
        <text:p text:style-name="P28"><text:span text:style-name="CharStyle9">you going to do? Make up your minds.” They stepped 15 aside to the house of the young Levite, by Micah’s house, and greeted him. But while the 16 six hundred armed warriors of the Danite clan were standing at the gate of the yard, the five 17 scouts made their way inside and took the ephod, the house­hold gods, and the metal idol; the priest was standing at the gate of the yard with the six hundred armed warriors, while 18 these others entered Micah’s house and took the carved metal idol, the ephod, and the house­hold gods. The priest said to them, “What are you doing?” “Hold your tongue,” they an- 19 swered, “clap your hand on your lips, and come along with us; be father and priest to us.</text:span></text:p>
        <text:p text:style-name="P26"><text:span text:style-name="CharStyle9">Is it better for you to be priest for one man’s household or priest for a whole division and clan in Israel?” The priest was 20 glad at heart; he took the ephod and the household gods and the carved idol, and accompanied the force, which moved away, 21 putting the children and the</text:span></text:p>
        <text:p text:style-name="P57"><text:span text:style-name="CharStyle9">cattle and the goods in front of</text:span></text:p>
        <text:list xml:id="list201103984284657" text:style-name="L15">
          <text:list-item>
            <text:p text:style-name="P148"><text:span text:style-name="CharStyle9"><text:tab/>them. When they had gone some distance from Micah’s house, the men in the houses near Micah’s residence mus­tered and pursued the Danites.</text:span></text:p>
          </text:list-item>
          <text:list-item>
            <text:p text:style-name="P148"><text:span text:style-name="CharStyle9"><text:tab/>They called out to the Danites, who turned their heads and said to Micah, “What ails you, that</text:span></text:p>
          </text:list-item>
          <text:list-item>
            <text:p text:style-name="P172"><text:span text:style-name="CharStyle9"><text:tab/>you are up in arms?” He answered, “You steal the gods I made, and my own priest, and off you go! What have I left? And then you ask what ails me!”</text:span></text:p>
          </text:list-item>
          <text:list-item>
            <text:p text:style-name="P172"><text:span text:style-name="CharStyle9"><text:tab/>The Danites said to him, “Don’t shout at us! Some hot 'spirit in our company might turn on you, and you might lose your own life and the lives of your household!”</text:span></text:p>
          </text:list-item>
          <text:list-item>
            <text:p text:style-name="P155"><text:span text:style-name="CharStyle9"><text:tab/>Then the Danites went their way, and, as Micah saw they were too strong for him, he</text:span></text:p>
          </text:list-item>
          <text:list-item>
            <text:p text:style-name="P172"><text:span text:style-name="CharStyle9"><text:tab/>turned home. Taking with them the articles that Micah had made and Micah’s private priest, they went to Laish, a people living quiet and unsuspicious; the inhabitants they killed with­out giving quarter, and the town</text:span></text:p>
          </text:list-item>
          <text:list-item>
            <text:p text:style-name="P172"><text:span text:style-name="CharStyle9"><text:tab/>they burned; there was no one to succour the people, for Laish was far from Sidon (it lies in the val­ley of Beth-rehob), and the peo­ple had no intercourse with Aram. The Danites rebuilt the</text:span></text:p>
          </text:list-item>
          <text:list-item>
            <text:p text:style-name="P172"><text:span text:style-name="CharStyle9"><text:tab/>town and settled there, calling it Dan, after their ancestor Dan; but Laish was the original name</text:span></text:p>
          </text:list-item>
          <text:list-item>
            <text:p text:style-name="P172"><text:span text:style-name="CharStyle9"><text:tab/>of the town. The Danites set up the carved idol for them­selves, and the Danite priests, down to the day when the land was depopulated, were Jona­than the son of Gershom, a grandson of Moses, and his de-</text:span></text:p>
          </text:list-item>
          <text:list-item>
            <text:p text:style-name="P172"><text:span text:style-name="CharStyle9"><text:tab/>scendants. They maintained the carved idol made by Micah, all the time that the temple of God stood at Shilo.</text:span></text:p>
          </text:list-item>
        </text:list>
        <text:p text:style-name="P62"><text:span text:style-name="CharStyle19">In those days, when -| </text:span><text:span text:style-name="CharStyle39">q </text:span><text:span text:style-name="CharStyle19">there was no king in Israel, </text:span><text:span text:style-name="CharStyle33">Z</text:span><text:span text:style-name="CharStyle48">7 </text:span><text:span text:style-name="CharStyle19">a Levite who stayed in the re­mote highlands of Ephraim took to himself a concubine from Bethlehem in Judah. The con- 2 cubine in a fit of anger left him for her father’s home at Beth­lehem in Judah, where she stayed some time, indeed four months. Her husband then went </text:span><text:span text:style-name="CharStyle34">3 </text:span><text:span text:style-name="CharStyle19">after her to woo her back, tak­ing with him his servant and a pair of asses. When he reached her father’s house, the girl’s father saw him and came out gladly to meet him. His father- 4 in-law, the girl’s father, pressed him to stay; so for three days he remained with him, eating and drinking and lodging there.</text:span></text:p>
        <text:p text:style-name="P31"><text:span text:style-name="CharStyle9">On the fourth day, as they rose 5 in the morning, he stood up to go, but the girl’s father said to his son-in-law, “Refresh yourself with a bite of food, and then you can leave.” So down the two 6 men sat; they ate and they drank, till the girl’s father said to him, “Agree to spend the night here, and enjoy your­self.” The man stood up to 7 go, but his father-in-law pressed him, and again he spent the night there. On the morning of 8 the fifth day he got up to go; but the girl’s father said, “Do take some refreshment”; so they stayed on till the afternoon, the two men at their food. Then 9 the man rose to leave, with his concubine and his servant. His father-in-law, the girl’s father, said to him, “Look, the sun is setting, do stay the night; the day is closing, do stay the night and enjoy yourself. You can get up to-morrow morning for your journey home.” flow- 10 ever, the man would not stay the night; he started off. and</text:span></text:p>
      </text:section>
      <text:section text:style-name="Sect5" text:name="Section10">
        <text:p text:style-name="P221"><text:span text:style-name="CharStyle9">reached a point opposite Jebus (that is, Jerusalem), he and his two saddle-asses and his concu­bine.</text:span></text:p>
        <text:list xml:id="list201102986183089" text:style-name="L24">
          <text:list-item>
            <text:p text:style-name="P197"><text:span text:style-name="CharStyle9"><text:tab/>As they were near Jebus, and as it was far on in the day, the servant said to his master, “Come on, let us turn in to this town of the Jebusites and spend</text:span></text:p>
          </text:list-item>
          <text:list-item>
            <text:p text:style-name="P193"><text:span text:style-name="CharStyle9"><text:tab/>the night there.” “No,” said his master, “we will not turn in to a town of foreigners, who do not belong to Israel; we will</text:span></text:p>
          </text:list-item>
          <text:list-item>
            <text:p text:style-name="P193"><text:span text:style-name="CharStyle9"><text:tab/>keep on to Gibeah.” He said to his servant, “Come and let us make for one of these places, Gibeah or Hamah; let us put up there.” So they kept on</text:span></text:p>
          </text:list-item>
          <text:list-item>
            <text:p text:style-name="P193"><text:span text:style-name="CharStyle9"><text:tab/>their road. The sun set as they were close to Gibeah, which be-</text:span></text:p>
          </text:list-item>
          <text:list-item>
            <text:p text:style-name="P193"><text:span text:style-name="CharStyle9"><text:tab/>longs to Benjamin, and they turned aside to enter Gibeah and spend the night there.</text:span></text:p>
          </text:list-item>
        </text:list>
        <text:p text:style-name="P101"><text:span text:style-name="CharStyle9">He entered and sat down in the open square of the town, but no one took them into his house</text:span></text:p>
        <text:list xml:id="list204202588291679" text:continue-numbering="true" text:style-name="L24">
          <text:list-item>
            <text:p text:style-name="P193"><text:span text:style-name="CharStyle9"><text:tab/>to spend the night. However, an old man was coming in from his work in the fields at eventide; he belonged to the highlands of Ephraim, but he was residing in Gibeah (the inhabitants being</text:span></text:p>
          </text:list-item>
          <text:list-item>
            <text:p text:style-name="P193"><text:span text:style-name="CharStyle9"><text:tab/>Benjamites). As he looked up, the old man noticed a wayfarer in the open square of the town; he said, “Where are you going? Where have you come from?”</text:span></text:p>
          </text:list-item>
          <text:list-item>
            <text:p text:style-name="P193"><text:span text:style-name="CharStyle9"><text:tab/>The man said to him, “We are on our way from Bethlehem in Judah to the remote highlands of Ephraim, where I belong; I was travelling as far as Bethle­hem in Judah, and now I am going home. No one offers to</text:span></text:p>
          </text:list-item>
          <text:list-item>
            <text:p text:style-name="P193"><text:span text:style-name="CharStyle9"><text:tab/>take me into his house. And yet we have ample supplies of everything, straw and fodder for our asses, bread and wine for myself and this woman and the young man who is with us.”</text:span></text:p>
          </text:list-item>
          <text:list-item>
            <text:p text:style-name="P198"><text:span text:style-name="CharStyle9"><text:tab/>“You are welcome,” said the</text:span></text:p>
          </text:list-item>
        </text:list>
        <text:p text:style-name="P92"><text:span text:style-name="CharStyle9">old man, “all your needs shall be my charge; only, do not spend the night in the open.”</text:span></text:p>
        <text:p text:style-name="P64"><text:span text:style-name="CharStyle9">So he took them home, and 21 foddered the asses; after they had washed their feet, they ate and drank and were enjoying 22 themselves, when the rascally citizens beset the house, pound­ing on the door and shouting to the master of the house, the old man, “Bring out your visitor, that we may rape him.” The old 23 man, the master of the house, went outside and said to them, “No, my friends, no vice! The man has entered my house; do not commit this wanton crime. Look, here is my daughter, a 24 virgin, and here is the man’s concubine! I will bring them out; you can ravish them and do what you like with them, but do not commit so wanton a crime against this man.” However, they would not listen 25 to him. So the man seized his concubine and thrust her out to them in the street, where they violated her all night till the morning. At dawn they 26 let her go, and as morning broke the woman made her way to the man’s house where her master was, and lay at the door till daylight. When her master 27 rose and opened the door in the morning to go on his way, there was his concubine lying at the door with her hands on the step! “Get up,” he said, “let us be 28 off!” But there was no answer.</text:span></text:p>
        <text:p text:style-name="P92"><text:span text:style-name="CharStyle9">So he lifted her on his ass and started home.</text:span></text:p>
        <text:p text:style-name="P67"><text:span text:style-name="CharStyle9">When he got home, he took a 29 knife and cut up his concubine’s body, limb by limb, into twelve pieces, which he sent all over the territory of Israel, telling his 30 messengers to ask all the Israel­ites, “Was ever such a crime</text:span></text:p>
        <text:p text:style-name="P222"><draw:frame draw:style-name="fr3" draw:name="31" text:anchor-type="paragraph" svg:x="2.2583in" svg:y="0.4535in" svg:width="0.2736in" svg:height="0.0161in" draw:z-index="6"><draw:image xlink:href="Pictures/10000000000000290000001A662D3678.jpg" xlink:type="simple" xlink:show="embed" xlink:actuate="onLoad"/><draw:contour-polygon svg:width="0.2728in" svg:height="0.1728in" svg:viewBox="0 0 693 439" draw:points="0,0 693,0 693,439 0,439" draw:recreate-on-edit="true"/></draw:frame><text:span text:style-name="CharStyle9">committed since the Israelites left Egypt? Think of it, and de­cide what is to be done.”</text:span></text:p>
        <text:p text:style-name="P27"><text:span text:style-name="CharStyle9">Then all the Israelites mustered, the community gathered to the Eternal at Miz- pah like one man, from Dan to Beersheba, along with the</text:span></text:p>
        <text:list xml:id="list7574393030230235995" text:style-name="L25">
          <text:list-item>
            <text:p text:style-name="P191"><text:span text:style-name="CharStyle9"><text:tab/>Gileadites. The leaders of all the nation, from all the clans of Israel, came forward in the gathering of God’s people (four hundred thousand infantry</text:span></text:p>
          </text:list-item>
          <text:list-item>
            <text:p text:style-name="P191"><text:span text:style-name="CharStyle9"><text:tab/>armed with swords), and the Is­raelites asked, “Tell us, how did</text:span></text:p>
          </text:list-item>
          <text:list-item>
            <text:p text:style-name="P191"><text:span text:style-name="CharStyle9"><text:tab/>this crime happen?” The Levite, the husband of the murdered woman, said, “I and my concu­bine entered Gibeah of Benja-</text:span></text:p>
          </text:list-item>
          <text:list-item>
            <text:p text:style-name="P191"><text:span text:style-name="CharStyle9"><text:tab/>min, to stay the night. The citizens of Gibeah attacked me, surrounding the house in the night; they meant to kill me, and they ravished my concu-</text:span></text:p>
          </text:list-item>
          <text:list-item>
            <text:p text:style-name="P191"><text:span text:style-name="CharStyle9"><text:tab/>bine till she died. Then I took and cut up her body, and sent the pieces all over the country occupied by Israel, since the Benjamites had committed a foul and wanton crime in</text:span></text:p>
          </text:list-item>
          <text:list-item>
            <text:p text:style-name="P191"><text:span text:style-name="CharStyle9"><text:tab/>Israel. Men of Israel, you are all here; declare your mind and purpose.”</text:span></text:p>
          </text:list-item>
          <text:list-item>
            <text:p text:style-name="P199"><text:span text:style-name="CharStyle9"><text:tab/>The people all started up like one man and said, “Not a man of us will go back to his tent, not a man of us will return</text:span></text:p>
          </text:list-item>
          <text:list-item>
            <text:p text:style-name="P191"><text:span text:style-name="CharStyle9"><text:tab/>home; no, this is what we will do to Gibeah: we will draw lots</text:span></text:p>
          </text:list-item>
          <text:list-item>
            <text:p text:style-name="P194"><text:span text:style-name="CharStyle9"><text:tab/>for an attack upon it; we will choose ten men from every hundred in all the clans of Israel, a hundred from every thousand, and a thousand from every ten thousand, to secure provisions for the army that is to punish Gibeah of Benjamin, as it de­serves, for all its wanton crime.”</text:span></text:p>
          </text:list-item>
          <text:list-item>
            <text:p text:style-name="P199"><text:span text:style-name="CharStyle9"><text:tab/>Then all Israel mustered their joint forces like one man</text:span></text:p>
          </text:list-item>
          <text:list-item>
            <text:p text:style-name="P200"><text:span text:style-name="CharStyle9"><text:tab/>against the town. The clans</text:span></text:p>
          </text:list-item>
        </text:list>
        <text:p text:style-name="P28"><text:span text:style-name="CharStyle9">of Israel sent messengers all through the clan of Benjamin, saying, “What crime is this that has occurred among you? Come, hand over these rascals 13 in Gibeah, that we may put them to death and so root the crime out of Israel.” But the Benjamites would not listen to their fellowTsraelites. </text:span><text:span text:style-name="CharStyle31">And </text:span><text:span text:style-name="CharStyle50">3 </text:span><text:span text:style-name="CharStyle31">as the Benjamites heard that the Israelites had marched to Mizpah, they gathered from</text:span><text:span text:style-name="CharStyle9"> 14 </text:span><text:span text:style-name="CharStyle31">their towns to engage the Israel­ites at Gibeah.</text:span><text:span text:style-name="CharStyle9"> Twenty-five </text:span><text:span text:style-name="CharStyle27">IS </text:span><text:span text:style-name="CharStyle9">thousand swordsmen of the Ben­jamites mustered that day from the towns, not including the in­habitants of Gibeah, who mus­tered seven hundred picked men, left-handed warriors, each of 16 whom could sling a stone at a hair and not miss it. The 1</text:span><text:span text:style-name="CharStyle11">7 </text:span><text:span text:style-name="CharStyle9">Israelites, apart from the Ben­jamites, mustered four hundred thousand swordsmen, all of them warriors; they marched to Bethel 18 to consult God as to which of them was to march up first and attack the Benjamites. “Judah first,” said the Eternal. </text:span><text:span text:style-name="CharStyle31">So the</text:span><text:span text:style-name="CharStyle9"> 19 </text:span><text:span text:style-name="CharStyle31">Israelites started next morning and invested Gibeah.</text:span><text:span text:style-name="CharStyle9"> The 20 Israelites marched out to fight Benjamin, and the Benjamites drew up in battle array against them at Gibeah. When the 21 Benjamites issued from Gib­eah, they laid low twenty-two thousand Israelites that day. The forces of Israel rallied and 22 again drew up in battle array where they had fought on the first day; and the Israelites went 23 up to Bethel and wept before the Eternal till evening, asking the Eternal, “Shall we again advance to fight our kinsmen, the Benjamites?” “Attack them,” said the Eternal. So 24</text:span></text:p>
      </text:section>
      <text:section text:style-name="Sect5" text:name="Section11">
        <text:p text:style-name="P202"><text:span text:style-name="CharStyle9">the Israelites advanced against the Benjamites on the second</text:span></text:p>
        <text:list xml:id="list201104144781771" text:style-name="L21">
          <text:list-item>
            <text:p text:style-name="P210"><text:span text:style-name="CharStyle9"><text:tab/>day, and when the Benjamites marched out from Gibeah to meet them on the second day they again laid low eighteen thousand men of Israel, all</text:span></text:p>
          </text:list-item>
          <text:list-item>
            <text:p text:style-name="P210"><text:span text:style-name="CharStyle9"><text:tab/>swordsmen. Then all the Israelites, all the army, went up to Bethel, where they sat weeping before the Eternal, fast­ing all that day till evening and offering burnt-sacrifices and recompense-sacrifices before the</text:span></text:p>
          </text:list-item>
          <text:list-item>
            <text:p text:style-name="P211"><text:span text:style-name="CharStyle9"><text:tab/>Eternal. As the ark of God’s compact was there in those</text:span></text:p>
          </text:list-item>
          <text:list-item>
            <text:p text:style-name="P211"><text:span text:style-name="CharStyle9"><text:tab/>days, served by Phinehas the son of Eleazar, a grandson of Aaron, the Israelites asked the Eternal, “Shall we again go out to fight with our kinsmen, the Benjamites, or shall we stop?” “Go and fight,” said the Eter­nal, “for I will put them into</text:span></text:p>
          </text:list-item>
          <text:list-item>
            <text:p text:style-name="P228"><text:span text:style-name="CharStyle44"><text:tab/>your hands to-morrow.” </text:span><text:span text:style-name="CharStyle43">The Israelites laid an ambush all</text:span></text:p>
          </text:list-item>
          <text:list-item>
            <text:p text:style-name="P212"><text:span text:style-name="CharStyle9"><text:tab/></text:span><text:span text:style-name="CharStyle31">round Gibeah.</text:span><text:span text:style-name="CharStyle9"> The men of Israel marched against the Benjamites on the third day, and as before they drew their battle lines against Gibeah.</text:span></text:p>
          </text:list-item>
          <text:list-item>
            <text:p text:style-name="P228"><text:span text:style-name="CharStyle44"><text:tab/>The Benjamites sallied out to encounter them, and were drawn away from the town. </text:span><text:span text:style-name="CharStyle43">The Benjamites started as be­fore to attack the enemy on the roads, one of which runs up to Bethel and the other to Gibeah, killing about thirty Israelites in</text:span></text:p>
          </text:list-item>
          <text:list-item>
            <text:p text:style-name="P228"><text:span text:style-name="CharStyle44"><text:tab/></text:span><text:span text:style-name="CharStyle43">the open country. “We are routing them as we did before</text:span><text:span text:style-name="CharStyle44">,” </text:span><text:span text:style-name="CharStyle43">said the Benjamites. But the Israelites said, “Let us run away and draw them from the town to the roads.”</text:span></text:p>
          </text:list-item>
          <text:list-item>
            <text:p text:style-name="P204"><text:span text:style-name="CharStyle9"><text:tab/>Then the main body of the Israelites moved from their position and formed up at Baal-</text:span></text:p>
          </text:list-item>
          <text:list-item>
            <text:p text:style-name="P212"><text:span text:style-name="CharStyle9"><text:tab/>tamar; meantime, ten thou­sand picked men of all Israel rushed from an ambush west of</text:span></text:p>
          </text:list-item>
        </text:list>
        <text:p text:style-name="P31"><text:span text:style-name="CharStyle9">Geba to a position in front of Gibeah. It was a hard fight. The Benjamites did not realize that disaster was overtaking them, but the Eternal routed </text:span><text:span text:style-name="CharStyle11">35 </text:span><text:span text:style-name="CharStyle9">Benjamin before Israel, and on that day the Israelites laid low twenty-five thousand one hun­dred men of Benjamin, all swordsmen. Then the Benja- 36 mites saw that they were routed.</text:span></text:p>
        <text:p text:style-name="P72"><text:span text:style-name="CharStyle43">The Israelites gave way before the Benjamites, relying on the men whom they had set in am­bush against Gibeah. The am</text:span><text:span text:style-name="CharStyle45">--37 </text:span><text:span text:style-name="CharStyle43">buscade hurried to rush upon Gibeah.</text:span><text:span text:style-name="CharStyle44"> The men in ambush de­ployed and massacred all the citizens of the town, giving no quarter. </text:span><text:span text:style-name="CharStyle43">The arrangement with</text:span><text:span text:style-name="CharStyle44"> 38 </text:span><text:span text:style-name="CharStyle43">the army of Israel was that whenever the ambushed party sent up a column of smoke from the town as a signal, the men of Israel were to wheel round. Now</text:span><text:span text:style-name="CharStyle44"> </text:span><text:span text:style-name="CharStyle46">39 </text:span><text:span text:style-name="CharStyle43">the Benjamites had started to attack the men of Israel, killing about thirty of them, and saying to themselves, “We are routing them completely, as in the first battle.” But when the signal</text:span><text:span text:style-name="CharStyle44"> 40 </text:span><text:span text:style-name="CharStyle43">began to rise from the town, in a column of smoke, the Benja­mites looked back, and there was the whole town going up in flames to the sky! Then the men</text:span><text:span text:style-name="CharStyle44"> 41 </text:span><text:span text:style-name="CharStyle43">of Israel wheeled round, and the men of Benjamin were dis­mayed; they saw that disaster had overtaken them, so they ran</text:span><text:span text:style-name="CharStyle44"> 42 </text:span><text:span text:style-name="CharStyle43">away from the Israelites in the direction of the desert. But the enemy were at their heels, and the ambuscade from Gibeah were among them killing.</text:span></text:p>
        <text:p text:style-name="P74"><text:span text:style-name="CharStyle9">Benjamin was cut to pieces, 43 and chased eastward from Nobah to a point opposite Geba. Eighteen thousand men of Ben- 44 jamin fell, all of them fighting men. As they retreated, they </text:span><text:span text:style-name="CharStyle11">45</text:span></text:p>
        <text:p text:style-name="P216"><text:span text:style-name="CharStyle9">ran in the direction of the desert, to the Cliff of Rimmon; five thousand of them were gleaned on the roads, and in the hot chase to Geba two thousand</text:span></text:p>
        <text:list xml:id="list6262057676869320456" text:style-name="L26">
          <text:list-item>
            <text:p text:style-name="P153"><text:span text:style-name="CharStyle9"><text:tab/>were slain. Thus, twenty-five thousand in all perished that day, swordsmen of Benjamin,</text:span></text:p>
          </text:list-item>
          <text:list-item>
            <text:p text:style-name="P229"><text:span text:style-name="CharStyle44"><text:tab/>all of them fighting men. </text:span><text:span text:style-name="CharStyle43">Six hundred, however, made their escape to the desert, to the Cliff of Rimmon, and at the Cliff of Rimmon they held out for four</text:span></text:p>
          </text:list-item>
          <text:list-item>
            <text:p text:style-name="P229"><text:span text:style-name="CharStyle44"><text:tab/></text:span><text:span text:style-name="CharStyle43">months. Meanwhile the men of Israel turned back to extermi­nate the inhabitants of Benja­min, destroying man and beast and everything they came across; the towns they set on fire.</text:span></text:p>
          </text:list-item>
        </text:list>
        <text:p text:style-name="P44"><text:span text:style-name="CharStyle44">O "I </text:span><text:span text:style-name="CharStyle43">Now the men of Israel had </text:span><text:span text:style-name="CharStyle44">1 “-*■ </text:span><text:span text:style-name="CharStyle43">sworn at Mizpah that none of them would marry his daugh-</text:span></text:p>
        <text:list xml:id="list8857274621276967685" text:style-name="L27">
          <text:list-item>
            <text:p text:style-name="P230"><text:span text:style-name="CharStyle44"><text:tab/></text:span><text:span text:style-name="CharStyle43">ter to a Benjamite. But the people were sorry for Benjamin, because the Eternal had made a gap in the clans of Israel.</text:span></text:p>
          </text:list-item>
          <text:list-item>
            <text:p text:style-name="P231"><text:span text:style-name="CharStyle44"><text:tab/></text:span><text:span text:style-name="CharStyle43">The sheikhs of the community said, “Where are we to get wives for the survivors, when the women of Benjamin have been</text:span></text:p>
          </text:list-item>
          <text:list-item>
            <text:p text:style-name="P232"><text:span text:style-name="CharStyle43"><text:tab/>destroyed?” They said, “How can we save a nucleus for Benja­min, to prevent a clan from</text:span><text:span text:style-name="CharStyle44"> fee-</text:span></text:p>
          </text:list-item>
          <text:list-item>
            <text:p text:style-name="P232"><text:span text:style-name="CharStyle44"><text:tab/></text:span><text:span text:style-name="CharStyle43">ing wiped out of Israel? We cannot let them have our daughters as their wives” </text:span><text:span text:style-name="CharStyle51">(for </text:span><text:span text:style-name="CharStyle43">the Israelites had sworn a curse on anyone who gave a </text:span><text:span text:style-name="CharStyle51">wife</text:span><text:span text:style-name="CharStyle43"> to</text:span></text:p>
          </text:list-item>
          <text:list-item>
            <text:p text:style-name="P233"><text:span text:style-name="CharStyle44"><text:tab/></text:span><text:span text:style-name="CharStyle43">any Benjamite!) But they be­thought them of the festival of the Eternal which was held every year at Shilo (north of Bethel, east of the road running from Bethel to Shechem, and</text:span></text:p>
          </text:list-item>
          <text:list-item>
            <text:p text:style-name="P234"><text:span text:style-name="CharStyle44"><text:tab/></text:span><text:span text:style-name="CharStyle43">south of Lebonah). They told the Benjamites to go and lie hid</text:span></text:p>
          </text:list-item>
          <text:list-item>
            <text:p text:style-name="P234"><text:span text:style-name="CharStyle44"><text:tab/></text:span><text:span text:style-name="CharStyle43">in the vineyards and watch; “When the girls of Shilo come out to dance, run out from the vineyards, seize each a </text:span><text:span text:style-name="CharStyle51">wife</text:span><text:span text:style-name="CharStyle43"> from</text:span></text:p>
          </text:list-item>
        </text:list>
        <text:p text:style-name="P43"><text:span text:style-name="CharStyle43">the girls of Shilo, and be off to the land of Benjamin. If</text:span><text:span text:style-name="CharStyle44"> 22 </text:span><text:span text:style-name="CharStyle43">their fathers or kinsmen come and complain to us, we mil say, ‘Pardon the men for carrying off their wives by force, for, if you had given them the girls, you would be guilty of breaking your oathl’ ”</text:span></text:p>
        <text:p text:style-name="P68"><text:span text:style-name="CharStyle43">The men of Benjamin did so. 23 They married the same number of wives as themselves, from the dancers whom they carried off; back they went to their own ter-</text:span><text:span text:style-name="CharStyle44"> 24 </text:span><text:span text:style-name="CharStyle43">ritory, built their towns, and peopled them.</text:span></text:p>
        <text:p text:style-name="P65"><text:span text:style-name="CharStyle9">The people went to Bethel, 2 where they sat before God till evening, wailing and weeping aloud. </text:span><text:span text:style-name="CharStyle11">“0</text:span><text:span text:style-name="CharStyle9"> Eternal, God of Is- 3 rael,” they cried, “why has this happened to Israel? Why is one clan missing from Israel to- 4 day?” Next day the people rose early and built an altar there, of­fering burnt-sacrifices and re­compense-sacrifices; then the Israelites asked, “Who out of all the clans of Israel has not at­tended the assembly of the Eter­nal?” (They had sworn a </text:span><text:span text:style-name="CharStyle11">5 </text:span><text:span text:style-name="CharStyle9">solemn oath that anyone who did not come up to the Eternal at Mizpah was to be put to death.) They said, “Which of 8 the clans of Israel has not come up to the Eternal at Mizpah?” Now, not a man had come to the 9 camp, to the assembly, from Jabesh in Gilead. So the 10 assembled nation sent twelve thousand of their bravest men with orders to “Go and mas­sacre the inhabitants of Jabesh in Gilead, along with the women and children. This is what n you are to do. Every male and every woman who has lain with a male you are to destroy, but spare the maidens.”</text:span></text:p>
        <text:p text:style-name="P65"><text:span text:style-name="CharStyle9">They did so. They found four 12</text:span></text:p>
        <text:p text:style-name="P98"><text:span text:style-name="CharStyle9">hundred maidens among the in­habitants of Jabesh in Gilead, girls who had never had inter­course with a man, and these they brought to the camp at Shilo in the land of Canaan.</text:span></text:p>
        <text:list xml:id="list5772600241568918515" text:style-name="L28">
          <text:list-item>
            <text:p text:style-name="P223"><text:span text:style-name="CharStyle9"><text:tab/>Then, as the Israelites were sorry for their kinsmen of Benjamin, saying, “One clan is cut off from</text:span></text:p>
          </text:list-item>
          <text:list-item>
            <text:p text:style-name="P223"><text:soft-page-break/><text:span text:style-name="CharStyle9"><text:tab/>Israel to-day! What are we to do about wives for the survivors, since we have sworn by the Eter­nal never to let them marry our</text:span></text:p>
          </text:list-item>
        </text:list>
        <text:p text:style-name="P31"><text:span text:style-name="CharStyle9">own daughters?” the entire as- 13 sembly sent word to the Benja- mites at the Cliff of Rimmon, announcing peace. Whereupon 14 the Benjamites returned, and the Israelites gave them the women they had spared from Jabesh in Gilead—although even so they could not provide for them all.</text:span></text:p>
        <text:p text:style-name="P65"><text:span text:style-name="CharStyle9">In those days there was no 25 king in Israel, and everyone did exactly as he pleased.</text:span></text:p>
      </text:section>
      <text:section text:style-name="Sect6" text:name="Section12">
        <text:h text:style-name="P117" text:outline-level="1"><text:bookmark-start text:name="bookmark1"/><text:span text:style-name="CharStyle4">1 SAMUEL</text:span><text:bookmark-end text:name="bookmark1"/></text:h>
      </text:section>
      <text:section text:style-name="Sect2" text:name="Section13">
        <text:p text:style-name="P3"/>
        <text:p text:style-name="P1"/>
      </text:section>
      <text:section text:style-name="Sect7" text:name="Section14">
        <text:p text:style-name="Body_20_text_20__28_2_29__20__2b__20_DropCap4">1<text:span text:style-name="CharStyle9"> There was a man of Ramah, a Zuphite from the highlands of Ephraim, whose name was Elka- nah—the son of Jeroham, the son of Elihu, the son of Tohu, the son of Zuph. He was an Ephraimite, and he had two 2 wives, one called Hannah and the other Peninnali; Peninnah had children, but Hannah had </text:span><text:span text:style-name="CharStyle11">3</text:span><text:span text:style-name="CharStyle9"> no children. Now this man used to go up from his town, year by year, to worship and to sacrifice to the Lord of hosts at Shilo, where Eli and his two sons, Hophni and Phinehas, were priests to the Eternal. 4 He used to give his wife Penin­nah and all her sons and daugh­ters shares of the sacrificial meat, but, though he loved 5 Hannah, he gave her only a sin­gle share, because the Eternal 6 had shut up her womb. Her rival used to taunt her bit­terly, to irritate her, because the Eternal had shut up her </text:span><text:span text:style-name="CharStyle11">7</text:span><text:span text:style-name="CharStyle9"> womb; and this went on year after year—whenever she went up to the house of the Eternal, she taunted Hannah.</text:span></text:p>
        <text:p text:style-name="P31"><text:span text:style-name="CharStyle11">4</text:span><text:span text:style-name="CharStyle9"> One day when Elkanah was sacrificing, Hannah wept and 8 would not eat. So her husband Elkanah said to her, “Hannah, why are you weeping? Why are you not eating? Why is your heart sad? Am I not more </text:span><text:span text:style-name="CharStyle11">9</text:span><text:span text:style-name="CharStyle9"> to you than ten sons?” But after they had eaten the boiled flesh and had drunk, Hannah rose and stood before the Eternal where Eli the priest was sitting on his chair at the door­posts of the temple of the Eter- io nal. With a sore heart she prayed to the Eternal, weeping II bitterly, and she made this vow:</text:span></text:p>
        <text:p text:style-name="P114"><text:span text:style-name="CharStyle11">“0</text:span><text:span text:style-name="CharStyle9"> Lord of hosts, if thou wilt in­deed look upon the plight of thy servant and remember me and not forget thy servant, but wilt give thy servant a son, then I will give him to the Eternal for the whole of his life; and no razor shall ever touch his head.”</text:span></text:p>
        <text:p text:style-name="P74"><text:span text:style-name="CharStyle9">As she went on praying be- 12 fore the Eternal, Eli noticed her mouth—for Hannah was 13 speaking to herself; only her lips moved, her voice was not heard. Eli thought she was drunk. So Eli said to her, 14 “How long will you go on, you drunken creature? Away with you, go and sleep ofi your drunkenness!” But Hannah 15 replied, “No, sir, I am a sorely tried woman, I have drunk neither wine nor liquor; I have been pouring out my soul be­fore the Eternal. Do not take 16 your servant for a depraved woman; it is under my stress of grief and provocation that I have been speaking all the time.” Then Eli answered, “Go 17 and prosper; may the God of Israel grant you what you have asked him!” And she said, 18 “May your servant find favour in your eyes!”</text:span></text:p>
        <text:p text:style-name="P74"><text:span text:style-name="CharStyle9">So the woman went away; she ate, and her face was sad no longer. In the morning they 19 rose, worshipped before the Eternal, and returned home to Ramah. Elkanah had inter­course with Hannah his wife, and the Eternal remembered her; so Hannah conceived, and at the 20 turn of the year she bore a son, calling his name Samuel or “God-asked.” “For,” she said,</text:span></text:p>
        <text:p text:style-name="P31"><text:span text:style-name="CharStyle9">“I asked the Eternal for him.”</text:span></text:p>
        <text:p text:style-name="P74"><text:span text:style-name="CharStyle9">Elkanah went up with all 21</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onsolas" svg:font-family="Consolas"/>
    <style:font-face style:name="David" svg:font-family="David"/>
    <style:font-face style:name="Franklin Gothic Medium" svg:font-family="'Franklin Gothic Medium'"/>
    <style:font-face style:name="Georgia" svg:font-family="Georgia"/>
    <style:font-face style:name="unifont" svg:font-family="unifont"/>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paragraph">
      <style:paragraph-properties fo:margin-left="0in" fo:margin-right="0in" fo:margin-top="0in" fo:margin-bottom="0in" loext:contextual-spacing="false" fo:line-height="100%" fo:text-align="start" style:justify-single-word="false" fo:text-indent="0in" style:auto-text-indent="false" style:page-number="auto" fo:background-color="transparent" style:text-autospace="ideograph-alpha" style:punctuation-wrap="hanging" style:line-break="strict" style:writing-mode="page">
        <style:background-image/>
      </style:paragraph-properties>
      <style:text-properties fo:color="#000000" style:text-position="0% 100%" style:font-name="unifont" fo:font-size="12pt" fo:letter-spacing="normal" fo:language="en" fo:country="US" style:font-name-asian="unifont" style:font-size-asian="12pt" style:language-asian="en" style:country-asian="US" style:font-name-complex="unifont" style:font-size-complex="12pt" style:language-complex="en" style:country-complex="US" style:text-scale="100%"/>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_20__23_1" style:display-name="Heading #1" style:family="paragraph" style:master-page-name="">
      <style:graphic-properties draw:fill="solid" draw:fill-color="#ffffff" draw:opacity="100%"/>
      <style:paragraph-properties fo:line-height="0in" fo:text-align="center" style:justify-single-word="false" style:page-number="auto" fo:background-color="#ffffff"/>
      <style:text-properties style:text-line-through-style="none" style:text-line-through-type="none" style:font-name="David" fo:font-family="David" fo:font-size="13pt" fo:font-style="normal" style:text-underline-style="none" fo:font-weight="bold" style:font-name-asian="David" style:font-family-asian="David" style:font-size-asian="13pt" style:font-style-asian="normal" style:font-weight-asian="bold" style:font-name-complex="David" style:font-family-complex="David" style:font-size-complex="13pt" style:font-style-complex="normal" style:font-weight-complex="bold"/>
    </style:style>
    <style:style style:name="Header_20_or_20_footer" style:display-name="Header or footer" style:family="paragraph" style:master-page-name="">
      <style:graphic-properties draw:fill="solid" draw:fill-color="#ffffff" draw:opacity="100%"/>
      <style:paragraph-properties fo:line-height="0in" style:page-number="auto" fo:background-color="#ffffff"/>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Body_20_text_20__28_2_29_" style:display-name="Body text (2)" style:family="paragraph" style:master-page-name="">
      <style:graphic-properties draw:fill="solid" draw:fill-color="#ffffff" draw:opacity="100%"/>
      <style:paragraph-properties fo:margin-left="0in" fo:margin-right="0in" fo:line-height="0.1272in" fo:text-indent="-0.2083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3_29_" style:display-name="Body text (3)" style:family="paragraph" style:master-page-name="">
      <style:graphic-properties draw:fill="solid" draw:fill-color="#ffffff" draw:opacity="100%"/>
      <style:paragraph-properties fo:margin-top="0in" fo:margin-bottom="0.0417in" loext:contextual-spacing="false" fo:line-height="0in" fo:text-align="center" style:justify-single-word="false" style:page-number="auto" fo:background-color="#ffffff"/>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Body_20_text_20__28_4_29_" style:display-name="Body text (4)" style:family="paragraph" style:master-page-name="">
      <style:graphic-properties draw:fill="solid" draw:fill-color="#ffffff" draw:opacity="100%"/>
      <style:paragraph-properties fo:margin-left="0in" fo:margin-right="0in" fo:line-height="0.1299in"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Table_20_of_20_contents" style:display-name="Table of contents"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5_29_" style:display-name="Body text (5)" style:family="paragraph" style:master-page-name="">
      <style:graphic-properties draw:fill="solid" draw:fill-color="#ffffff" draw:opacity="100%"/>
      <style:paragraph-properties fo:margin-left="0in" fo:margin-right="0in" fo:line-height="0.1272in" fo:text-align="justify" style:justify-single-word="false" fo:text-indent="0.1945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6_29_" style:display-name="Body text (6)" style:family="paragraph" style:master-page-name="">
      <style:graphic-properties draw:fill="solid" draw:fill-color="#ffffff" draw:opacity="100%"/>
      <style:paragraph-properties fo:margin-left="0in" fo:margin-right="0in" fo:line-height="0.1098in" fo:text-align="justify" style:justify-single-word="false" fo:text-indent="-0.1945in" style:auto-text-indent="false" style:page-number="auto" fo:background-color="#ffffff"/>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Body_20_text_20__28_7_29_" style:display-name="Body text (7)" style:family="paragraph" style:master-page-name="">
      <style:graphic-properties draw:fill="solid" draw:fill-color="#ffffff" draw:opacity="100%"/>
      <style:paragraph-properties fo:margin-left="0in" fo:margin-right="0in" fo:line-height="0.1272in" fo:text-align="justify" style:justify-single-word="false" fo:text-indent="0.1807in" style:auto-text-indent="false" style:page-number="auto" fo:background-color="#ffffff"/>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Body_20_text_20__28_8_29_" style:display-name="Body text (8)" style:family="paragraph" style:master-page-name="">
      <style:graphic-properties draw:fill="solid" draw:fill-color="#ffffff" draw:opacity="100%"/>
      <style:paragraph-properties fo:margin-left="0in" fo:margin-right="0in" fo:line-height="0.1272in" fo:text-align="justify" style:justify-single-word="false" fo:text-indent="-0.2083in" style:auto-text-indent="false" style:page-number="auto" fo:background-color="#ffffff"/>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Body_20_text_20__28_2_29__20__2b__20_DropCap1" style:display-name="Body text (2) + DropCap1" style:family="paragraph" style:parent-style-name="Body_20_text_20__28_2_29_" style:master-page-name="">
      <style:paragraph-properties fo:margin-left="0in" fo:margin-right="0in" fo:margin-top="0in" fo:margin-bottom="0in" loext:contextual-spacing="false" fo:text-align="start" style:justify-single-word="false" fo:text-indent="0.2083in" style:auto-text-indent="false" style:page-number="auto">
        <style:tab-stops>
          <style:tab-stop style:position="0.3374in"/>
        </style:tab-stops>
        <style:drop-cap style:lines="2" style:distance="0.0035in" style:style-name="DropCap1"/>
      </style:paragraph-properties>
    </style:style>
    <style:style style:name="Body_20_text_20__28_7_29__20__2b__20_DropCap2" style:display-name="Body text (7) + DropCap2" style:family="paragraph" style:parent-style-name="Body_20_text_20__28_7_29_" style:master-page-name="">
      <style:paragraph-properties fo:margin-left="0in" fo:margin-right="0in" fo:margin-top="0in" fo:margin-bottom="0in" loext:contextual-spacing="false" fo:text-indent="0.1807in" style:auto-text-indent="false" style:page-number="auto">
        <style:drop-cap style:lines="2" style:distance="0.0035in" style:style-name="DropCap3"/>
      </style:paragraph-properties>
    </style:style>
    <style:style style:name="Body_20_text_20__28_5_29__20__2b__20_DropCap3" style:display-name="Body text (5) + DropCap3" style:family="paragraph" style:parent-style-name="Body_20_text_20__28_5_29_" style:master-page-name="">
      <style:paragraph-properties fo:margin-left="0in" fo:margin-right="0in" fo:margin-top="0in" fo:margin-bottom="0in" loext:contextual-spacing="false" fo:text-indent="0.1945in" style:auto-text-indent="false" style:page-number="auto">
        <style:tab-stops>
          <style:tab-stop style:position="0.3437in"/>
        </style:tab-stops>
        <style:drop-cap style:lines="2" style:distance="0.0035in" style:style-name="DropCap2"/>
      </style:paragraph-properties>
    </style:style>
    <style:style style:name="Body_20_text_20__28_2_29__20__2b__20_DropCap4" style:display-name="Body text (2) + DropCap4" style:family="paragraph" style:parent-style-name="Body_20_text_20__28_2_29_" style:master-page-name="">
      <style:paragraph-properties fo:margin-left="0in" fo:margin-right="0in" fo:margin-top="0in" fo:margin-bottom="0in" loext:contextual-spacing="false" fo:text-align="start" style:justify-single-word="false" fo:text-indent="0.1807in" style:auto-text-indent="false" style:page-number="auto">
        <style:drop-cap style:lines="2" style:distance="0.0035in" style:style-name="DropCap4"/>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Text_20_body" style:display-name="Text body" style:family="paragraph" style:parent-style-name="Standard" style:class="text">
      <style:paragraph-properties fo:margin-top="0in" fo:margin-bottom="0.0972in" loext:contextual-spacing="false" fo:line-height="12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DefaultFontStyle" style:family="text">
      <style:text-properties fo:color="#000000" style:text-position="0% 100%" style:font-name="unifont" fo:font-family="unifont" fo:font-size="12pt" fo:letter-spacing="normal" fo:language="en" fo:country="US" style:font-name-asian="unifont" style:font-family-asian="unifont" style:font-size-asian="12pt" style:language-asian="en" style:country-asian="US" style:font-name-complex="unifont" style:font-family-complex="unifont" style:font-size-complex="12pt" style:language-complex="en" style:country-complex="US" style:text-scale="100%"/>
    </style:style>
    <style:style style:name="Hyperlink" style:family="text" style:parent-style-name="DefaultFontStyle">
      <style:text-properties fo:color="#0066cc" style:text-underline-style="solid" style:text-underline-width="auto" style:text-underline-color="font-color"/>
    </style:style>
    <style:style style:name="CharStyle4" style:family="text" style:parent-style-name="DefaultFontStyle">
      <style:text-properties style:text-line-through-style="none" style:text-line-through-type="none" style:font-name="David" fo:font-family="David" fo:font-size="13pt" fo:font-style="normal" style:text-underline-style="none" fo:font-weight="bold" style:font-name-asian="David" style:font-family-asian="David" style:font-size-asian="13pt" style:font-style-asian="normal" style:font-weight-asian="bold" style:font-name-complex="David" style:font-family-complex="David" style:font-size-complex="13pt" style:font-style-complex="normal" style:font-weight-complex="bold"/>
    </style:style>
    <style:style style:name="CharStyle6" style:family="text" style:parent-style-name="DefaultFontStyle">
      <style:text-properties style:text-line-through-style="none" style:text-line-through-type="none" style:font-name="David" fo:font-family="David" fo:font-size="10pt" fo:font-style="normal" style:text-underline-style="none" fo:font-weight="normal" style:font-name-asian="David" style:font-family-asian="David" style:font-size-asian="10pt" style:font-style-asian="normal" style:font-weight-asian="normal" style:font-name-complex="David" style:font-family-complex="David" style:font-size-complex="10pt" style:font-style-complex="normal" style:font-weight-complex="normal"/>
    </style:style>
    <style:style style:name="CharStyle7" style:family="text" style:parent-style-name="CharStyle6">
      <style:text-properties fo:color="#000000" style:text-position="0% 100%" fo:letter-spacing="normal" fo:language="en" fo:country="US" style:language-asian="en" style:country-asian="US" style:language-complex="en" style:country-complex="US" style:text-scale="100%"/>
    </style:style>
    <style:style style:name="CharStyle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1" style:family="text">
      <style:text-properties fo:color="#000000" style:text-line-through-style="none" style:text-line-through-type="none" style:text-position="32%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CharStyle11" style:family="text" style:parent-style-name="CharStyle9">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2" style:family="text" style:parent-style-name="CharStyle9">
      <style:text-properties fo:color="#000000" style:text-position="0% 100%" fo:font-size="8.5pt" fo:letter-spacing="normal" fo:language="en" fo:country="US" style:font-size-asian="8.5pt" style:language-asian="en" style:country-asian="US" style:font-size-complex="8.5pt" style:language-complex="en" style:country-complex="US" style:text-scale="100%"/>
    </style:style>
    <style:style style:name="CharStyle13"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14" style:family="text" style:parent-style-name="CharStyle9">
      <style:text-properties fo:color="#000000" style:text-position="0% 100%" style:font-name="David" fo:font-family="David" fo:font-size="9.5pt" fo:letter-spacing="normal"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15" style:family="text" style:parent-style-name="CharStyle9">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17" style:family="text" style:parent-style-name="DefaultFontStyle">
      <style:text-properties style:text-line-through-style="none" style:text-line-through-type="none" style:font-name="Georgia" fo:font-family="Georgia" fo:font-size="4.5pt" fo:font-style="normal" style:text-underline-style="none" fo:font-weight="normal" style:font-name-asian="Georgia" style:font-family-asian="Georgia" style:font-size-asian="4.5pt" style:font-style-asian="normal" style:font-weight-asian="normal" style:font-name-complex="Georgia" style:font-family-complex="Georgia" style:font-size-complex="4.5pt" style:font-style-complex="normal" style:font-weight-complex="normal"/>
    </style:style>
    <style:style style:name="CharStyle19"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1"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CharStyle22" style:family="text" style:parent-style-name="CharStyle9">
      <style:text-properties fo:color="#000000" style:text-position="0% 100%" fo:font-size="7pt" fo:letter-spacing="normal" fo:language="en" fo:country="US" fo:font-weight="bold" style:font-size-asian="7pt" style:language-asian="en" style:country-asian="US" style:font-weight-asian="bold" style:font-size-complex="7pt" style:language-complex="en" style:country-complex="US" style:font-weight-complex="bold" style:text-scale="100%"/>
    </style:style>
    <style:style style:name="CharStyle24"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2" style:family="text">
      <style:text-properties fo:color="#000000" style:text-line-through-style="none" style:text-line-through-type="none" style:text-position="35%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26" style:family="text" style:parent-style-name="CharStyle24">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27" style:family="text" style:parent-style-name="CharStyle9">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29" style:family="text" style:parent-style-name="DefaultFontStyle">
      <style:text-properties style:text-line-through-style="none" style:text-line-through-type="none" style:font-name="Georgia" fo:font-family="Georgia" fo:font-size="7pt" fo:font-style="normal" style:text-underline-style="none" fo:font-weight="bold" style:font-name-asian="Georgia" style:font-family-asian="Georgia" style:font-size-asian="7pt" style:font-style-asian="normal" style:font-weight-asian="bold" style:font-name-complex="Georgia" style:font-family-complex="Georgia" style:font-size-complex="7pt" style:font-style-complex="normal" style:font-weight-complex="bold"/>
    </style:style>
    <style:style style:name="CharStyle30" style:family="text" style:parent-style-name="CharStyle29">
      <style:text-properties fo:color="#000000" style:text-position="0% 100%" style:font-name="David" fo:font-family="David" fo:font-size="10pt" fo:letter-spacing="normal" fo:language="en" fo:country="US" fo:font-weight="normal" style:font-name-asian="David" style:font-family-asian="David" style:font-size-asian="10pt" style:language-asian="en" style:country-asian="US" style:font-weight-asian="normal" style:font-name-complex="David" style:font-family-complex="David" style:font-size-complex="10pt" style:language-complex="en" style:country-complex="US" style:font-weight-complex="normal" style:text-scale="150%"/>
    </style:style>
    <style:style style:name="CharStyle31" style:family="text" style:parent-style-name="CharStyle9">
      <style:text-propertie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32" style:family="text" style:parent-style-name="CharStyle9">
      <style:text-properties fo:color="#000000" style:text-position="0% 100%" fo:font-size="9pt" fo:letter-spacing="0.0071in" fo:language="en" fo:country="US" fo:font-weight="bold" style:font-size-asian="9pt" style:language-asian="en" style:country-asian="US" style:font-weight-asian="bold" style:font-size-complex="9pt" style:language-complex="en" style:country-complex="US" style:font-weight-complex="bold" style:text-scale="70%"/>
    </style:style>
    <style:style style:name="CharStyle33" style:family="text" style:parent-style-name="CharStyle19">
      <style:text-properties fo:color="#000000" style:text-position="0% 100%" fo:font-size="6.5pt" fo:letter-spacing="-0.0138in" fo:language="en" fo:country="US" fo:font-style="italic" style:font-size-asian="6.5pt" style:language-asian="en" style:country-asian="US" style:font-style-asian="italic" style:font-size-complex="6.5pt" style:language-complex="en" style:country-complex="US" style:font-style-complex="italic" style:text-scale="100%"/>
    </style:style>
    <style:style style:name="CharStyle34" style:family="text" style:parent-style-name="CharStyle19">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6" style:family="text" style:parent-style-name="DefaultFontStyle">
      <style:text-properties style:text-line-through-style="none" style:text-line-through-type="none" style:font-name="Georgia" fo:font-family="Georgia" fo:font-size="8.5pt" fo:font-style="normal" style:text-underline-style="none" fo:font-weight="normal" style:font-name-asian="Georgia" style:font-family-asian="Georgia" style:font-size-asian="8.5pt" style:font-style-asian="normal" style:font-weight-asian="normal" style:font-name-complex="Georgia" style:font-family-complex="Georgia" style:font-size-complex="8.5pt" style:font-style-complex="normal" style:font-weight-complex="normal"/>
    </style:style>
    <style:style style:name="DropCap3" style:family="text">
      <style:text-properties fo:color="#000000" style:text-line-through-style="none" style:text-line-through-type="none" style:text-position="28% 58%" style:font-name="Franklin Gothic Medium" fo:font-family="'Franklin Gothic Medium'" fo:font-size="17pt" fo:letter-spacing="normal" fo:font-style="normal" style:text-underline-style="none" fo:font-weight="normal" style:font-name-asian="Franklin Gothic Medium" style:font-family-asian="'Franklin Gothic Medium'" style:font-size-asian="17pt" style:font-style-asian="normal" style:font-weight-asian="normal" style:font-name-complex="Franklin Gothic Medium" style:font-family-complex="'Franklin Gothic Medium'" style:font-size-complex="17pt" style:font-style-complex="normal" style:font-weight-complex="normal" style:text-scale="100%"/>
    </style:style>
    <style:style style:name="CharStyle38" style:family="text" style:parent-style-name="CharStyle36">
      <style:text-properties fo:color="#000000" style:text-position="0% 100%" style:font-name="David" fo:font-family="David" fo:font-size="9.5pt" fo:letter-spacing="-0.0071in" fo:language="en" fo:country="US" style:font-name-asian="David" style:font-family-asian="David" style:font-size-asian="9.5pt" style:language-asian="en" style:country-asian="US" style:font-name-complex="David" style:font-family-complex="David" style:font-size-complex="9.5pt" style:language-complex="en" style:country-complex="US" style:text-scale="100%"/>
    </style:style>
    <style:style style:name="CharStyle39" style:family="text" style:parent-style-name="CharStyle19">
      <style:text-properties fo:font-variant="small-caps" fo:color="#000000" style:text-position="0% 100%" fo:letter-spacing="normal" fo:language="en" fo:country="US" style:language-asian="en" style:country-asian="US" style:language-complex="en" style:country-complex="US" style:text-scale="100%"/>
    </style:style>
    <style:style style:name="CharStyle40" style:family="text" style:parent-style-name="CharStyle9">
      <style:text-properties fo:color="#000000" style:text-position="0% 100%" fo:font-size="8pt" fo:letter-spacing="normal" fo:language="en" fo:country="US" fo:font-weight="normal" style:font-size-asian="8pt" style:language-asian="en" style:country-asian="US" style:font-weight-asian="normal" style:font-size-complex="8pt" style:language-complex="en" style:country-complex="US" style:font-weight-complex="normal" style:text-scale="100%"/>
    </style:style>
    <style:style style:name="CharStyle41" style:family="text" style:parent-style-name="CharStyle9">
      <style:text-properties fo:font-variant="small-caps" fo:color="#000000" style:text-position="0% 100%" fo:letter-spacing="normal" fo:language="en" fo:country="US" style:language-asian="en" style:country-asian="US" style:language-complex="en" style:country-complex="US" style:text-scale="100%"/>
    </style:style>
    <style:style style:name="CharStyle43" style:family="text" style:parent-style-name="DefaultFontStyle">
      <style:text-properties style:text-line-through-style="none" style:text-line-through-type="none" style:font-name="Georgia" fo:font-family="Georgia" fo:font-size="8.5pt" fo:font-style="italic" style:text-underline-style="none" fo:font-weight="normal" style:font-name-asian="Georgia" style:font-family-asian="Georgia" style:font-size-asian="8.5pt" style:font-style-asian="italic" style:font-weight-asian="normal" style:font-name-complex="Georgia" style:font-family-complex="Georgia" style:font-size-complex="8.5pt" style:font-style-complex="italic" style:font-weight-complex="normal"/>
    </style:style>
    <style:style style:name="CharStyle44" style:family="text" style:parent-style-name="CharStyle43">
      <style:text-properties fo:color="#000000" style:text-position="0% 100%" fo:letter-spacing="normal" fo:language="en" fo:country="US" fo:font-style="normal" style:language-asian="en" style:country-asian="US" style:font-style-asian="normal" style:language-complex="en" style:country-complex="US" style:font-style-complex="normal" style:text-scale="100%"/>
    </style:style>
    <style:style style:name="CharStyle45" style:family="text" style:parent-style-name="CharStyle43">
      <style:text-properties fo:color="#000000" style:text-position="0% 100%" style:font-name="David" fo:font-family="David" fo:font-size="10pt" fo:letter-spacing="normal" fo:language="en" fo:country="US" style:font-name-asian="David" style:font-family-asian="David" style:font-size-asian="10pt" style:language-asian="en" style:country-asian="US" style:font-name-complex="David" style:font-family-complex="David" style:font-size-complex="10pt" style:language-complex="en" style:country-complex="US" style:text-scale="100%"/>
    </style:style>
    <style:style style:name="CharStyle46" style:family="text" style:parent-style-name="CharStyle43">
      <style:text-properties fo:color="#000000" style:text-position="0% 100%" style:font-name="David" fo:font-family="David" fo:font-size="9.5pt" fo:letter-spacing="normal" fo:language="en" fo:country="US" fo:font-style="normal" style:font-name-asian="David" style:font-family-asian="David" style:font-size-asian="9.5pt" style:language-asian="en" style:country-asian="US" style:font-style-asian="normal" style:font-name-complex="David" style:font-family-complex="David" style:font-size-complex="9.5pt" style:language-complex="en" style:country-complex="US" style:font-style-complex="normal" style:text-scale="100%"/>
    </style:style>
    <style:style style:name="CharStyle47" style:family="text" style:parent-style-name="CharStyle9">
      <style:text-properties fo:font-variant="small-caps" fo:color="#000000" style:text-position="0% 100%" fo:letter-spacing="normal" fo:language="en" fo:country="US" fo:font-style="italic" style:language-asian="en" style:country-asian="US" style:font-style-asian="italic" style:language-complex="en" style:country-complex="US" style:font-style-complex="italic" style:text-scale="100%"/>
    </style:style>
    <style:style style:name="CharStyle48" style:family="text" style:parent-style-name="CharStyle19">
      <style:text-properties fo:color="#000000" style:text-position="0% 100%" style:font-name="Franklin Gothic Medium" fo:font-family="'Franklin Gothic Medium'" fo:letter-spacing="normal" fo:language="en" fo:country="US" fo:font-style="italic" fo:font-weight="normal" style:font-name-asian="Franklin Gothic Medium" style:font-family-asian="'Franklin Gothic Medium'" style:language-asian="en" style:country-asian="US" style:font-style-asian="italic" style:font-weight-asian="normal" style:font-name-complex="Franklin Gothic Medium" style:font-family-complex="'Franklin Gothic Medium'" style:language-complex="en" style:country-complex="US" style:font-style-complex="italic" style:font-weight-complex="normal" style:text-scale="100%"/>
    </style:style>
    <style:style style:name="CharStyle49" style:family="text" style:parent-style-name="CharStyle9">
      <style:text-properties fo:color="#000000" style:text-position="0% 100%" fo:font-size="8pt" fo:letter-spacing="normal" fo:language="en" fo:country="US" style:font-size-asian="8pt" style:language-asian="en" style:country-asian="US" style:font-size-complex="8pt" style:language-complex="en" style:country-complex="US" style:text-scale="100%"/>
    </style:style>
    <style:style style:name="CharStyle50" style:family="text" style:parent-style-name="CharStyle9">
      <style:text-properties fo:color="#000000" style:text-position="0% 100%" style:font-name="David" fo:font-family="David" fo:font-size="10pt" fo:letter-spacing="normal" fo:language="en" fo:country="US" fo:font-style="italic" style:font-name-asian="David" style:font-family-asian="David" style:font-size-asian="10pt" style:language-asian="en" style:country-asian="US" style:font-style-asian="italic" style:font-name-complex="David" style:font-family-complex="David" style:font-size-complex="10pt" style:language-complex="en" style:country-complex="US" style:font-style-complex="italic" style:text-scale="100%"/>
    </style:style>
    <style:style style:name="CharStyle51" style:family="text" style:parent-style-name="CharStyle43">
      <style:text-properties fo:color="#000000" style:text-position="0% 100%" fo:letter-spacing="0.0138in" fo:language="en" fo:country="US" style:language-asian="en" style:country-asian="US" style:language-complex="en" style:country-complex="US" style:text-scale="100%"/>
    </style:style>
    <style:style style:name="DropCap4" style:family="text">
      <style:text-properties fo:color="#000000" style:text-line-through-style="none" style:text-line-through-type="none" style:text-position="32% 58%" style:font-name="Consolas" fo:font-family="Consolas" fo:font-size="19pt" fo:letter-spacing="normal" fo:font-style="normal" style:text-underline-style="none" fo:font-weight="normal" style:font-name-asian="Consolas" style:font-family-asian="Consolas" style:font-size-asian="19pt" style:font-style-asian="normal" style:font-weight-asian="normal" style:font-name-complex="Consolas" style:font-family-complex="Consolas" style:font-size-complex="19pt" style:font-style-complex="normal" style:font-weight-complex="normal" style:text-scale="100%"/>
    </style:style>
    <style:style style:name="Frame"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style:text-properties fo:font-size="1pt" style:font-size-asian="1pt" style:font-size-complex="1pt"/>
    </style:style>
    <style:style style:name="MP2" style:family="paragraph" style:parent-style-name="Footer" style:master-page-name="">
      <style:paragraph-properties style:page-number="auto"/>
      <style:text-properties fo:font-size="1pt" style:font-size-asian="1pt" style:font-size-complex="1pt"/>
    </style:style>
    <style:style style:name="MP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style>
    <style:style style:name="MP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98in" style:type="right"/>
        </style:tab-stops>
      </style:paragraph-properties>
    </style:style>
    <style:style style:name="MP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634in" style:type="right"/>
        </style:tab-stops>
      </style:paragraph-properties>
    </style:style>
    <style:style style:name="MP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65in" style:type="right"/>
        </style:tab-stops>
      </style:paragraph-properties>
    </style:style>
    <style:style style:name="MP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99in" style:type="right"/>
        </style:tab-stops>
      </style:paragraph-properties>
    </style:style>
    <style:style style:name="MP8"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72in" style:type="right"/>
        </style:tab-stops>
      </style:paragraph-properties>
    </style:style>
    <style:style style:name="MP9"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5in" style:type="right"/>
        </style:tab-stops>
      </style:paragraph-properties>
    </style:style>
    <style:style style:name="MP10"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429in" style:type="right"/>
        </style:tab-stops>
      </style:paragraph-properties>
    </style:style>
    <style:style style:name="MP11"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28in" style:type="right"/>
        </style:tab-stops>
      </style:paragraph-properties>
    </style:style>
    <style:style style:name="MP12"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902in" style:type="right"/>
        </style:tab-stops>
      </style:paragraph-properties>
    </style:style>
    <style:style style:name="MP13"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701in" style:type="right"/>
        </style:tab-stops>
      </style:paragraph-properties>
    </style:style>
    <style:style style:name="MP14"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98in" style:type="right"/>
        </style:tab-stops>
      </style:paragraph-properties>
    </style:style>
    <style:style style:name="MP15"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071in" style:type="right"/>
        </style:tab-stops>
      </style:paragraph-properties>
    </style:style>
    <style:style style:name="MP16"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3866in" style:type="right"/>
        </style:tab-stops>
      </style:paragraph-properties>
    </style:style>
    <style:style style:name="MP17" style:family="paragraph" style:parent-style-name="Header_20_or_20_footer" style:master-page-name="">
      <style:paragraph-properties fo:margin-left="0in" fo:margin-right="0in" fo:margin-top="0in" fo:margin-bottom="0in" loext:contextual-spacing="false" fo:line-height="100%" fo:text-align="start" style:justify-single-word="false" fo:text-indent="0in" style:auto-text-indent="false" style:page-number="auto">
        <style:tab-stops>
          <style:tab-stop style:position="2.4134in" style:type="right"/>
        </style:tab-stops>
      </style:paragraph-properties>
    </style:style>
    <style:style style:name="MT1" style:family="text"/>
    <style:style style:name="Mfr1" style:family="graphic" style:parent-style-name="Frame">
      <style:graphic-properties fo:margin-left="0.0398in" fo:margin-right="0.0398in" fo:margin-top="0in" fo:margin-bottom="0in" style:wrap="run-through" style:number-wrapped-paragraphs="no-limit" style:vertical-pos="from-top" style:vertical-rel="page" style:horizontal-pos="from-left" style:horizontal-rel="page" fo:background-color="#ffffff" style:background-transparency="100%" draw:fill="solid" draw:fill-color="#ffffff" draw:opacity="0%" fo:padding="0in" fo:border="none" style:flow-with-tex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264in" fo:margin-left="0in" fo:margin-right="0in" fo:margin-bottom="0in"/>
      </style:header-style>
      <style:footer-style>
        <style:header-footer-properties fo:min-height="3.7965in" fo:margin-left="0in" fo:margin-right="0in" fo:margin-top="3.7965in"/>
      </style:footer-style>
    </style:page-layout>
    <style:page-layout style:name="Mpm3">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146in" fo:margin-left="0in" fo:margin-right="0in" fo:margin-bottom="0in"/>
      </style:header-style>
      <style:footer-style>
        <style:header-footer-properties fo:min-height="3.6909in" fo:margin-left="0in" fo:margin-right="0in" fo:margin-top="3.6909in"/>
      </style:footer-style>
    </style:page-layout>
    <style:page-layout style:name="Mpm4">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7728in" fo:margin-left="0in" fo:margin-right="0in" fo:margin-bottom="0in"/>
      </style:header-style>
      <style:footer-style>
        <style:header-footer-properties fo:min-height="3.6398in" fo:margin-left="0in" fo:margin-right="0in" fo:margin-top="3.6398in"/>
      </style:footer-style>
    </style:page-layout>
    <style:page-layout style:name="Mpm5">
      <style:page-layout-properties fo:page-width="8.5in" fo:page-height="11in" style:num-format="1" style:print-orientation="portrait"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811in" fo:margin-left="0in" fo:margin-right="0in" fo:margin-bottom="0in"/>
      </style:header-style>
      <style:footer-style>
        <style:header-footer-properties fo:min-height="3.6846in" fo:margin-left="0in" fo:margin-right="0in" fo:margin-top="3.6846in"/>
      </style:footer-style>
    </style:page-layout>
  </office:automatic-styles>
  <office:master-styles>
    <style:master-page style:name="Standard" style:page-layout-name="Mpm1"/>
    <style:master-page style:name="PageStyle0" style:page-layout-name="Mpm2">
      <style:header>
        <text:p text:style-name="MP1"/>
      </style:header>
      <style:header-left>
        <text:p text:style-name="MP1"/>
      </style:header-left>
      <style:footer>
        <text:p text:style-name="MP2"><draw:frame draw:style-name="Mfr1" draw:name="Frame1" text:anchor-type="paragraph" svg:x="2.6965in" svg:y="7.2071in" draw:z-index="0"><draw:text-box fo:min-height="0.0902in" fo:min-width="0.1736in"><text:p text:style-name="MP3"><text:page-number text:select-page="current">271</text:page-number></text:p></draw:text-box></draw:frame></text:p>
      </style:footer>
      <style:footer-left>
        <text:p text:style-name="MP2"><draw:frame draw:style-name="Mfr1" draw:name="1" text:anchor-type="paragraph" svg:x="2.6965in" svg:y="7.2071in" draw:z-index="0"><draw:text-box fo:min-height="0.0902in" fo:min-width="0.1736in"><text:p text:style-name="MP3"><text:page-number text:select-page="current">272</text:page-number></text:p></draw:text-box></draw:frame></text:p>
      </style:footer-left>
    </style:master-page>
    <style:master-page style:name="PageStyle1" style:page-layout-name="Mpm3">
      <style:header>
        <text:p text:style-name="MP1"><draw:frame draw:style-name="Mfr1" draw:name="2" text:anchor-type="paragraph" svg:x="3.6335in" svg:y="0.4752in" draw:z-index="9"><draw:text-box fo:min-height="0.1035in" fo:min-width="2.3598in"><text:p text:style-name="MP4"><text:span text:style-name="CharStyle7">JUDGES 3<text:tab/></text:span><text:page-number text:select-page="current">277</text:page-number></text:p></draw:text-box></draw:frame></text:p>
      </style:header>
      <style:header-left>
        <text:p text:style-name="MP1"><draw:frame draw:style-name="Mfr1" draw:name="3" text:anchor-type="paragraph" svg:x="1.9319in" svg:y="0.4783in" draw:z-index="8"><draw:text-box fo:min-height="0.1in" fo:min-width="2.3634in"><text:p text:style-name="MP5"><text:page-number text:select-page="current">276</text:page-number><text:span text:style-name="CharStyle7"><text:tab/>JUDGES 2</text:span></text:p></draw:text-box></draw:frame></text:p>
      </style:header-left>
      <style:footer>
        <text:p text:style-name="MP2"/>
      </style:footer>
      <style:footer-left>
        <text:p text:style-name="MP2"/>
      </style:footer-left>
    </style:master-page>
    <style:master-page style:name="PageStyle2" style:page-layout-name="Mpm3">
      <style:header>
        <text:p text:style-name="MP1"><draw:frame draw:style-name="Mfr1" draw:name="4" text:anchor-type="paragraph" svg:x="3.6283in" svg:y="0.4783in" draw:z-index="12"><draw:text-box fo:min-height="0.1in" fo:min-width="2.3465in"><text:p text:style-name="MP6"><text:span text:style-name="CharStyle7">JUDGES 4<text:tab/></text:span><text:page-number text:select-page="current">277</text:page-number></text:p></draw:text-box></draw:frame></text:p>
      </style:header>
      <style:header-left>
        <text:p text:style-name="MP1"><draw:frame draw:style-name="Mfr1" draw:name="5" text:anchor-type="paragraph" svg:x="1.9165in" svg:y="0.4717in" draw:z-index="11"><draw:text-box fo:min-height="0.1035in" fo:min-width="2.3799in"><text:p text:style-name="MP7"><text:page-number text:select-page="current">276</text:page-number><text:span text:style-name="CharStyle7"><text:tab/>JUDGES 5</text:span></text:p></draw:text-box></draw:frame></text:p>
      </style:header-left>
      <style:footer>
        <text:p text:style-name="MP2"/>
      </style:footer>
      <style:footer-left>
        <text:p text:style-name="MP2"/>
      </style:footer-left>
    </style:master-page>
    <style:master-page style:name="PageStyle3" style:page-layout-name="Mpm3">
      <style:header>
        <text:p text:style-name="MP1"><draw:frame draw:style-name="Mfr1" draw:name="6" text:anchor-type="paragraph" svg:x="3.6571in" svg:y="0.4984in" draw:z-index="13"><draw:text-box fo:min-height="0.1071in" fo:min-width="2.3634in"><text:p text:style-name="MP5"><text:span text:style-name="CharStyle7">JUDGES (5<text:tab/></text:span><text:page-number text:select-page="current">277</text:page-number></text:p></draw:text-box></draw:frame></text:p>
      </style:header>
      <style:header-left>
        <text:p text:style-name="MP1"><draw:frame draw:style-name="Mfr1" draw:name="7" text:anchor-type="paragraph" svg:x="3.6571in" svg:y="0.4984in" draw:z-index="0"><draw:text-box fo:min-height="0.1071in" fo:min-width="2.3634in"><text:p text:style-name="MP5"><text:span text:style-name="CharStyle7">JUDGES (5<text:tab/></text:span><text:page-number text:select-page="current">278</text:page-number></text:p></draw:text-box></draw:frame></text:p>
      </style:header-left>
      <style:footer>
        <text:p text:style-name="MP2"/>
      </style:footer>
      <style:footer-left>
        <text:p text:style-name="MP2"/>
      </style:footer-left>
    </style:master-page>
    <style:master-page style:name="PageStyle4" style:page-layout-name="Mpm3">
      <style:header>
        <text:p text:style-name="MP1"><draw:frame draw:style-name="Mfr1" draw:name="8" text:anchor-type="paragraph" svg:x="1.9417in" svg:y="0.5016in" draw:z-index="14"><draw:text-box fo:min-height="0.1035in" fo:min-width="2.3764in"><text:p text:style-name="MP8"><text:page-number text:select-page="current">278</text:page-number><text:span text:style-name="CharStyle7"><text:tab/>JUDGES 6</text:span></text:p></draw:text-box></draw:frame></text:p>
      </style:header>
      <style:footer>
        <text:p text:style-name="MP2"/>
      </style:footer>
    </style:master-page>
    <style:master-page style:name="PageStyle5" style:page-layout-name="Mpm4">
      <style:header>
        <text:p text:style-name="MP1"><draw:frame draw:style-name="Mfr1" draw:name="9" text:anchor-type="paragraph" svg:x="3.848in" svg:y="0.5598in" draw:z-index="15"><draw:text-box fo:min-height="0.1071in" fo:min-width="2.35in"><text:p text:style-name="MP9"><text:span text:style-name="CharStyle7">JUDGES 7<text:tab/></text:span><text:page-number text:select-page="current">279</text:page-number></text:p></draw:text-box></draw:frame></text:p>
      </style:header>
      <style:header-left>
        <text:p text:style-name="MP1"><draw:frame draw:style-name="Mfr1" draw:name="10" text:anchor-type="paragraph" svg:x="3.848in" svg:y="0.5598in" draw:z-index="0"><draw:text-box fo:min-height="0.1071in" fo:min-width="2.35in"><text:p text:style-name="MP9"><text:span text:style-name="CharStyle7">JUDGES 7<text:tab/></text:span><text:page-number text:select-page="current">280</text:page-number></text:p></draw:text-box></draw:frame></text:p>
      </style:header-left>
      <style:footer>
        <text:p text:style-name="MP2"/>
      </style:footer>
      <style:footer-left>
        <text:p text:style-name="MP2"/>
      </style:footer-left>
    </style:master-page>
    <style:master-page style:name="PageStyle6" style:page-layout-name="Mpm4">
      <style:header>
        <text:p text:style-name="MP1"><draw:frame draw:style-name="Mfr1" draw:name="11" text:anchor-type="paragraph" svg:x="3.8445in" svg:y="0.5701in" draw:z-index="18"><draw:text-box fo:min-height="0.1071in" fo:min-width="2.3429in"><text:p text:style-name="MP10"><text:span text:style-name="CharStyle7">JUDGES 8<text:tab/></text:span><text:page-number text:select-page="current">283</text:page-number></text:p></draw:text-box></draw:frame></text:p>
      </style:header>
      <style:header-left>
        <text:p text:style-name="MP1"><draw:frame draw:style-name="Mfr1" draw:name="12" text:anchor-type="paragraph" svg:x="2.1217in" svg:y="0.5563in" draw:z-index="17"><draw:text-box fo:min-height="0.1071in" fo:min-width="2.3736in"><text:p text:style-name="MP11"><text:page-number text:select-page="current">282</text:page-number><text:span text:style-name="CharStyle7"><text:tab/>JUDGES 9</text:span></text:p></draw:text-box></draw:frame></text:p>
      </style:header-left>
      <style:footer>
        <text:p text:style-name="MP2"/>
      </style:footer>
      <style:footer-left>
        <text:p text:style-name="MP2"/>
      </style:footer-left>
    </style:master-page>
    <style:master-page style:name="PageStyle7" style:page-layout-name="Mpm4">
      <style:header>
        <text:p text:style-name="MP1"><draw:frame draw:style-name="Mfr1" draw:name="13" text:anchor-type="paragraph" svg:x="3.798in" svg:y="0.5535in" draw:z-index="20"><draw:text-box fo:min-height="0.1035in" fo:min-width="2.3902in"><text:p text:style-name="MP12"><text:span text:style-name="CharStyle7">JUDGES 11<text:tab/></text:span><text:page-number text:select-page="current">287</text:page-number></text:p></draw:text-box></draw:frame></text:p>
      </style:header>
      <style:header-left>
        <text:p text:style-name="MP1"><draw:frame draw:style-name="Mfr1" draw:name="14" text:anchor-type="paragraph" svg:x="2.128in" svg:y="0.55in" draw:z-index="22"><draw:text-box fo:min-height="0.1134in" fo:min-width="2.3701in"><text:p text:style-name="MP13"><text:page-number text:select-page="current">286</text:page-number><text:span text:style-name="CharStyle7"><text:tab/>JUDGES 9</text:span></text:p></draw:text-box></draw:frame></text:p>
      </style:header-left>
      <style:footer>
        <text:p text:style-name="MP2"/>
      </style:footer>
      <style:footer-left>
        <text:p text:style-name="MP2"/>
      </style:footer-left>
    </style:master-page>
    <style:master-page style:name="PageStyle8" style:page-layout-name="Mpm4">
      <style:header>
        <text:p text:style-name="MP1"><draw:frame draw:style-name="Mfr1" draw:name="15" text:anchor-type="paragraph" svg:x="3.8165in" svg:y="0.5366in" draw:z-index="28"><draw:text-box fo:min-height="0.1071in" fo:min-width="2.3736in"><text:p text:style-name="MP11"><text:span text:style-name="CharStyle7">JUDGES 16<text:tab/></text:span><text:page-number text:select-page="current">291</text:page-number></text:p></draw:text-box></draw:frame></text:p>
      </style:header>
      <style:header-left>
        <text:p text:style-name="MP1"><draw:frame draw:style-name="Mfr1" draw:name="16" text:anchor-type="paragraph" svg:x="2.1193in" svg:y="0.5335in" draw:z-index="25"><draw:text-box fo:min-height="0.1035in" fo:min-width="2.4098in"><text:p text:style-name="MP14"><text:page-number text:select-page="current">292</text:page-number><text:span text:style-name="CharStyle7"><text:tab/>JUDGES 15</text:span></text:p></draw:text-box></draw:frame></text:p>
      </style:header-left>
      <style:footer>
        <text:p text:style-name="MP2"/>
      </style:footer>
      <style:footer-left>
        <text:p text:style-name="MP2"/>
      </style:footer-left>
    </style:master-page>
    <style:master-page style:name="PageStyle9" style:page-layout-name="Mpm4">
      <style:header>
        <text:p text:style-name="MP1"><draw:frame draw:style-name="Mfr1" draw:name="17" text:anchor-type="paragraph" svg:x="3.8047in" svg:y="0.5335in" draw:z-index="32"><draw:text-box fo:min-height="0.1035in" fo:min-width="2.3902in"><text:p text:style-name="MP12"><text:span text:style-name="CharStyle7">JUDGES 19<text:tab/></text:span><text:page-number text:select-page="current">295</text:page-number></text:p></draw:text-box></draw:frame></text:p>
      </style:header>
      <style:header-left>
        <text:p text:style-name="MP1"><draw:frame draw:style-name="Mfr1" draw:name="18" text:anchor-type="paragraph" svg:x="2.1134in" svg:y="0.5299in" draw:z-index="30"><draw:text-box fo:min-height="0.1035in" fo:min-width="2.4071in"><text:p text:style-name="MP15"><text:page-number text:select-page="current">296</text:page-number><text:span text:style-name="CharStyle7"><text:tab/>JUDGES 18</text:span></text:p></draw:text-box></draw:frame></text:p>
      </style:header-left>
      <style:footer>
        <text:p text:style-name="MP2"/>
      </style:footer>
      <style:footer-left>
        <text:p text:style-name="MP2"/>
      </style:footer-left>
    </style:master-page>
    <style:master-page style:name="PageStyle10" style:page-layout-name="Mpm4">
      <style:header>
        <text:p text:style-name="MP1"><draw:frame draw:style-name="Mfr1" draw:name="19" text:anchor-type="paragraph" svg:x="2.0917in" svg:y="0.5335in" draw:z-index="0"><draw:text-box fo:min-height="0.1035in" fo:min-width="2.4098in"><text:p text:style-name="MP14"><text:page-number text:select-page="current">297</text:page-number><text:span text:style-name="CharStyle7"><text:tab/>JUDGES 19</text:span></text:p></draw:text-box></draw:frame></text:p>
      </style:header>
      <style:header-left>
        <text:p text:style-name="MP1"><draw:frame draw:style-name="Mfr1" draw:name="20" text:anchor-type="paragraph" svg:x="2.0917in" svg:y="0.5335in" draw:z-index="33"><draw:text-box fo:min-height="0.1035in" fo:min-width="2.4098in"><text:p text:style-name="MP14"><text:page-number text:select-page="current">296</text:page-number><text:span text:style-name="CharStyle7"><text:tab/>JUDGES 19</text:span></text:p></draw:text-box></draw:frame></text:p>
      </style:header-left>
      <style:footer>
        <text:p text:style-name="MP2"/>
      </style:footer>
      <style:footer-left>
        <text:p text:style-name="MP2"/>
      </style:footer-left>
    </style:master-page>
    <style:master-page style:name="PageStyle11" style:page-layout-name="Mpm4">
      <style:header>
        <text:p text:style-name="MP1"><draw:frame draw:style-name="Mfr1" draw:name="21" text:anchor-type="paragraph" svg:x="3.7945in" svg:y="0.5335in" draw:z-index="35"><draw:text-box fo:min-height="0.1035in" fo:min-width="2.3866in"><text:p text:style-name="MP16"><text:span text:style-name="CharStyle7">JUDGES 20<text:tab/></text:span><text:page-number text:select-page="current">297</text:page-number></text:p></draw:text-box></draw:frame></text:p>
      </style:header>
      <style:footer>
        <text:p text:style-name="MP2"/>
      </style:footer>
    </style:master-page>
    <style:master-page style:name="PageStyle12" style:page-layout-name="Mpm4">
      <style:header>
        <text:p text:style-name="MP1"><draw:frame draw:style-name="Mfr1" draw:name="22" text:anchor-type="paragraph" svg:x="2.1228in" svg:y="0.5335in" draw:z-index="0"><draw:text-box fo:min-height="0.1035in" fo:min-width="2.4134in"><text:p text:style-name="MP17"><text:page-number text:select-page="current">299</text:page-number><text:span text:style-name="CharStyle7"><text:tab/>JUDGES 20</text:span></text:p></draw:text-box></draw:frame></text:p>
      </style:header>
      <style:header-left>
        <text:p text:style-name="MP1"><draw:frame draw:style-name="Mfr1" draw:name="23" text:anchor-type="paragraph" svg:x="2.1228in" svg:y="0.5335in" draw:z-index="36"><draw:text-box fo:min-height="0.1035in" fo:min-width="2.4134in"><text:p text:style-name="MP17"><text:page-number text:select-page="current">298</text:page-number><text:span text:style-name="CharStyle7"><text:tab/>JUDGES 20</text:span></text:p></draw:text-box></draw:frame></text:p>
      </style:header-left>
      <style:footer>
        <text:p text:style-name="MP2"/>
      </style:footer>
      <style:footer-left>
        <text:p text:style-name="MP2"/>
      </style:footer-left>
    </style:master-page>
    <style:master-page style:name="PageStyle13" style:page-layout-name="Mpm4">
      <style:header>
        <text:p text:style-name="MP1"><draw:frame draw:style-name="Mfr1" draw:name="24" text:anchor-type="paragraph" svg:x="3.8217in" svg:y="0.5465in" draw:z-index="37"><draw:text-box fo:min-height="0.1035in" fo:min-width="2.3764in"><text:p text:style-name="MP8"><text:span text:style-name="CharStyle7">JUDGES 21<text:tab/></text:span><text:page-number text:select-page="current">301</text:page-number></text:p></draw:text-box></draw:frame></text:p>
      </style:header>
      <style:header-left>
        <text:p text:style-name="MP1"><draw:frame draw:style-name="Mfr1" draw:name="25" text:anchor-type="paragraph" svg:x="2.0835in" svg:y="0.5335in" draw:z-index="34"><draw:text-box fo:min-height="0.1035in" fo:min-width="2.4134in"><text:p text:style-name="MP17"><text:page-number text:select-page="current">300</text:page-number><text:span text:style-name="CharStyle7"><text:tab/>JUDGES 21</text:span></text:p></draw:text-box></draw:frame></text:p>
      </style:header-left>
      <style:footer>
        <text:p text:style-name="MP2"/>
      </style:footer>
      <style:footer-left>
        <text:p text:style-name="MP2"/>
      </style:footer-left>
    </style:master-page>
    <style:master-page style:name="PageStyle14" style:page-layout-name="Mpm5">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subject/>
    <meta:initial-creator/>
    <meta:keyword/>
    <meta:document-statistic meta:table-count="0" meta:image-count="5" meta:object-count="0" meta:page-count="35" meta:paragraph-count="519" meta:word-count="17408" meta:character-count="91065" meta:non-whitespace-character-count="74204"/>
    <meta:generator>LibreOffice/4.4.5.2$Windows_x86 LibreOffice_project/a22f674fd25a3b6f45bdebf25400ed2adff0ff99</meta:generator>
  </office:meta>
</office:document-meta>
</file>